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4.044cm"/>
    </style:style>
    <style:style style:name="co3" style:family="table-column">
      <style:table-column-properties fo:break-before="auto" style:column-width="2.133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16.339cm"/>
    </style:style>
    <style:style style:name="co6" style:family="table-column">
      <style:table-column-properties fo:break-before="auto" style:column-width="14.545cm"/>
    </style:style>
    <style:style style:name="co7" style:family="table-column">
      <style:table-column-properties fo:break-before="auto" style:column-width="14.7cm"/>
    </style:style>
    <style:style style:name="co8" style:family="table-column">
      <style:table-column-properties fo:break-before="auto" style:column-width="0.903cm"/>
    </style:style>
    <style:style style:name="co9" style:family="table-column">
      <style:table-column-properties fo:break-before="auto" style:column-width="10.291cm"/>
    </style:style>
    <style:style style:name="co10" style:family="table-column">
      <style:table-column-properties fo:break-before="auto" style:column-width="10.643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5" style:family="table-cell" style:parent-style-name="Default">
      <style:table-cell-properties fo:border="0.06pt solid #000000"/>
      <style:text-properties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 style:data-style-name="N100">
      <style:table-cell-properties fo:border="0.06pt solid #000000"/>
      <style:text-properties fo:font-size="14pt" fo:font-weight="normal" style:font-size-asian="14pt" style:font-weight-asian="normal" style:font-size-complex="14pt" style:font-weight-complex="normal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fo:border="0.06pt solid #000000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fo:background-color="#66cc99" fo:border="0.06pt solid #000000"/>
      <style:text-properties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>
      <style:table-cell-properties fo:border="0.06pt solid #000000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19" style:family="table-cell" style:parent-style-name="Default">
      <style:table-cell-properties fo:border="0.06pt solid #000000"/>
      <style:text-properties fo:font-size="20pt" fo:font-weight="bold" style:font-size-asian="20pt" style:font-weight-asian="bold" style:font-size-complex="20pt" style:font-weight-complex="bold"/>
    </style:style>
    <style:style style:name="ce20" style:family="table-cell" style:parent-style-name="Default">
      <style:table-cell-properties fo:border="non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21" style:family="table-cell" style:parent-style-name="Default">
      <style:table-cell-properties fo:border="0.06pt solid #000000"/>
      <style:text-properties fo:font-size="12pt" fo:font-style="italic" style:font-size-asian="12pt" style:font-style-asian="italic" style:font-size-complex="12pt" style:font-style-complex="italic"/>
    </style:style>
  </office:automatic-styles>
  <office:body>
    <office:spreadsheet>
      <table:table table:name="AnalysisFeature-LASTFM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2" table:default-cell-style-name="ce4"/>
        <table:table-column table:style-name="co4" table:default-cell-style-name="ce4"/>
        <table:table-row table:style-name="ro1">
          <table:table-cell/>
          <table:table-cell table:style-name="Default"/>
          <table:table-cell table:style-name="ce2" office:value-type="string" calcext:value-type="string" table:number-columns-spanned="4" table:number-rows-spanned="1">
            <text:p>LASTFM</text:p>
          </table:table-cell>
          <table:covered-table-cell table:number-columns-repeated="3" table:style-name="Default"/>
        </table:table-row>
        <table:table-row table:style-name="ro2">
          <table:table-cell/>
          <table:table-cell table:style-name="Default"/>
          <table:table-cell table:style-name="ce3" office:value-type="string" calcext:value-type="string" table:number-columns-spanned="2" table:number-rows-spanned="1">
            <text:p>DISTINTIC-LASTFM</text:p>
          </table:table-cell>
          <table:covered-table-cell table:style-name="ce5"/>
          <table:table-cell table:style-name="ce3" office:value-type="string" calcext:value-type="string" table:number-columns-spanned="2" table:number-rows-spanned="1">
            <text:p>MISSING-LASTFM</text:p>
          </table:table-cell>
          <table:covered-table-cell table:style-name="ce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type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ttp://dbpedia.org/property/domesticPart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domesticPartner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ttp://dbpedia.org/property/lo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vocalType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http://dbpedia.org/property/currentmemb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booking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http://dbpedia.org/property/imageSi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residency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ttp://dbpedia.org/property/vocal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module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http://dbpedia.org/property/spouse(s)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ontology/distributingCompany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http://dbpedia.org/property/concertH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ontology/parentCompany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http://dbpedia.org/property/book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voiceTypes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ttp://dbpedia.org/property/spo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notableWorks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http://dbpedia.org/property/touringMemb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currentCity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http://dbpedia.org/property/labe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veneratedIn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http://dbpedia.org/property/reside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dateOfDeath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http://dbpedia.org/property/modu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ontology/musicalArtist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http://dbpedia.org/ontology/part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knownFor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http://dbpedia.org/ontology/distributingCompa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collaborations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http://dbpedia.org/ontology/parentCompa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session/touringMembers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http://dbpedia.org/property/voiceTyp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presentMembers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http://dbpedia.org/property/notableWor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associatedArtists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http://dbpedia.org/property/manag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marriedTo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http://dbpedia.org/property/currentC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originally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http://dbpedia.org/property/formerMemb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raised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http://dbpedia.org/ontology/spo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alongside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ttp://dbpedia.org/property/venerate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musicDirector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http://dbpedia.org/property/dateOfDea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websiteWww.lizzwright.net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http://dbpedia.org/ontology/musicalArt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living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http://dbpedia.org/property/assosciated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architecture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http://dbpedia.org/property/gen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ontology/publisher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http://dbpedia.org/property/knownF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associatedemActs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http://dbpedia.org/property/memb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siblings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http://dbpedia.org/property/collabora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logo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http://dbpedia.org/ontology/previousW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founder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http://dbpedia.org/property/session/touringMemb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notableSongs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http://dbpedia.org/property/presentMemb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ontology/personFunction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http://dbpedia.org/property/associatedArtis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ontology/literaryGenre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http://dbpedia.org/property/married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description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http://dbpedia.org/property/original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unofficialMembers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http://dbpedia.org/property/distribu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facebook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http://dbpedia.org/property/ra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occupations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http://dbpedia.org/property/alsoKnown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television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http://dbpedia.org/property/alongs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voicetype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http://dbpedia.org/ontology/almaM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signature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http://dbpedia.org/property/musicDir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style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http://dbpedia.org/property/websiteWww.lizzwright.n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ontology/writer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http://dbpedia.org/property/liv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vocalTypes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http://dbpedia.org/property/architec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ancestry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http://dbpedia.org/property/part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podcast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http://dbpedia.org/ontology/publis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unit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http://dbpedia.org/property/associatedem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team(s)_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http://dbpedia.org/property/rela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conviction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http://dbpedia.org/property/sibl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originCountry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http://dbpedia.org/property/lo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sideMembers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http://dbpedia.org/property/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sessionMembers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http://dbpedia.org/property/sour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resides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http://dbpedia.org/property/fou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ontology/author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http://dbpedia.org/property/reg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currentOccupation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http://dbpedia.org/property/notableSo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ontology/location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http://dbpedia.org/ontology/personFun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rock'n'RollHallOfFameMembers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http://dbpedia.org/ontology/literaryGen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genare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http://www.w3.org/ns/prov#wasDerived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archiveurl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http://dbpedia.org/property/descrip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trainer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http://dbpedia.org/property/unofficialMemb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battles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http://dbpedia.org/property/faceboo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notableWork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http://dbpedia.org/property/occupa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president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http://dbpedia.org/property/cap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inGroups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http://dbpedia.org/property/televi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ontology/album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http://dbpedia.org/property/voice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politicalParty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http://dbpedia.org/property/sign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language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http://dbpedia.org/property/sty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causeOfDeath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http://dbpedia.org/ontology/wri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recordLabels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http://dbpedia.org/property/vocalTyp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ontology/distributingLabel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http://dbpedia.org/property/principalCondu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musicGenre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http://dbpedia.org/ontology/knownF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bookingAgent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http://dbpedia.org/property/ances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syblings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http://dbpedia.org/property/podc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recordLabel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http://dbpedia.org/property/un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currentLocation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http://dbpedia.org/property/team(s)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note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http://dbpedia.org/property/ext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nacionality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http://dbpedia.org/property/convi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similarArtists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http://dbpedia.org/property/ali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past&amp;PresentLiveBandMembers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http://dbpedia.org/property/origin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ontology/musicalBand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http://dbpedia.org/property/sideMemb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previousLabels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http://dbpedia.org/property/sessionMemb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associatedact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http://dbpedia.org/property/resid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ontology/influenced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http://dbpedia.org/ontology/auth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ontology/format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http://dbpedia.org/property/currentOccup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artiticDirectorAndChiefConductor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http://dbpedia.org/ontology/lo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link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http://dbpedia.org/property/currentlyBase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lyricsBy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http://dbpedia.org/property/rock'n'RollHallOfFameMemb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ontology/associatedAct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http://dbpedia.org/property/gen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journal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http://dbpedia.org/property/archiveu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newspaper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http://dbpedia.org/property/trai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relatedArtists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http://dbpedia.org/property/batt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ontology/influencedBy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http://dbpedia.org/property/notableW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picture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http://dbpedia.org/property/alb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bandLogo/symbol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http://dbpedia.org/ontology/rel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webcast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http://dbpedia.org/property/presid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currentAlbum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http://dbpedia.org/property/officialWebs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musicalInfluences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http://dbpedia.org/ontology/art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agency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http://dbpedia.org/property/influenc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cover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http://dbpedia.org/property/inGrou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ontology/foundedBy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http://dbpedia.org/ontology/alb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formerMember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http://dbpedia.org/property/politicalPar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website(currentlyDown)_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http://dbpedia.org/property/produc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associatedAct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http://dbpedia.org/property/langu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based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http://dbpedia.org/property/causeOfDea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pastLabels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http://dbpedia.org/ontology/wikiPageDisambigu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roll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http://dbpedia.org/property/fans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ontology/subsequentWork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http://dbpedia.org/property/recordLabe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associated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http://dbpedia.org/property/relativ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candidate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http://dbpedia.org/property/art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currentRelease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http://dbpedia.org/property/originalMemb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husband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http://dbpedia.org/ontology/distributing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homepage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http://dbpedia.org/property/musicGen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websiteGowan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http://dbpedia.org/property/bookingAg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domesticpartner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http://dbpedia.org/property/sybl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monuments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http://dbpedia.org/property/record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albums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http://dbpedia.org/property/currentLo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soundcloud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http://dbpedia.org/property/formerLabe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singles</text:p>
          </table:table-cell>
          <table:table-cell office:value-type="float" office:value="0.9998973" calcext:value-type="float">
            <text:p>0,9998973</text:p>
          </table:table-cell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http://dbpedia.org/property/no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citizenship</text:p>
          </table:table-cell>
          <table:table-cell office:value-type="float" office:value="0.99979466" calcext:value-type="float">
            <text:p>0,99979466</text:p>
          </table:table-cell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http://dbpedia.org/property/nacional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currentmembers</text:p>
          </table:table-cell>
          <table:table-cell office:value-type="float" office:value="0.99979466" calcext:value-type="float">
            <text:p>0,99979466</text:p>
          </table:table-cell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http://dbpedia.org/property/similarArtis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imageSize</text:p>
          </table:table-cell>
          <table:table-cell office:value-type="float" office:value="0.99979466" calcext:value-type="float">
            <text:p>0,99979466</text:p>
          </table:table-cell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http://dbpedia.org/property/past&amp;PresentLiveBandMemb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spouse(s)_</text:p>
          </table:table-cell>
          <table:table-cell office:value-type="float" office:value="0.99979466" calcext:value-type="float">
            <text:p>0,99979466</text:p>
          </table:table-cell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http://dbpedia.org/ontology/musicalB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touringMembers</text:p>
          </table:table-cell>
          <table:table-cell office:value-type="float" office:value="0.99979466" calcext:value-type="float">
            <text:p>0,99979466</text:p>
          </table:table-cell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http://dbpedia.org/property/previousLabe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assosciatedActs</text:p>
          </table:table-cell>
          <table:table-cell office:value-type="float" office:value="0.99979466" calcext:value-type="float">
            <text:p>0,99979466</text:p>
          </table:table-cell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http://dbpedia.org/property/associateda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ontology/previousWork</text:p>
          </table:table-cell>
          <table:table-cell office:value-type="float" office:value="0.99979466" calcext:value-type="float">
            <text:p>0,99979466</text:p>
          </table:table-cell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http://dbpedia.org/ontology/edu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alsoKnownAs</text:p>
          </table:table-cell>
          <table:table-cell office:value-type="float" office:value="0.99979466" calcext:value-type="float">
            <text:p>0,99979466</text:p>
          </table:table-cell>
        </table:table-row>
        <table:table-row table:style-name="ro2"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http://dbpedia.org/ontology/restingPl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regent</text:p>
          </table:table-cell>
          <table:table-cell office:value-type="float" office:value="0.99979466" calcext:value-type="float">
            <text:p>0,99979466</text:p>
          </table:table-cell>
        </table:table-row>
        <table:table-row table:style-name="ro2"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http://dbpedia.org/ontology/influenc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extra</text:p>
          </table:table-cell>
          <table:table-cell office:value-type="float" office:value="0.99979466" calcext:value-type="float">
            <text:p>0,99979466</text:p>
          </table:table-cell>
        </table:table-row>
        <table:table-row table:style-name="ro2"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http://dbpedia.org/ontology/form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currentlyBasedIn</text:p>
          </table:table-cell>
          <table:table-cell office:value-type="float" office:value="0.99979466" calcext:value-type="float">
            <text:p>0,99979466</text:p>
          </table:table-cell>
        </table:table-row>
        <table:table-row table:style-name="ro2"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http://dbpedia.org/property/vocalRan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album</text:p>
          </table:table-cell>
          <table:table-cell office:value-type="float" office:value="0.99979466" calcext:value-type="float">
            <text:p>0,99979466</text:p>
          </table:table-cell>
        </table:table-row>
        <table:table-row table:style-name="ro2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http://dbpedia.org/property/artiticDirectorAndChiefCondu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ontology/artist</text:p>
          </table:table-cell>
          <table:table-cell office:value-type="float" office:value="0.99979466" calcext:value-type="float">
            <text:p>0,99979466</text:p>
          </table:table-cell>
        </table:table-row>
        <table:table-row table:style-name="ro2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http://dbpedia.org/property/l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influenced</text:p>
          </table:table-cell>
          <table:table-cell office:value-type="float" office:value="0.99979466" calcext:value-type="float">
            <text:p>0,99979466</text:p>
          </table:table-cell>
        </table:table-row>
        <table:table-row table:style-name="ro2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http://dbpedia.org/property/chart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fansite</text:p>
          </table:table-cell>
          <table:table-cell office:value-type="float" office:value="0.99979466" calcext:value-type="float">
            <text:p>0,99979466</text:p>
          </table:table-cell>
        </table:table-row>
        <table:table-row table:style-name="ro2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http://dbpedia.org/ontology/aw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originalMembers</text:p>
          </table:table-cell>
          <table:table-cell office:value-type="float" office:value="0.99979466" calcext:value-type="float">
            <text:p>0,99979466</text:p>
          </table:table-cell>
        </table:table-row>
        <table:table-row table:style-name="ro2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http://dbpedia.org/property/lyricsB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formerLabels</text:p>
          </table:table-cell>
          <table:table-cell office:value-type="float" office:value="0.99979466" calcext:value-type="float">
            <text:p>0,99979466</text:p>
          </table:table-cell>
        </table:table-row>
        <table:table-row table:style-name="ro2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http://dbpedia.org/property/chart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vocalRange</text:p>
          </table:table-cell>
          <table:table-cell office:value-type="float" office:value="0.99979466" calcext:value-type="float">
            <text:p>0,99979466</text:p>
          </table:table-cell>
        </table:table-row>
        <table:table-row table:style-name="ro2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http://dbpedia.org/property/awar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chartd</text:p>
          </table:table-cell>
          <table:table-cell office:value-type="float" office:value="0.99979466" calcext:value-type="float">
            <text:p>0,99979466</text:p>
          </table:table-cell>
        </table:table-row>
        <table:table-row table:style-name="ro2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http://dbpedia.org/ontology/associatedA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group</text:p>
          </table:table-cell>
          <table:table-cell office:value-type="float" office:value="0.99979466" calcext:value-type="float">
            <text:p>0,99979466</text:p>
          </table:table-cell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http://dbpedia.org/property/jour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websites</text:p>
          </table:table-cell>
          <table:table-cell office:value-type="float" office:value="0.99979466" calcext:value-type="float">
            <text:p>0,99979466</text:p>
          </table:table-cell>
        </table:table-row>
        <table:table-row table:style-name="ro2"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http://dbpedia.org/property/newspa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ontology/recordedIn</text:p>
          </table:table-cell>
          <table:table-cell office:value-type="float" office:value="0.99979466" calcext:value-type="float">
            <text:p>0,99979466</text:p>
          </table:table-cell>
        </table:table-row>
        <table:table-row table:style-name="ro2"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http://dbpedia.org/property/relatedArtis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ontology/producer</text:p>
          </table:table-cell>
          <table:table-cell office:value-type="float" office:value="0.99979466" calcext:value-type="float">
            <text:p>0,99979466</text:p>
          </table:table-cell>
        </table:table-row>
        <table:table-row table:style-name="ro2"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http://dbpedia.org/ontology/influencedB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video</text:p>
          </table:table-cell>
          <table:table-cell office:value-type="float" office:value="0.99979466" calcext:value-type="float">
            <text:p>0,99979466</text:p>
          </table:table-cell>
        </table:table-row>
        <table:table-row table:style-name="ro2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http://dbpedia.org/property/label(s)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restingPlace</text:p>
          </table:table-cell>
          <table:table-cell office:value-type="float" office:value="0.99979466" calcext:value-type="float">
            <text:p>0,99979466</text:p>
          </table:table-cell>
        </table:table-row>
        <table:table-row table:style-name="ro2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http://dbpedia.org/property/pic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yearsActive</text:p>
          </table:table-cell>
          <table:table-cell office:value-type="float" office:value="0.99979466" calcext:value-type="float">
            <text:p>0,99979466</text:p>
          </table:table-cell>
        </table:table-row>
        <table:table-row table:style-name="ro2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http://dbpedia.org/property/bandLogo/symb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ontology/currentMember</text:p>
          </table:table-cell>
          <table:table-cell office:value-type="float" office:value="0.99979466" calcext:value-type="float">
            <text:p>0,99979466</text:p>
          </table:table-cell>
        </table:table-row>
        <table:table-row table:style-name="ro2"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http://dbpedia.org/property/webc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ontology/wikiPageRedirects</text:p>
          </table:table-cell>
          <table:table-cell office:value-type="float" office:value="0.99979466" calcext:value-type="float">
            <text:p>0,99979466</text:p>
          </table:table-cell>
        </table:table-row>
        <table:table-row table:style-name="ro2"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http://dbpedia.org/property/currentAlb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hometown</text:p>
          </table:table-cell>
          <table:table-cell office:value-type="float" office:value="0.99979466" calcext:value-type="float">
            <text:p>0,99979466</text:p>
          </table:table-cell>
        </table:table-row>
        <table:table-row table:style-name="ro2"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http://dbpedia.org/property/wri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ontology/ethnicity</text:p>
          </table:table-cell>
          <table:table-cell office:value-type="float" office:value="0.99979466" calcext:value-type="float">
            <text:p>0,99979466</text:p>
          </table:table-cell>
        </table:table-row>
        <table:table-row table:style-name="ro2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http://dbpedia.org/property/websi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homeTown</text:p>
          </table:table-cell>
          <table:table-cell office:value-type="float" office:value="0.99979466" calcext:value-type="float">
            <text:p>0,99979466</text:p>
          </table:table-cell>
        </table:table-row>
        <table:table-row table:style-name="ro2"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http://dbpedia.org/property/yea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concertHall</text:p>
          </table:table-cell>
          <table:table-cell office:value-type="float" office:value="0.99969196" calcext:value-type="float">
            <text:p>0,99969196</text:p>
          </table:table-cell>
        </table:table-row>
        <table:table-row table:style-name="ro2"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http://dbpedia.org/property/musicalInfluen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ethnicity</text:p>
          </table:table-cell>
          <table:table-cell office:value-type="float" office:value="0.99969196" calcext:value-type="float">
            <text:p>0,99969196</text:p>
          </table:table-cell>
        </table:table-row>
        <table:table-row table:style-name="ro2"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http://dbpedia.org/property/edu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management</text:p>
          </table:table-cell>
          <table:table-cell office:value-type="float" office:value="0.99969196" calcext:value-type="float">
            <text:p>0,99969196</text:p>
          </table:table-cell>
        </table:table-row>
        <table:table-row table:style-name="ro2"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http://dbpedia.org/property/age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relations</text:p>
          </table:table-cell>
          <table:table-cell office:value-type="float" office:value="0.99969196" calcext:value-type="float">
            <text:p>0,99969196</text:p>
          </table:table-cell>
        </table:table-row>
        <table:table-row table:style-name="ro2"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http://dbpedia.org/property/firstAlb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manager</text:p>
          </table:table-cell>
          <table:table-cell office:value-type="float" office:value="0.99969196" calcext:value-type="float">
            <text:p>0,99969196</text:p>
          </table:table-cell>
        </table:table-row>
        <table:table-row table:style-name="ro2"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http://dbpedia.org/ontology/soundRecor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ontology/party</text:p>
          </table:table-cell>
          <table:table-cell office:value-type="float" office:value="0.99969196" calcext:value-type="float">
            <text:p>0,99969196</text:p>
          </table:table-cell>
        </table:table-row>
        <table:table-row table:style-name="ro2"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http://dbpedia.org/property/co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honorificSuffix</text:p>
          </table:table-cell>
          <table:table-cell office:value-type="float" office:value="0.99969196" calcext:value-type="float">
            <text:p>0,99969196</text:p>
          </table:table-cell>
        </table:table-row>
        <table:table-row table:style-name="ro2"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http://dbpedia.org/ontology/recorde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artist</text:p>
          </table:table-cell>
          <table:table-cell office:value-type="float" office:value="0.99969196" calcext:value-type="float">
            <text:p>0,99969196</text:p>
          </table:table-cell>
        </table:table-row>
        <table:table-row table:style-name="ro2"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http://dbpedia.org/ontology/foundedB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chartc</text:p>
          </table:table-cell>
          <table:table-cell office:value-type="float" office:value="0.99969196" calcext:value-type="float">
            <text:p>0,99969196</text:p>
          </table:table-cell>
        </table:table-row>
        <table:table-row table:style-name="ro2">
          <table:table-cell/>
          <table:table-cell office:value-type="float" office:value="160" calcext:value-type="float">
            <text:p>160</text:p>
          </table:table-cell>
          <table:table-cell office:value-type="string" calcext:value-type="string">
            <text:p>http://dbpedia.org/property/formerM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label(s)_</text:p>
          </table:table-cell>
          <table:table-cell office:value-type="float" office:value="0.99969196" calcext:value-type="float">
            <text:p>0,99969196</text:p>
          </table:table-cell>
        </table:table-row>
        <table:table-row table:style-name="ro2"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http://dbpedia.org/property/website(currentlyDown)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firstAlbum</text:p>
          </table:table-cell>
          <table:table-cell office:value-type="float" office:value="0.99969196" calcext:value-type="float">
            <text:p>0,99969196</text:p>
          </table:table-cell>
        </table:table-row>
        <table:table-row table:style-name="ro2"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http://dbpedia.org/ontology/produc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author</text:p>
          </table:table-cell>
          <table:table-cell office:value-type="float" office:value="0.99969196" calcext:value-type="float">
            <text:p>0,99969196</text:p>
          </table:table-cell>
        </table:table-row>
        <table:table-row table:style-name="ro2"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http://dbpedia.org/property/twi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parent</text:p>
          </table:table-cell>
          <table:table-cell office:value-type="float" office:value="0.99958926" calcext:value-type="float">
            <text:p>0,99958926</text:p>
          </table:table-cell>
        </table:table-row>
        <table:table-row table:style-name="ro2"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http://dbpedia.org/property/associatedA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work</text:p>
          </table:table-cell>
          <table:table-cell office:value-type="float" office:value="0.99958926" calcext:value-type="float">
            <text:p>0,99958926</text:p>
          </table:table-cell>
        </table:table-row>
        <table:table-row table:style-name="ro2"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http://dbpedia.org/property/ba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genres</text:p>
          </table:table-cell>
          <table:table-cell office:value-type="float" office:value="0.99958926" calcext:value-type="float">
            <text:p>0,99958926</text:p>
          </table:table-cell>
        </table:table-row>
        <table:table-row table:style-name="ro2"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http://dbpedia.org/property/pastLabe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rev</text:p>
          </table:table-cell>
          <table:table-cell office:value-type="float" office:value="0.99958926" calcext:value-type="float">
            <text:p>0,99958926</text:p>
          </table:table-cell>
        </table:table-row>
        <table:table-row table:style-name="ro2"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http://dbpedia.org/property/u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officialWebsite</text:p>
          </table:table-cell>
          <table:table-cell office:value-type="float" office:value="0.99958926" calcext:value-type="float">
            <text:p>0,99958926</text:p>
          </table:table-cell>
        </table:table-row>
        <table:table-row table:style-name="ro2"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http://dbpedia.org/property/vide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party</text:p>
          </table:table-cell>
          <table:table-cell office:value-type="float" office:value="0.99958926" calcext:value-type="float">
            <text:p>0,99958926</text:p>
          </table:table-cell>
        </table:table-row>
        <table:table-row table:style-name="ro2"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http://dbpedia.org/property/auth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ontology/citizenship</text:p>
          </table:table-cell>
          <table:table-cell office:value-type="float" office:value="0.99958926" calcext:value-type="float">
            <text:p>0,99958926</text:p>
          </table:table-cell>
        </table:table-row>
        <table:table-row table:style-name="ro2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http://dbpedia.org/property/restingPl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twitter</text:p>
          </table:table-cell>
          <table:table-cell office:value-type="float" office:value="0.99958926" calcext:value-type="float">
            <text:p>0,99958926</text:p>
          </table:table-cell>
        </table:table-row>
        <table:table-row table:style-name="ro2">
          <table:table-cell/>
          <table:table-cell office:value-type="float" office:value="171" calcext:value-type="float">
            <text:p>171</text:p>
          </table:table-cell>
          <table:table-cell office:value-type="string" calcext:value-type="string">
            <text:p>http://dbpedia.org/property/publis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publisher</text:p>
          </table:table-cell>
          <table:table-cell office:value-type="float" office:value="0.99958926" calcext:value-type="float">
            <text:p>0,99958926</text:p>
          </table:table-cell>
        </table:table-row>
        <table:table-row table:style-name="ro2"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http://dbpedia.org/property/years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deathDate</text:p>
          </table:table-cell>
          <table:table-cell office:value-type="float" office:value="0.99958926" calcext:value-type="float">
            <text:p>0,99958926</text:p>
          </table:table-cell>
        </table:table-row>
        <table:table-row table:style-name="ro2"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http://dbpedia.org/property/ro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source</text:p>
          </table:table-cell>
          <table:table-cell office:value-type="float" office:value="0.9994866" calcext:value-type="float">
            <text:p>0,9994866</text:p>
          </table:table-cell>
        </table:table-row>
        <table:table-row table:style-name="ro2"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http://dbpedia.org/ontology/subsequentW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principalConductor</text:p>
          </table:table-cell>
          <table:table-cell office:value-type="float" office:value="0.9994866" calcext:value-type="float">
            <text:p>0,9994866</text:p>
          </table:table-cell>
        </table:table-row>
        <table:table-row table:style-name="ro2"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http://dbpedia.org/property/associ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writer</text:p>
          </table:table-cell>
          <table:table-cell office:value-type="float" office:value="0.9994866" calcext:value-type="float">
            <text:p>0,9994866</text:p>
          </table:table-cell>
        </table:table-row>
        <table:table-row table:style-name="ro2"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http://dbpedia.org/ontology/rela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relatedActs</text:p>
          </table:table-cell>
          <table:table-cell office:value-type="float" office:value="0.9993839" calcext:value-type="float">
            <text:p>0,9993839</text:p>
          </table:table-cell>
        </table:table-row>
        <table:table-row table:style-name="ro2"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http://dbpedia.org/property/candid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distributor</text:p>
          </table:table-cell>
          <table:table-cell office:value-type="float" office:value="0.9993839" calcext:value-type="float">
            <text:p>0,9993839</text:p>
          </table:table-cell>
        </table:table-row>
        <table:table-row table:style-name="ro2"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http://dbpedia.org/property/currentRele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ontology/knownFor</text:p>
          </table:table-cell>
          <table:table-cell office:value-type="float" office:value="0.9993839" calcext:value-type="float">
            <text:p>0,9993839</text:p>
          </table:table-cell>
        </table:table-row>
        <table:table-row table:style-name="ro2">
          <table:table-cell/>
          <table:table-cell office:value-type="float" office:value="179" calcext:value-type="float">
            <text:p>179</text:p>
          </table:table-cell>
          <table:table-cell office:value-type="string" calcext:value-type="string">
            <text:p>http://dbpedia.org/property/deathD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award</text:p>
          </table:table-cell>
          <table:table-cell office:value-type="float" office:value="0.9993839" calcext:value-type="float">
            <text:p>0,9993839</text:p>
          </table:table-cell>
        </table:table-row>
        <table:table-row table:style-name="ro2"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http://dbpedia.org/ontology/currentM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ontology/relation</text:p>
          </table:table-cell>
          <table:table-cell office:value-type="float" office:value="0.9993839" calcext:value-type="float">
            <text:p>0,9993839</text:p>
          </table:table-cell>
        </table:table-row>
        <table:table-row table:style-name="ro2">
          <table:table-cell/>
          <table:table-cell office:value-type="float" office:value="181" calcext:value-type="float">
            <text:p>181</text:p>
          </table:table-cell>
          <table:table-cell office:value-type="string" calcext:value-type="string">
            <text:p>http://dbpedia.org/ontology/wikiPageRedire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years</text:p>
          </table:table-cell>
          <table:table-cell office:value-type="float" office:value="0.9993839" calcext:value-type="float">
            <text:p>0,9993839</text:p>
          </table:table-cell>
        </table:table-row>
        <table:table-row table:style-name="ro2">
          <table:table-cell/>
          <table:table-cell office:value-type="float" office:value="182" calcext:value-type="float">
            <text:p>182</text:p>
          </table:table-cell>
          <table:table-cell office:value-type="string" calcext:value-type="string">
            <text:p>http://dbpedia.org/property/husb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formerMembers</text:p>
          </table:table-cell>
          <table:table-cell office:value-type="float" office:value="0.9992812" calcext:value-type="float">
            <text:p>0,9992812</text:p>
          </table:table-cell>
        </table:table-row>
        <table:table-row table:style-name="ro2">
          <table:table-cell/>
          <table:table-cell office:value-type="float" office:value="183" calcext:value-type="float">
            <text:p>183</text:p>
          </table:table-cell>
          <table:table-cell office:value-type="string" calcext:value-type="string">
            <text:p>http://dbpedia.org/property/homep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ontology/country</text:p>
          </table:table-cell>
          <table:table-cell office:value-type="float" office:value="0.9992812" calcext:value-type="float">
            <text:p>0,9992812</text:p>
          </table:table-cell>
        </table:table-row>
        <table:table-row table:style-name="ro2">
          <table:table-cell/>
          <table:table-cell office:value-type="float" office:value="184" calcext:value-type="float">
            <text:p>184</text:p>
          </table:table-cell>
          <table:table-cell office:value-type="string" calcext:value-type="string">
            <text:p>http://dbpedia.org/property/websiteGow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ontology/restingPlace</text:p>
          </table:table-cell>
          <table:table-cell office:value-type="float" office:value="0.9992812" calcext:value-type="float">
            <text:p>0,9992812</text:p>
          </table:table-cell>
        </table:table-row>
        <table:table-row table:style-name="ro2">
          <table:table-cell/>
          <table:table-cell office:value-type="float" office:value="185" calcext:value-type="float">
            <text:p>185</text:p>
          </table:table-cell>
          <table:table-cell office:value-type="string" calcext:value-type="string">
            <text:p>http://dbpedia.org/property/domesticpart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charta</text:p>
          </table:table-cell>
          <table:table-cell office:value-type="float" office:value="0.9992812" calcext:value-type="float">
            <text:p>0,9992812</text:p>
          </table:table-cell>
        </table:table-row>
        <table:table-row table:style-name="ro2">
          <table:table-cell/>
          <table:table-cell office:value-type="float" office:value="186" calcext:value-type="float">
            <text:p>186</text:p>
          </table:table-cell>
          <table:table-cell office:value-type="string" calcext:value-type="string">
            <text:p>http://dbpedia.org/property/homet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chartb</text:p>
          </table:table-cell>
          <table:table-cell office:value-type="float" office:value="0.9992812" calcext:value-type="float">
            <text:p>0,9992812</text:p>
          </table:table-cell>
        </table:table-row>
        <table:table-row table:style-name="ro2">
          <table:table-cell/>
          <table:table-cell office:value-type="float" office:value="187" calcext:value-type="float">
            <text:p>187</text:p>
          </table:table-cell>
          <table:table-cell office:value-type="string" calcext:value-type="string">
            <text:p>http://dbpedia.org/property/monu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location</text:p>
          </table:table-cell>
          <table:table-cell office:value-type="float" office:value="0.9991786" calcext:value-type="float">
            <text:p>0,9991786</text:p>
          </table:table-cell>
        </table:table-row>
        <table:table-row table:style-name="ro2">
          <table:table-cell/>
          <table:table-cell office:value-type="float" office:value="188" calcext:value-type="float">
            <text:p>188</text:p>
          </table:table-cell>
          <table:table-cell office:value-type="string" calcext:value-type="string">
            <text:p>http://dbpedia.org/property/albu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influences</text:p>
          </table:table-cell>
          <table:table-cell office:value-type="float" office:value="0.9991786" calcext:value-type="float">
            <text:p>0,9991786</text:p>
          </table:table-cell>
        </table:table-row>
        <table:table-row table:style-name="ro2"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http://dbpedia.org/property/sound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filetype</text:p>
          </table:table-cell>
          <table:table-cell office:value-type="float" office:value="0.9990759" calcext:value-type="float">
            <text:p>0,9990759</text:p>
          </table:table-cell>
        </table:table-row>
        <table:table-row table:style-name="ro2"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http://dbpedia.org/property/sing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producer</text:p>
          </table:table-cell>
          <table:table-cell office:value-type="float" office:value="0.9990759" calcext:value-type="float">
            <text:p>0,9990759</text:p>
          </table:table-cell>
        </table:table-row>
        <table:table-row table:style-name="ro2">
          <table:table-cell/>
          <table:table-cell office:value-type="float" office:value="191" calcext:value-type="float">
            <text:p>191</text:p>
          </table:table-cell>
          <table:table-cell office:value-type="string" calcext:value-type="string">
            <text:p>http://dbpedia.org/ontology/ethnic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ontology/stateOfOrigin</text:p>
          </table:table-cell>
          <table:table-cell office:value-type="float" office:value="0.9990759" calcext:value-type="float">
            <text:p>0,9990759</text:p>
          </table:table-cell>
        </table:table-row>
        <table:table-row table:style-name="ro2">
          <table:table-cell/>
          <table:table-cell office:value-type="float" office:value="192" calcext:value-type="float">
            <text:p>192</text:p>
          </table:table-cell>
          <table:table-cell office:value-type="string" calcext:value-type="string">
            <text:p>http://www.w3.org/2002/07/owl#sameAs</text:p>
          </table:table-cell>
          <table:table-cell office:value-type="float" office:value="0.99993575" calcext:value-type="float">
            <text:p>0,99993575</text:p>
          </table:table-cell>
          <table:table-cell office:value-type="string" calcext:value-type="string">
            <text:p>http://dbpedia.org/property/voiceType</text:p>
          </table:table-cell>
          <table:table-cell office:value-type="float" office:value="0.9989732" calcext:value-type="float">
            <text:p>0,9989732</text:p>
          </table:table-cell>
        </table:table-row>
        <table:table-row table:style-name="ro2"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http://xmlns.com/foaf/0.1/isPrimaryTopicOf</text:p>
          </table:table-cell>
          <table:table-cell office:value-type="float" office:value="0.99969107" calcext:value-type="float">
            <text:p>0,99969107</text:p>
          </table:table-cell>
          <table:table-cell office:value-type="string" calcext:value-type="string">
            <text:p>http://dbpedia.org/property/awards</text:p>
          </table:table-cell>
          <table:table-cell office:value-type="float" office:value="0.9989732" calcext:value-type="float">
            <text:p>0,9989732</text:p>
          </table:table-cell>
        </table:table-row>
        <table:table-row table:style-name="ro2">
          <table:table-cell/>
          <table:table-cell office:value-type="float" office:value="194" calcext:value-type="float">
            <text:p>194</text:p>
          </table:table-cell>
          <table:table-cell office:value-type="string" calcext:value-type="string">
            <text:p>http://dbpedia.org/property/hasPhotoCollection</text:p>
          </table:table-cell>
          <table:table-cell office:value-type="float" office:value="0.9996853" calcext:value-type="float">
            <text:p>0,9996853</text:p>
          </table:table-cell>
          <table:table-cell office:value-type="string" calcext:value-type="string">
            <text:p>http://dbpedia.org/property/occupation(s)_</text:p>
          </table:table-cell>
          <table:table-cell office:value-type="float" office:value="0.9988705" calcext:value-type="float">
            <text:p>0,9988705</text:p>
          </table:table-cell>
        </table:table-row>
        <table:table-row table:style-name="ro2">
          <table:table-cell/>
          <table:table-cell office:value-type="float" office:value="195" calcext:value-type="float">
            <text:p>195</text:p>
          </table:table-cell>
          <table:table-cell office:value-type="string" calcext:value-type="string">
            <text:p>http://dbpedia.org/property/website</text:p>
          </table:table-cell>
          <table:table-cell office:value-type="float" office:value="0.9979972" calcext:value-type="float">
            <text:p>0,9979972</text:p>
          </table:table-cell>
          <table:table-cell office:value-type="string" calcext:value-type="string">
            <text:p>http://dbpedia.org/ontology/award</text:p>
          </table:table-cell>
          <table:table-cell office:value-type="float" office:value="0.9988705" calcext:value-type="float">
            <text:p>0,9988705</text:p>
          </table:table-cell>
        </table:table-row>
        <table:table-row table:style-name="ro2">
          <table:table-cell/>
          <table:table-cell office:value-type="float" office:value="196" calcext:value-type="float">
            <text:p>196</text:p>
          </table:table-cell>
          <table:table-cell office:value-type="string" calcext:value-type="string">
            <text:p>http://xmlns.com/foaf/0.1/homepage</text:p>
          </table:table-cell>
          <table:table-cell office:value-type="float" office:value="0.9944354" calcext:value-type="float">
            <text:p>0,9944354</text:p>
          </table:table-cell>
          <table:table-cell office:value-type="string" calcext:value-type="string">
            <text:p>http://dbpedia.org/property/alias</text:p>
          </table:table-cell>
          <table:table-cell office:value-type="float" office:value="0.99876785" calcext:value-type="float">
            <text:p>0,99876785</text:p>
          </table:table-cell>
        </table:table-row>
        <table:table-row table:style-name="ro2">
          <table:table-cell/>
          <table:table-cell office:value-type="float" office:value="197" calcext:value-type="float">
            <text:p>197</text:p>
          </table:table-cell>
          <table:table-cell office:value-type="string" calcext:value-type="string">
            <text:p>http://dbpedia.org/ontology/thumbnail</text:p>
          </table:table-cell>
          <table:table-cell office:value-type="float" office:value="0.9940576" calcext:value-type="float">
            <text:p>0,9940576</text:p>
          </table:table-cell>
          <table:table-cell office:value-type="string" calcext:value-type="string">
            <text:p>http://dbpedia.org/ontology/nationality</text:p>
          </table:table-cell>
          <table:table-cell office:value-type="float" office:value="0.99876785" calcext:value-type="float">
            <text:p>0,99876785</text:p>
          </table:table-cell>
        </table:table-row>
        <table:table-row table:style-name="ro2">
          <table:table-cell/>
          <table:table-cell office:value-type="float" office:value="198" calcext:value-type="float">
            <text:p>198</text:p>
          </table:table-cell>
          <table:table-cell office:value-type="string" calcext:value-type="string">
            <text:p>http://xmlns.com/foaf/0.1/depiction</text:p>
          </table:table-cell>
          <table:table-cell office:value-type="float" office:value="0.9940576" calcext:value-type="float">
            <text:p>0,9940576</text:p>
          </table:table-cell>
          <table:table-cell office:value-type="string" calcext:value-type="string">
            <text:p>http://dbpedia.org/ontology/deathCause</text:p>
          </table:table-cell>
          <table:table-cell office:value-type="float" office:value="0.99876785" calcext:value-type="float">
            <text:p>0,99876785</text:p>
          </table:table-cell>
        </table:table-row>
        <table:table-row table:style-name="ro2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http://dbpedia.org/ontology/wikiPageExternalLink</text:p>
          </table:table-cell>
          <table:table-cell office:value-type="float" office:value="0.98844457" calcext:value-type="float">
            <text:p>0,98844457</text:p>
          </table:table-cell>
          <table:table-cell office:value-type="string" calcext:value-type="string">
            <text:p>http://dbpedia.org/property/country</text:p>
          </table:table-cell>
          <table:table-cell office:value-type="float" office:value="0.99856246" calcext:value-type="float">
            <text:p>0,99856246</text:p>
          </table:table-cell>
        </table:table-row>
        <table:table-row table:style-name="ro2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http://www.w3.org/2002/07/owl#differentFrom</text:p>
          </table:table-cell>
          <table:table-cell office:value-type="float" office:value="0.9779736" calcext:value-type="float">
            <text:p>0,9779736</text:p>
          </table:table-cell>
          <table:table-cell office:value-type="string" calcext:value-type="string">
            <text:p>http://dbpedia.org/property/labels</text:p>
          </table:table-cell>
          <table:table-cell office:value-type="float" office:value="0.99856246" calcext:value-type="float">
            <text:p>0,99856246</text:p>
          </table:table-cell>
        </table:table-row>
        <table:table-row table:style-name="ro2">
          <table:table-cell/>
          <table:table-cell office:value-type="float" office:value="201" calcext:value-type="float">
            <text:p>201</text:p>
          </table:table-cell>
          <table:table-cell office:value-type="string" calcext:value-type="string">
            <text:p>http://dbpedia.org/property/after</text:p>
          </table:table-cell>
          <table:table-cell office:value-type="float" office:value="0.9774775" calcext:value-type="float">
            <text:p>0,9774775</text:p>
          </table:table-cell>
          <table:table-cell office:value-type="string" calcext:value-type="string">
            <text:p>http://dbpedia.org/property/members</text:p>
          </table:table-cell>
          <table:table-cell office:value-type="float" office:value="0.99856246" calcext:value-type="float">
            <text:p>0,99856246</text:p>
          </table:table-cell>
        </table:table-row>
        <table:table-row table:style-name="ro2">
          <table:table-cell/>
          <table:table-cell office:value-type="float" office:value="202" calcext:value-type="float">
            <text:p>202</text:p>
          </table:table-cell>
          <table:table-cell office:value-type="string" calcext:value-type="string">
            <text:p>http://dbpedia.org/ontology/child</text:p>
          </table:table-cell>
          <table:table-cell office:value-type="float" office:value="0.974359" calcext:value-type="float">
            <text:p>0,974359</text:p>
          </table:table-cell>
          <table:table-cell office:value-type="string" calcext:value-type="string">
            <text:p>http://dbpedia.org/property/name</text:p>
          </table:table-cell>
          <table:table-cell office:value-type="float" office:value="0.99856246" calcext:value-type="float">
            <text:p>0,99856246</text:p>
          </table:table-cell>
        </table:table-row>
        <table:table-row table:style-name="ro2">
          <table:table-cell/>
          <table:table-cell office:value-type="float" office:value="203" calcext:value-type="float">
            <text:p>203</text:p>
          </table:table-cell>
          <table:table-cell office:value-type="string" calcext:value-type="string">
            <text:p>http://dbpedia.org/ontology/parent</text:p>
          </table:table-cell>
          <table:table-cell office:value-type="float" office:value="0.9736842" calcext:value-type="float">
            <text:p>0,9736842</text:p>
          </table:table-cell>
          <table:table-cell office:value-type="string" calcext:value-type="string">
            <text:p>http://dbpedia.org/property/children</text:p>
          </table:table-cell>
          <table:table-cell office:value-type="float" office:value="0.9984598" calcext:value-type="float">
            <text:p>0,9984598</text:p>
          </table:table-cell>
        </table:table-row>
        <table:table-row table:style-name="ro2">
          <table:table-cell/>
          <table:table-cell office:value-type="float" office:value="204" calcext:value-type="float">
            <text:p>204</text:p>
          </table:table-cell>
          <table:table-cell office:value-type="string" calcext:value-type="string">
            <text:p>http://dbpedia.org/property/children</text:p>
          </table:table-cell>
          <table:table-cell office:value-type="float" office:value="0.969697" calcext:value-type="float">
            <text:p>0,969697</text:p>
          </table:table-cell>
          <table:table-cell office:value-type="string" calcext:value-type="string">
            <text:p>http://dbpedia.org/property/deathCause</text:p>
          </table:table-cell>
          <table:table-cell office:value-type="float" office:value="0.9984598" calcext:value-type="float">
            <text:p>0,9984598</text:p>
          </table:table-cell>
        </table:table-row>
        <table:table-row table:style-name="ro2">
          <table:table-cell/>
          <table:table-cell office:value-type="float" office:value="205" calcext:value-type="float">
            <text:p>205</text:p>
          </table:table-cell>
          <table:table-cell office:value-type="string" calcext:value-type="string">
            <text:p>http://dbpedia.org/property/parents</text:p>
          </table:table-cell>
          <table:table-cell office:value-type="float" office:value="0.9677419" calcext:value-type="float">
            <text:p>0,9677419</text:p>
          </table:table-cell>
          <table:table-cell office:value-type="string" calcext:value-type="string">
            <text:p>http://dbpedia.org/ontology/partner</text:p>
          </table:table-cell>
          <table:table-cell office:value-type="float" office:value="0.9983571" calcext:value-type="float">
            <text:p>0,9983571</text:p>
          </table:table-cell>
        </table:table-row>
        <table:table-row table:style-name="ro2">
          <table:table-cell/>
          <table:table-cell office:value-type="float" office:value="206" calcext:value-type="float">
            <text:p>206</text:p>
          </table:table-cell>
          <table:table-cell office:value-type="string" calcext:value-type="string">
            <text:p>http://dbpedia.org/property/name</text:p>
          </table:table-cell>
          <table:table-cell office:value-type="float" office:value="0.95652175" calcext:value-type="float">
            <text:p>0,95652175</text:p>
          </table:table-cell>
          <table:table-cell office:value-type="string" calcext:value-type="string">
            <text:p>http://dbpedia.org/ontology/religion</text:p>
          </table:table-cell>
          <table:table-cell office:value-type="float" office:value="0.9982544" calcext:value-type="float">
            <text:p>0,9982544</text:p>
          </table:table-cell>
        </table:table-row>
        <table:table-row table:style-name="ro2">
          <table:table-cell/>
          <table:table-cell office:value-type="float" office:value="207" calcext:value-type="float">
            <text:p>207</text:p>
          </table:table-cell>
          <table:table-cell office:value-type="string" calcext:value-type="string">
            <text:p>http://dbpedia.org/property/before</text:p>
          </table:table-cell>
          <table:table-cell office:value-type="float" office:value="0.95454544" calcext:value-type="float">
            <text:p>0,95454544</text:p>
          </table:table-cell>
          <table:table-cell office:value-type="string" calcext:value-type="string">
            <text:p>http://dbpedia.org/ontology/spouse</text:p>
          </table:table-cell>
          <table:table-cell office:value-type="float" office:value="0.9982544" calcext:value-type="float">
            <text:p>0,9982544</text:p>
          </table:table-cell>
        </table:table-row>
        <table:table-row table:style-name="ro2">
          <table:table-cell/>
          <table:table-cell office:value-type="float" office:value="208" calcext:value-type="float">
            <text:p>208</text:p>
          </table:table-cell>
          <table:table-cell office:value-type="string" calcext:value-type="string">
            <text:p>http://dbpedia.org/property/influences</text:p>
          </table:table-cell>
          <table:table-cell office:value-type="float" office:value="0.95454544" calcext:value-type="float">
            <text:p>0,95454544</text:p>
          </table:table-cell>
          <table:table-cell office:value-type="string" calcext:value-type="string">
            <text:p>http://dbpedia.org/ontology/child</text:p>
          </table:table-cell>
          <table:table-cell office:value-type="float" office:value="0.9982544" calcext:value-type="float">
            <text:p>0,9982544</text:p>
          </table:table-cell>
        </table:table-row>
        <table:table-row table:style-name="ro2">
          <table:table-cell/>
          <table:table-cell office:value-type="float" office:value="209" calcext:value-type="float">
            <text:p>209</text:p>
          </table:table-cell>
          <table:table-cell office:value-type="string" calcext:value-type="string">
            <text:p>http://dbpedia.org/property/almaMater</text:p>
          </table:table-cell>
          <table:table-cell office:value-type="float" office:value="0.9512195" calcext:value-type="float">
            <text:p>0,9512195</text:p>
          </table:table-cell>
          <table:table-cell office:value-type="string" calcext:value-type="string">
            <text:p>http://dbpedia.org/property/caption</text:p>
          </table:table-cell>
          <table:table-cell office:value-type="float" office:value="0.9981518" calcext:value-type="float">
            <text:p>0,9981518</text:p>
          </table:table-cell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office:value-type="string" calcext:value-type="string">
            <text:p>http://www.w3.org/2000/01/rdf-schema#seeAlso</text:p>
          </table:table-cell>
          <table:table-cell office:value-type="float" office:value="0.9510086" calcext:value-type="float">
            <text:p>0,9510086</text:p>
          </table:table-cell>
          <table:table-cell office:value-type="string" calcext:value-type="string">
            <text:p>http://dbpedia.org/property/residence</text:p>
          </table:table-cell>
          <table:table-cell office:value-type="float" office:value="0.9980491" calcext:value-type="float">
            <text:p>0,9980491</text:p>
          </table:table-cell>
        </table:table-row>
        <table:table-row table:style-name="ro2">
          <table:table-cell/>
          <table:table-cell office:value-type="float" office:value="211" calcext:value-type="float">
            <text:p>211</text:p>
          </table:table-cell>
          <table:table-cell office:value-type="string" calcext:value-type="string">
            <text:p>http://dbpedia.org/property/birthDate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http://dbpedia.org/property/nationality</text:p>
          </table:table-cell>
          <table:table-cell office:value-type="float" office:value="0.9980491" calcext:value-type="float">
            <text:p>0,9980491</text:p>
          </table:table-cell>
        </table:table-row>
        <table:table-row table:style-name="ro2">
          <table:table-cell/>
          <table:table-cell office:value-type="float" office:value="212" calcext:value-type="float">
            <text:p>212</text:p>
          </table:table-cell>
          <table:table-cell office:value-type="string" calcext:value-type="string">
            <text:p>http://dbpedia.org/property/work</text:p>
          </table:table-cell>
          <table:table-cell office:value-type="float" office:value="0.9411765" calcext:value-type="float">
            <text:p>0,9411765</text:p>
          </table:table-cell>
          <table:table-cell office:value-type="string" calcext:value-type="string">
            <text:p>http://dbpedia.org/property/birthDate</text:p>
          </table:table-cell>
          <table:table-cell office:value-type="float" office:value="0.9980491" calcext:value-type="float">
            <text:p>0,9980491</text:p>
          </table:table-cell>
        </table:table-row>
        <table:table-row table:style-name="ro2"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http://dbpedia.org/property/currentMembers</text:p>
          </table:table-cell>
          <table:table-cell office:value-type="float" office:value="0.92942584" calcext:value-type="float">
            <text:p>0,92942584</text:p>
          </table:table-cell>
          <table:table-cell office:value-type="string" calcext:value-type="string">
            <text:p>http://dbpedia.org/ontology/education</text:p>
          </table:table-cell>
          <table:table-cell office:value-type="float" office:value="0.9980491" calcext:value-type="float">
            <text:p>0,9980491</text:p>
          </table:table-cell>
        </table:table-row>
        <table:table-row table:style-name="ro2">
          <table:table-cell/>
          <table:table-cell office:value-type="float" office:value="214" calcext:value-type="float">
            <text:p>214</text:p>
          </table:table-cell>
          <table:table-cell office:value-type="string" calcext:value-type="string">
            <text:p>http://dbpedia.org/ontology/bandMember</text:p>
          </table:table-cell>
          <table:table-cell office:value-type="float" office:value="0.9243859" calcext:value-type="float">
            <text:p>0,9243859</text:p>
          </table:table-cell>
          <table:table-cell office:value-type="string" calcext:value-type="string">
            <text:p>http://dbpedia.org/property/partner</text:p>
          </table:table-cell>
          <table:table-cell office:value-type="float" office:value="0.9979464" calcext:value-type="float">
            <text:p>0,9979464</text:p>
          </table:table-cell>
        </table:table-row>
        <table:table-row table:style-name="ro2">
          <table:table-cell/>
          <table:table-cell office:value-type="float" office:value="215" calcext:value-type="float">
            <text:p>215</text:p>
          </table:table-cell>
          <table:table-cell office:value-type="string" calcext:value-type="string">
            <text:p>http://dbpedia.org/property/relatedActs</text:p>
          </table:table-cell>
          <table:table-cell office:value-type="float" office:value="0.9230769" calcext:value-type="float">
            <text:p>0,9230769</text:p>
          </table:table-cell>
          <table:table-cell office:value-type="string" calcext:value-type="string">
            <text:p>http://dbpedia.org/property/relatives</text:p>
          </table:table-cell>
          <table:table-cell office:value-type="float" office:value="0.9979464" calcext:value-type="float">
            <text:p>0,9979464</text:p>
          </table:table-cell>
        </table:table-row>
        <table:table-row table:style-name="ro2">
          <table:table-cell/>
          <table:table-cell office:value-type="float" office:value="216" calcext:value-type="float">
            <text:p>216</text:p>
          </table:table-cell>
          <table:table-cell office:value-type="string" calcext:value-type="string">
            <text:p>http://dbpedia.org/property/deathCause</text:p>
          </table:table-cell>
          <table:table-cell office:value-type="float" office:value="0.9166667" calcext:value-type="float">
            <text:p>0,9166667</text:p>
          </table:table-cell>
          <table:table-cell office:value-type="string" calcext:value-type="string">
            <text:p>http://dbpedia.org/property/education</text:p>
          </table:table-cell>
          <table:table-cell office:value-type="float" office:value="0.9979464" calcext:value-type="float">
            <text:p>0,9979464</text:p>
          </table:table-cell>
        </table:table-row>
        <table:table-row table:style-name="ro2">
          <table:table-cell/>
          <table:table-cell office:value-type="float" office:value="217" calcext:value-type="float">
            <text:p>217</text:p>
          </table:table-cell>
          <table:table-cell office:value-type="string" calcext:value-type="string">
            <text:p>http://dbpedia.org/ontology/deathCause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http://dbpedia.org/property/parents</text:p>
          </table:table-cell>
          <table:table-cell office:value-type="float" office:value="0.99784374" calcext:value-type="float">
            <text:p>0,99784374</text:p>
          </table:table-cell>
        </table:table-row>
        <table:table-row table:style-name="ro2"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http://dbpedia.org/ontology/formerBandMember</text:p>
          </table:table-cell>
          <table:table-cell office:value-type="float" office:value="0.89477694" calcext:value-type="float">
            <text:p>0,89477694</text:p>
          </table:table-cell>
          <table:table-cell office:value-type="string" calcext:value-type="string">
            <text:p>http://dbpedia.org/ontology/almaMater</text:p>
          </table:table-cell>
          <table:table-cell office:value-type="float" office:value="0.9975357" calcext:value-type="float">
            <text:p>0,9975357</text:p>
          </table:table-cell>
        </table:table-row>
        <table:table-row table:style-name="ro2">
          <table:table-cell/>
          <table:table-cell office:value-type="float" office:value="219" calcext:value-type="float">
            <text:p>219</text:p>
          </table:table-cell>
          <table:table-cell office:value-type="string" calcext:value-type="string">
            <text:p>http://dbpedia.org/property/pastMembers</text:p>
          </table:table-cell>
          <table:table-cell office:value-type="float" office:value="0.8928036" calcext:value-type="float">
            <text:p>0,8928036</text:p>
          </table:table-cell>
          <table:table-cell office:value-type="string" calcext:value-type="string">
            <text:p>http://dbpedia.org/ontology/parent</text:p>
          </table:table-cell>
          <table:table-cell office:value-type="float" office:value="0.99722767" calcext:value-type="float">
            <text:p>0,99722767</text:p>
          </table:table-cell>
        </table:table-row>
        <table:table-row table:style-name="ro2">
          <table:table-cell/>
          <table:table-cell office:value-type="float" office:value="220" calcext:value-type="float">
            <text:p>220</text:p>
          </table:table-cell>
          <table:table-cell office:value-type="string" calcext:value-type="string">
            <text:p>http://dbpedia.org/property/award</text:p>
          </table:table-cell>
          <table:table-cell office:value-type="float" office:value="0.875" calcext:value-type="float">
            <text:p>0,875</text:p>
          </table:table-cell>
          <table:table-cell office:value-type="string" calcext:value-type="string">
            <text:p>http://dbpedia.org/ontology/relative</text:p>
          </table:table-cell>
          <table:table-cell office:value-type="float" office:value="0.99722767" calcext:value-type="float">
            <text:p>0,99722767</text:p>
          </table:table-cell>
        </table:table-row>
        <table:table-row table:style-name="ro2">
          <table:table-cell/>
          <table:table-cell office:value-type="float" office:value="221" calcext:value-type="float">
            <text:p>221</text:p>
          </table:table-cell>
          <table:table-cell office:value-type="string" calcext:value-type="string">
            <text:p>http://dbpedia.org/ontology/citizenship</text:p>
          </table:table-cell>
          <table:table-cell office:value-type="float" office:value="0.85714287" calcext:value-type="float">
            <text:p>0,85714287</text:p>
          </table:table-cell>
          <table:table-cell office:value-type="string" calcext:value-type="string">
            <text:p>http://dbpedia.org/property/religion</text:p>
          </table:table-cell>
          <table:table-cell office:value-type="float" office:value="0.9965089" calcext:value-type="float">
            <text:p>0,9965089</text:p>
          </table:table-cell>
        </table:table-row>
        <table:table-row table:style-name="ro2"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http://dbpedia.org/property/residence</text:p>
          </table:table-cell>
          <table:table-cell office:value-type="float" office:value="0.84375" calcext:value-type="float">
            <text:p>0,84375</text:p>
          </table:table-cell>
          <table:table-cell office:value-type="string" calcext:value-type="string">
            <text:p>http://dbpedia.org/property/shortDescription</text:p>
          </table:table-cell>
          <table:table-cell office:value-type="float" office:value="0.99599546" calcext:value-type="float">
            <text:p>0,99599546</text:p>
          </table:table-cell>
        </table:table-row>
        <table:table-row table:style-name="ro2">
          <table:table-cell/>
          <table:table-cell office:value-type="float" office:value="223" calcext:value-type="float">
            <text:p>223</text:p>
          </table:table-cell>
          <table:table-cell office:value-type="string" calcext:value-type="string">
            <text:p>http://dbpedia.org/property/nationality</text:p>
          </table:table-cell>
          <table:table-cell office:value-type="float" office:value="0.8125" calcext:value-type="float">
            <text:p>0,8125</text:p>
          </table:table-cell>
          <table:table-cell office:value-type="string" calcext:value-type="string">
            <text:p>http://dbpedia.org/property/almaMater</text:p>
          </table:table-cell>
          <table:table-cell office:value-type="float" office:value="0.99599546" calcext:value-type="float">
            <text:p>0,99599546</text:p>
          </table:table-cell>
        </table:table-row>
        <table:table-row table:style-name="ro2">
          <table:table-cell/>
          <table:table-cell office:value-type="float" office:value="224" calcext:value-type="float">
            <text:p>224</text:p>
          </table:table-cell>
          <table:table-cell office:value-type="string" calcext:value-type="string">
            <text:p>http://dbpedia.org/property/deathPlace</text:p>
          </table:table-cell>
          <table:table-cell office:value-type="float" office:value="0.7910448" calcext:value-type="float">
            <text:p>0,7910448</text:p>
          </table:table-cell>
          <table:table-cell office:value-type="string" calcext:value-type="string">
            <text:p>http://dbpedia.org/ontology/wikiPageDisambiguates</text:p>
          </table:table-cell>
          <table:table-cell office:value-type="float" office:value="0.9955848" calcext:value-type="float">
            <text:p>0,9955848</text:p>
          </table:table-cell>
        </table:table-row>
        <table:table-row table:style-name="ro2"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http://dbpedia.org/property/placeOfDeath</text:p>
          </table:table-cell>
          <table:table-cell office:value-type="float" office:value="0.7755102" calcext:value-type="float">
            <text:p>0,7755102</text:p>
          </table:table-cell>
          <table:table-cell office:value-type="string" calcext:value-type="string">
            <text:p>http://dbpedia.org/property/instruments</text:p>
          </table:table-cell>
          <table:table-cell office:value-type="float" office:value="0.9955848" calcext:value-type="float">
            <text:p>0,9955848</text:p>
          </table:table-cell>
        </table:table-row>
        <table:table-row table:style-name="ro2">
          <table:table-cell/>
          <table:table-cell office:value-type="float" office:value="226" calcext:value-type="float">
            <text:p>226</text:p>
          </table:table-cell>
          <table:table-cell office:value-type="string" calcext:value-type="string">
            <text:p>http://dbpedia.org/ontology/residence</text:p>
          </table:table-cell>
          <table:table-cell office:value-type="float" office:value="0.74509805" calcext:value-type="float">
            <text:p>0,74509805</text:p>
          </table:table-cell>
          <table:table-cell office:value-type="string" calcext:value-type="string">
            <text:p>http://dbpedia.org/ontology/residence</text:p>
          </table:table-cell>
          <table:table-cell office:value-type="float" office:value="0.9954821" calcext:value-type="float">
            <text:p>0,9954821</text:p>
          </table:table-cell>
        </table:table-row>
        <table:table-row table:style-name="ro2">
          <table:table-cell/>
          <table:table-cell office:value-type="float" office:value="227" calcext:value-type="float">
            <text:p>227</text:p>
          </table:table-cell>
          <table:table-cell office:value-type="string" calcext:value-type="string">
            <text:p>http://dbpedia.org/property/title</text:p>
          </table:table-cell>
          <table:table-cell office:value-type="float" office:value="0.7430168" calcext:value-type="float">
            <text:p>0,7430168</text:p>
          </table:table-cell>
          <table:table-cell office:value-type="string" calcext:value-type="string">
            <text:p>http://dbpedia.org/property/spouse</text:p>
          </table:table-cell>
          <table:table-cell office:value-type="float" office:value="0.99424994" calcext:value-type="float">
            <text:p>0,99424994</text:p>
          </table:table-cell>
        </table:table-row>
        <table:table-row table:style-name="ro2">
          <table:table-cell/>
          <table:table-cell office:value-type="float" office:value="228" calcext:value-type="float">
            <text:p>228</text:p>
          </table:table-cell>
          <table:table-cell office:value-type="string" calcext:value-type="string">
            <text:p>http://dbpedia.org/property/birthPlace</text:p>
          </table:table-cell>
          <table:table-cell office:value-type="float" office:value="0.73826176" calcext:value-type="float">
            <text:p>0,73826176</text:p>
          </table:table-cell>
          <table:table-cell office:value-type="string" calcext:value-type="string">
            <text:p>http://dbpedia.org/property/placeOfDeath</text:p>
          </table:table-cell>
          <table:table-cell office:value-type="float" office:value="0.9921963" calcext:value-type="float">
            <text:p>0,9921963</text:p>
          </table:table-cell>
        </table:table-row>
        <table:table-row table:style-name="ro2">
          <table:table-cell/>
          <table:table-cell office:value-type="float" office:value="229" calcext:value-type="float">
            <text:p>229</text:p>
          </table:table-cell>
          <table:table-cell office:value-type="string" calcext:value-type="string">
            <text:p>http://dbpedia.org/ontology/deathPlace</text:p>
          </table:table-cell>
          <table:table-cell office:value-type="float" office:value="0.7295082" calcext:value-type="float">
            <text:p>0,7295082</text:p>
          </table:table-cell>
          <table:table-cell office:value-type="string" calcext:value-type="string">
            <text:p>http://dbpedia.org/property/url</text:p>
          </table:table-cell>
          <table:table-cell office:value-type="float" office:value="0.9910669" calcext:value-type="float">
            <text:p>0,9910669</text:p>
          </table:table-cell>
        </table:table-row>
        <table:table-row table:style-name="ro2">
          <table:table-cell/>
          <table:table-cell office:value-type="float" office:value="230" calcext:value-type="float">
            <text:p>230</text:p>
          </table:table-cell>
          <table:table-cell office:value-type="string" calcext:value-type="string">
            <text:p>http://dbpedia.org/property/associatedActs</text:p>
          </table:table-cell>
          <table:table-cell office:value-type="float" office:value="0.7283719" calcext:value-type="float">
            <text:p>0,7283719</text:p>
          </table:table-cell>
          <table:table-cell office:value-type="string" calcext:value-type="string">
            <text:p>http://dbpedia.org/property/deathPlace</text:p>
          </table:table-cell>
          <table:table-cell office:value-type="float" office:value="0.9902454" calcext:value-type="float">
            <text:p>0,9902454</text:p>
          </table:table-cell>
        </table:table-row>
        <table:table-row table:style-name="ro2">
          <table:table-cell/>
          <table:table-cell office:value-type="float" office:value="231" calcext:value-type="float">
            <text:p>231</text:p>
          </table:table-cell>
          <table:table-cell office:value-type="string" calcext:value-type="string">
            <text:p>http://dbpedia.org/ontology/religion</text:p>
          </table:table-cell>
          <table:table-cell office:value-type="float" office:value="0.71428573" calcext:value-type="float">
            <text:p>0,71428573</text:p>
          </table:table-cell>
          <table:table-cell office:value-type="string" calcext:value-type="string">
            <text:p>http://dbpedia.org/property/after</text:p>
          </table:table-cell>
          <table:table-cell office:value-type="float" office:value="0.98264706" calcext:value-type="float">
            <text:p>0,98264706</text:p>
          </table:table-cell>
        </table:table-row>
        <table:table-row table:style-name="ro2">
          <table:table-cell/>
          <table:table-cell office:value-type="float" office:value="232" calcext:value-type="float">
            <text:p>232</text:p>
          </table:table-cell>
          <table:table-cell office:value-type="string" calcext:value-type="string">
            <text:p>http://dbpedia.org/property/format</text:p>
          </table:table-cell>
          <table:table-cell office:value-type="float" office:value="0.71428573" calcext:value-type="float">
            <text:p>0,71428573</text:p>
          </table:table-cell>
          <table:table-cell office:value-type="string" calcext:value-type="string">
            <text:p>http://dbpedia.org/property/before</text:p>
          </table:table-cell>
          <table:table-cell office:value-type="float" office:value="0.9825444" calcext:value-type="float">
            <text:p>0,9825444</text:p>
          </table:table-cell>
        </table:table-row>
        <table:table-row table:style-name="ro2">
          <table:table-cell/>
          <table:table-cell office:value-type="float" office:value="233" calcext:value-type="float">
            <text:p>233</text:p>
          </table:table-cell>
          <table:table-cell office:value-type="string" calcext:value-type="string">
            <text:p>http://dbpedia.org/ontology/stateOfOrigin</text:p>
          </table:table-cell>
          <table:table-cell office:value-type="float" office:value="0.71428573" calcext:value-type="float">
            <text:p>0,71428573</text:p>
          </table:table-cell>
          <table:table-cell office:value-type="string" calcext:value-type="string">
            <text:p>http://www.w3.org/2002/07/owl#differentFrom</text:p>
          </table:table-cell>
          <table:table-cell office:value-type="float" office:value="0.9803881" calcext:value-type="float">
            <text:p>0,9803881</text:p>
          </table:table-cell>
        </table:table-row>
        <table:table-row table:style-name="ro2">
          <table:table-cell/>
          <table:table-cell office:value-type="float" office:value="234" calcext:value-type="float">
            <text:p>234</text:p>
          </table:table-cell>
          <table:table-cell office:value-type="string" calcext:value-type="string">
            <text:p>http://dbpedia.org/ontology/birthPlace</text:p>
          </table:table-cell>
          <table:table-cell office:value-type="float" office:value="0.70564514" calcext:value-type="float">
            <text:p>0,70564514</text:p>
          </table:table-cell>
          <table:table-cell office:value-type="string" calcext:value-type="string">
            <text:p>http://dbpedia.org/property/title</text:p>
          </table:table-cell>
          <table:table-cell office:value-type="float" office:value="0.97648627" calcext:value-type="float">
            <text:p>0,97648627</text:p>
          </table:table-cell>
        </table:table-row>
        <table:table-row table:style-name="ro2">
          <table:table-cell/>
          <table:table-cell office:value-type="float" office:value="235" calcext:value-type="float">
            <text:p>235</text:p>
          </table:table-cell>
          <table:table-cell office:value-type="string" calcext:value-type="string">
            <text:p>http://dbpedia.org/property/placeOfBirth</text:p>
          </table:table-cell>
          <table:table-cell office:value-type="float" office:value="0.7046308" calcext:value-type="float">
            <text:p>0,7046308</text:p>
          </table:table-cell>
          <table:table-cell office:value-type="string" calcext:value-type="string">
            <text:p>http://dbpedia.org/property/format</text:p>
          </table:table-cell>
          <table:table-cell office:value-type="float" office:value="0.974022" calcext:value-type="float">
            <text:p>0,974022</text:p>
          </table:table-cell>
        </table:table-row>
        <table:table-row table:style-name="ro2">
          <table:table-cell/>
          <table:table-cell office:value-type="float" office:value="236" calcext:value-type="float">
            <text:p>236</text:p>
          </table:table-cell>
          <table:table-cell office:value-type="string" calcext:value-type="string">
            <text:p>http://dbpedia.org/ontology/occupation</text:p>
          </table:table-cell>
          <table:table-cell office:value-type="float" office:value="0.6985507" calcext:value-type="float">
            <text:p>0,6985507</text:p>
          </table:table-cell>
          <table:table-cell office:value-type="string" calcext:value-type="string">
            <text:p>http://www.w3.org/2000/01/rdf-schema#seeAlso</text:p>
          </table:table-cell>
          <table:table-cell office:value-type="float" office:value="0.9727898" calcext:value-type="float">
            <text:p>0,9727898</text:p>
          </table:table-cell>
        </table:table-row>
        <table:table-row table:style-name="ro2">
          <table:table-cell/>
          <table:table-cell office:value-type="float" office:value="237" calcext:value-type="float">
            <text:p>237</text:p>
          </table:table-cell>
          <table:table-cell office:value-type="string" calcext:value-type="string">
            <text:p>http://dbpedia.org/ontology/associatedBand</text:p>
          </table:table-cell>
          <table:table-cell office:value-type="float" office:value="0.69555944" calcext:value-type="float">
            <text:p>0,69555944</text:p>
          </table:table-cell>
          <table:table-cell office:value-type="string" calcext:value-type="string">
            <text:p>http://dbpedia.org/property/notableInstruments</text:p>
          </table:table-cell>
          <table:table-cell office:value-type="float" office:value="0.96950406" calcext:value-type="float">
            <text:p>0,96950406</text:p>
          </table:table-cell>
        </table:table-row>
        <table:table-row table:style-name="ro2">
          <table:table-cell/>
          <table:table-cell office:value-type="float" office:value="238" calcext:value-type="float">
            <text:p>238</text:p>
          </table:table-cell>
          <table:table-cell office:value-type="string" calcext:value-type="string">
            <text:p>http://dbpedia.org/ontology/associatedMusicalArtist</text:p>
          </table:table-cell>
          <table:table-cell office:value-type="float" office:value="0.6954632" calcext:value-type="float">
            <text:p>0,6954632</text:p>
          </table:table-cell>
          <table:table-cell office:value-type="string" calcext:value-type="string">
            <text:p>http://dbpedia.org/ontology/deathPlace</text:p>
          </table:table-cell>
          <table:table-cell office:value-type="float" office:value="0.9625218" calcext:value-type="float">
            <text:p>0,9625218</text:p>
          </table:table-cell>
        </table:table-row>
        <table:table-row table:style-name="ro2">
          <table:table-cell/>
          <table:table-cell office:value-type="float" office:value="239" calcext:value-type="float">
            <text:p>239</text:p>
          </table:table-cell>
          <table:table-cell office:value-type="string" calcext:value-type="string">
            <text:p>http://dbpedia.org/property/instruments</text:p>
          </table:table-cell>
          <table:table-cell office:value-type="float" office:value="0.6944444" calcext:value-type="float">
            <text:p>0,6944444</text:p>
          </table:table-cell>
          <table:table-cell office:value-type="string" calcext:value-type="string">
            <text:p>http://dbpedia.org/ontology/soundRecording</text:p>
          </table:table-cell>
          <table:table-cell office:value-type="float" office:value="0.94701713" calcext:value-type="float">
            <text:p>0,94701713</text:p>
          </table:table-cell>
        </table:table-row>
        <table:table-row table:style-name="ro2">
          <table:table-cell/>
          <table:table-cell office:value-type="float" office:value="240" calcext:value-type="float">
            <text:p>240</text:p>
          </table:table-cell>
          <table:table-cell office:value-type="string" calcext:value-type="string">
            <text:p>http://dbpedia.org/property/notableInstruments</text:p>
          </table:table-cell>
          <table:table-cell office:value-type="float" office:value="0.68728524" calcext:value-type="float">
            <text:p>0,68728524</text:p>
          </table:table-cell>
          <table:table-cell office:value-type="string" calcext:value-type="string">
            <text:p>http://dbpedia.org/property/placeOfBirth</text:p>
          </table:table-cell>
          <table:table-cell office:value-type="float" office:value="0.914981" calcext:value-type="float">
            <text:p>0,914981</text:p>
          </table:table-cell>
        </table:table-row>
        <table:table-row table:style-name="ro2">
          <table:table-cell/>
          <table:table-cell office:value-type="float" office:value="241" calcext:value-type="float">
            <text:p>241</text:p>
          </table:table-cell>
          <table:table-cell office:value-type="string" calcext:value-type="string">
            <text:p>http://dbpedia.org/property/parent</text:p>
          </table:table-cell>
          <table:table-cell office:value-type="float" office:value="0.6666667" calcext:value-type="float">
            <text:p>0,6666667</text:p>
          </table:table-cell>
          <table:table-cell office:value-type="string" calcext:value-type="string">
            <text:p>http://dbpedia.org/property/birthPlace</text:p>
          </table:table-cell>
          <table:table-cell office:value-type="float" office:value="0.8916727" calcext:value-type="float">
            <text:p>0,8916727</text:p>
          </table:table-cell>
        </table:table-row>
        <table:table-row table:style-name="ro2">
          <table:table-cell/>
          <table:table-cell office:value-type="float" office:value="242" calcext:value-type="float">
            <text:p>242</text:p>
          </table:table-cell>
          <table:table-cell office:value-type="string" calcext:value-type="string">
            <text:p>http://dbpedia.org/property/country</text:p>
          </table:table-cell>
          <table:table-cell office:value-type="float" office:value="0.6666667" calcext:value-type="float">
            <text:p>0,6666667</text:p>
          </table:table-cell>
          <table:table-cell office:value-type="string" calcext:value-type="string">
            <text:p>http://dbpedia.org/property/instrument</text:p>
          </table:table-cell>
          <table:table-cell office:value-type="float" office:value="0.88448507" calcext:value-type="float">
            <text:p>0,88448507</text:p>
          </table:table-cell>
        </table:table-row>
        <table:table-row table:style-name="ro2">
          <table:table-cell/>
          <table:table-cell office:value-type="float" office:value="243" calcext:value-type="float">
            <text:p>243</text:p>
          </table:table-cell>
          <table:table-cell office:value-type="string" calcext:value-type="string">
            <text:p>http://dbpedia.org/property/occupation(s)_</text:p>
          </table:table-cell>
          <table:table-cell office:value-type="float" office:value="0.6666667" calcext:value-type="float">
            <text:p>0,6666667</text:p>
          </table:table-cell>
          <table:table-cell office:value-type="string" calcext:value-type="string">
            <text:p>http://dbpedia.org/property/occupation</text:p>
          </table:table-cell>
          <table:table-cell office:value-type="float" office:value="0.85850704" calcext:value-type="float">
            <text:p>0,85850704</text:p>
          </table:table-cell>
        </table:table-row>
        <table:table-row table:style-name="ro2">
          <table:table-cell/>
          <table:table-cell office:value-type="float" office:value="244" calcext:value-type="float">
            <text:p>244</text:p>
          </table:table-cell>
          <table:table-cell office:value-type="string" calcext:value-type="string">
            <text:p>http://dbpedia.org/ontology/nationality</text:p>
          </table:table-cell>
          <table:table-cell office:value-type="float" office:value="0.6666667" calcext:value-type="float">
            <text:p>0,6666667</text:p>
          </table:table-cell>
          <table:table-cell office:value-type="string" calcext:value-type="string">
            <text:p>http://dbpedia.org/ontology/instrument</text:p>
          </table:table-cell>
          <table:table-cell office:value-type="float" office:value="0.82421196" calcext:value-type="float">
            <text:p>0,82421196</text:p>
          </table:table-cell>
        </table:table-row>
        <table:table-row table:style-name="ro2">
          <table:table-cell/>
          <table:table-cell office:value-type="float" office:value="245" calcext:value-type="float">
            <text:p>245</text:p>
          </table:table-cell>
          <table:table-cell office:value-type="string" calcext:value-type="string">
            <text:p>http://dbpedia.org/property/charta</text:p>
          </table:table-cell>
          <table:table-cell office:value-type="float" office:value="0.6666667" calcext:value-type="float">
            <text:p>0,6666667</text:p>
          </table:table-cell>
          <table:table-cell office:value-type="string" calcext:value-type="string">
            <text:p>http://dbpedia.org/property/pastMembers</text:p>
          </table:table-cell>
          <table:table-cell office:value-type="float" office:value="0.8015197" calcext:value-type="float">
            <text:p>0,8015197</text:p>
          </table:table-cell>
        </table:table-row>
        <table:table-row table:style-name="ro2">
          <table:table-cell/>
          <table:table-cell office:value-type="float" office:value="246" calcext:value-type="float">
            <text:p>246</text:p>
          </table:table-cell>
          <table:table-cell office:value-type="string" calcext:value-type="string">
            <text:p>http://dbpedia.org/property/group</text:p>
          </table:table-cell>
          <table:table-cell office:value-type="float" office:value="0.6666667" calcext:value-type="float">
            <text:p>0,6666667</text:p>
          </table:table-cell>
          <table:table-cell office:value-type="string" calcext:value-type="string">
            <text:p>http://dbpedia.org/ontology/occupation</text:p>
          </table:table-cell>
          <table:table-cell office:value-type="float" office:value="0.8013143" calcext:value-type="float">
            <text:p>0,8013143</text:p>
          </table:table-cell>
        </table:table-row>
        <table:table-row table:style-name="ro2">
          <table:table-cell/>
          <table:table-cell office:value-type="float" office:value="247" calcext:value-type="float">
            <text:p>247</text:p>
          </table:table-cell>
          <table:table-cell office:value-type="string" calcext:value-type="string">
            <text:p>http://dbpedia.org/property/origin</text:p>
          </table:table-cell>
          <table:table-cell office:value-type="float" office:value="0.64327484" calcext:value-type="float">
            <text:p>0,64327484</text:p>
          </table:table-cell>
          <table:table-cell office:value-type="string" calcext:value-type="string">
            <text:p>http://dbpedia.org/ontology/formerBandMember</text:p>
          </table:table-cell>
          <table:table-cell office:value-type="float" office:value="0.76578707" calcext:value-type="float">
            <text:p>0,76578707</text:p>
          </table:table-cell>
        </table:table-row>
        <table:table-row table:style-name="ro2">
          <table:table-cell/>
          <table:table-cell office:value-type="float" office:value="248" calcext:value-type="float">
            <text:p>248</text:p>
          </table:table-cell>
          <table:table-cell office:value-type="string" calcext:value-type="string">
            <text:p>http://dbpedia.org/ontology/hometown</text:p>
          </table:table-cell>
          <table:table-cell office:value-type="float" office:value="0.6211229" calcext:value-type="float">
            <text:p>0,6211229</text:p>
          </table:table-cell>
          <table:table-cell office:value-type="string" calcext:value-type="string">
            <text:p>http://dbpedia.org/property/currentMembers</text:p>
          </table:table-cell>
          <table:table-cell office:value-type="float" office:value="0.7484341" calcext:value-type="float">
            <text:p>0,7484341</text:p>
          </table:table-cell>
        </table:table-row>
        <table:table-row table:style-name="ro2">
          <table:table-cell/>
          <table:table-cell office:value-type="float" office:value="249" calcext:value-type="float">
            <text:p>249</text:p>
          </table:table-cell>
          <table:table-cell office:value-type="string" calcext:value-type="string">
            <text:p>http://dbpedia.org/property/religion</text:p>
          </table:table-cell>
          <table:table-cell office:value-type="float" office:value="0.61904764" calcext:value-type="float">
            <text:p>0,61904764</text:p>
          </table:table-cell>
          <table:table-cell office:value-type="string" calcext:value-type="string">
            <text:p>http://dbpedia.org/ontology/birthPlace</text:p>
          </table:table-cell>
          <table:table-cell office:value-type="float" office:value="0.7348804" calcext:value-type="float">
            <text:p>0,7348804</text:p>
          </table:table-cell>
        </table:table-row>
        <table:table-row table:style-name="ro2"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http://dbpedia.org/property/label</text:p>
          </table:table-cell>
          <table:table-cell office:value-type="float" office:value="0.6181871" calcext:value-type="float">
            <text:p>0,6181871</text:p>
          </table:table-cell>
          <table:table-cell office:value-type="string" calcext:value-type="string">
            <text:p>http://dbpedia.org/ontology/bandMember</text:p>
          </table:table-cell>
          <table:table-cell office:value-type="float" office:value="0.700996" calcext:value-type="float">
            <text:p>0,700996</text:p>
          </table:table-cell>
        </table:table-row>
        <table:table-row table:style-name="ro2">
          <table:table-cell/>
          <table:table-cell office:value-type="float" office:value="251" calcext:value-type="float">
            <text:p>251</text:p>
          </table:table-cell>
          <table:table-cell office:value-type="string" calcext:value-type="string">
            <text:p>http://dbpedia.org/property/chartb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http://dbpedia.org/property/associatedActs</text:p>
          </table:table-cell>
          <table:table-cell office:value-type="float" office:value="0.6293254" calcext:value-type="float">
            <text:p>0,6293254</text:p>
          </table:table-cell>
        </table:table-row>
        <table:table-row table:style-name="ro2">
          <table:table-cell/>
          <table:table-cell office:value-type="float" office:value="252" calcext:value-type="float">
            <text:p>252</text:p>
          </table:table-cell>
          <table:table-cell office:value-type="string" calcext:value-type="string">
            <text:p>http://dbpedia.org/ontology/recordLabel</text:p>
          </table:table-cell>
          <table:table-cell office:value-type="float" office:value="0.5996747" calcext:value-type="float">
            <text:p>0,5996747</text:p>
          </table:table-cell>
          <table:table-cell office:value-type="string" calcext:value-type="string">
            <text:p>http://dbpedia.org/property/origin</text:p>
          </table:table-cell>
          <table:table-cell office:value-type="float" office:value="0.50580144" calcext:value-type="float">
            <text:p>0,50580144</text:p>
          </table:table-cell>
        </table:table-row>
        <table:table-row table:style-name="ro2">
          <table:table-cell/>
          <table:table-cell office:value-type="float" office:value="253" calcext:value-type="float">
            <text:p>253</text:p>
          </table:table-cell>
          <table:table-cell office:value-type="string" calcext:value-type="string">
            <text:p>http://dbpedia.org/ontology/instrument</text:p>
          </table:table-cell>
          <table:table-cell office:value-type="float" office:value="0.584127" calcext:value-type="float">
            <text:p>0,584127</text:p>
          </table:table-cell>
          <table:table-cell office:value-type="string" calcext:value-type="string">
            <text:p>http://dbpedia.org/property/website</text:p>
          </table:table-cell>
          <table:table-cell office:value-type="float" office:value="0.50035936" calcext:value-type="float">
            <text:p>0,50035936</text:p>
          </table:table-cell>
        </table:table-row>
        <table:table-row table:style-name="ro2">
          <table:table-cell/>
          <table:table-cell office:value-type="float" office:value="254" calcext:value-type="float">
            <text:p>254</text:p>
          </table:table-cell>
          <table:table-cell office:value-type="string" calcext:value-type="string">
            <text:p>http://purl.org/dc/terms/subject</text:p>
          </table:table-cell>
          <table:table-cell office:value-type="float" office:value="0.5367589" calcext:value-type="float">
            <text:p>0,5367589</text:p>
          </table:table-cell>
          <table:table-cell office:value-type="string" calcext:value-type="string">
            <text:p>http://dbpedia.org/ontology/associatedMusicalArtist</text:p>
          </table:table-cell>
          <table:table-cell office:value-type="float" office:value="0.4893726" calcext:value-type="float">
            <text:p>0,4893726</text:p>
          </table:table-cell>
        </table:table-row>
        <table:table-row table:style-name="ro2"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http://dbpedia.org/property/shortDescription</text:p>
          </table:table-cell>
          <table:table-cell office:value-type="float" office:value="0.52380955" calcext:value-type="float">
            <text:p>0,52380955</text:p>
          </table:table-cell>
          <table:table-cell office:value-type="string" calcext:value-type="string">
            <text:p>http://dbpedia.org/ontology/associatedBand</text:p>
          </table:table-cell>
          <table:table-cell office:value-type="float" office:value="0.4893726" calcext:value-type="float">
            <text:p>0,4893726</text:p>
          </table:table-cell>
        </table:table-row>
        <table:table-row table:style-name="ro2"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http://dbpedia.org/property/instrument</text:p>
          </table:table-cell>
          <table:table-cell office:value-type="float" office:value="0.5232068" calcext:value-type="float">
            <text:p>0,5232068</text:p>
          </table:table-cell>
          <table:table-cell office:value-type="string" calcext:value-type="string">
            <text:p>http://dbpedia.org/property/label</text:p>
          </table:table-cell>
          <table:table-cell office:value-type="float" office:value="0.4295102" calcext:value-type="float">
            <text:p>0,4295102</text:p>
          </table:table-cell>
        </table:table-row>
        <table:table-row table:style-name="ro2">
          <table:table-cell/>
          <table:table-cell office:value-type="float" office:value="257" calcext:value-type="float">
            <text:p>257</text:p>
          </table:table-cell>
          <table:table-cell office:value-type="string" calcext:value-type="string">
            <text:p>http://dbpedia.org/property/occupation</text:p>
          </table:table-cell>
          <table:table-cell office:value-type="float" office:value="0.503268" calcext:value-type="float">
            <text:p>0,503268</text:p>
          </table:table-cell>
          <table:table-cell office:value-type="string" calcext:value-type="string">
            <text:p>http://dbpedia.org/property/wordnet_type</text:p>
          </table:table-cell>
          <table:table-cell office:value-type="float" office:value="0.40579116" calcext:value-type="float">
            <text:p>0,40579116</text:p>
          </table:table-cell>
        </table:table-row>
        <table:table-row table:style-name="ro2">
          <table:table-cell/>
          <table:table-cell office:value-type="float" office:value="258" calcext:value-type="float">
            <text:p>258</text:p>
          </table:table-cell>
          <table:table-cell office:value-type="string" calcext:value-type="string">
            <text:p>http://dbpedia.org/property/filetype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ttp://dbpedia.org/ontology/thumbnail</text:p>
          </table:table-cell>
          <table:table-cell office:value-type="float" office:value="0.3584557" calcext:value-type="float">
            <text:p>0,3584557</text:p>
          </table:table-cell>
        </table:table-row>
        <table:table-row table:style-name="ro2">
          <table:table-cell/>
          <table:table-cell office:value-type="float" office:value="259" calcext:value-type="float">
            <text:p>259</text:p>
          </table:table-cell>
          <table:table-cell office:value-type="string" calcext:value-type="string">
            <text:p>http://dbpedia.org/property/citizenship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ttp://xmlns.com/foaf/0,1/depiction</text:p>
          </table:table-cell>
          <table:table-cell office:value-type="float" office:value="0.3584557" calcext:value-type="float">
            <text:p>0,3584557</text:p>
          </table:table-cell>
        </table:table-row>
        <table:table-row table:style-name="ro2">
          <table:table-cell/>
          <table:table-cell office:value-type="float" office:value="260" calcext:value-type="float">
            <text:p>260</text:p>
          </table:table-cell>
          <table:table-cell office:value-type="string" calcext:value-type="string">
            <text:p>http://dbpedia.org/property/voiceType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ttp://dbpedia.org/ontology/hometown</text:p>
          </table:table-cell>
          <table:table-cell office:value-type="float" office:value="0.25464627" calcext:value-type="float">
            <text:p>0,25464627</text:p>
          </table:table-cell>
        </table:table-row>
        <table:table-row table:style-name="ro2">
          <table:table-cell/>
          <table:table-cell office:value-type="float" office:value="261" calcext:value-type="float">
            <text:p>261</text:p>
          </table:table-cell>
          <table:table-cell office:value-type="string" calcext:value-type="string">
            <text:p>http://dbpedia.org/property/ethnicity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ttp://dbpedia.org/ontology/recordLabel</text:p>
          </table:table-cell>
          <table:table-cell office:value-type="float" office:value="0.20494917" calcext:value-type="float">
            <text:p>0,20494917</text:p>
          </table:table-cell>
        </table:table-row>
        <table:table-row table:style-name="ro2">
          <table:table-cell/>
          <table:table-cell office:value-type="float" office:value="262" calcext:value-type="float">
            <text:p>262</text:p>
          </table:table-cell>
          <table:table-cell office:value-type="string" calcext:value-type="string">
            <text:p>http://dbpedia.org/ontology/party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ttp://xmlns.com/foaf/0,1/homepage</text:p>
          </table:table-cell>
          <table:table-cell office:value-type="float" office:value="0.19139542" calcext:value-type="float">
            <text:p>0,19139542</text:p>
          </table:table-cell>
        </table:table-row>
        <table:table-row table:style-name="ro2">
          <table:table-cell/>
          <table:table-cell office:value-type="float" office:value="263" calcext:value-type="float">
            <text:p>263</text:p>
          </table:table-cell>
          <table:table-cell office:value-type="string" calcext:value-type="string">
            <text:p>http://dbpedia.org/property/wordnet_type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ttp://dbpedia.org/property/genre</text:p>
          </table:table-cell>
          <table:table-cell office:value-type="float" office:value="0.13225177" calcext:value-type="float">
            <text:p>0,13225177</text:p>
          </table:table-cell>
        </table:table-row>
        <table:table-row table:style-name="ro2">
          <table:table-cell/>
          <table:table-cell office:value-type="float" office:value="264" calcext:value-type="float">
            <text:p>264</text:p>
          </table:table-cell>
          <table:table-cell office:value-type="string" calcext:value-type="string">
            <text:p>http://dbpedia.org/property/honorificSuffix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ttp://dbpedia.org/ontology/wikiPageExternalLink</text:p>
          </table:table-cell>
          <table:table-cell office:value-type="float" office:value="0.07187596" calcext:value-type="float">
            <text:p>0,07187596</text:p>
          </table:table-cell>
        </table:table-row>
        <table:table-row table:style-name="ro2">
          <table:table-cell/>
          <table:table-cell office:value-type="float" office:value="265" calcext:value-type="float">
            <text:p>265</text:p>
          </table:table-cell>
          <table:table-cell office:value-type="string" calcext:value-type="string">
            <text:p>http://dbpedia.org/property/rev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ttp://dbpedia.org/ontology/genre</text:p>
          </table:table-cell>
          <table:table-cell office:value-type="float" office:value="0.06489372" calcext:value-type="float">
            <text:p>0,06489372</text:p>
          </table:table-cell>
        </table:table-row>
        <table:table-row table:style-name="ro2">
          <table:table-cell/>
          <table:table-cell office:value-type="float" office:value="266" calcext:value-type="float">
            <text:p>266</text:p>
          </table:table-cell>
          <table:table-cell office:value-type="string" calcext:value-type="string">
            <text:p>http://dbpedia.org/property/party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ttp://dbpedia.org/property/hasPhotoCollection</text:p>
          </table:table-cell>
          <table:table-cell office:value-type="float" office:value="0.023102988" calcext:value-type="float">
            <text:p>0,023102988</text:p>
          </table:table-cell>
        </table:table-row>
        <table:table-row table:style-name="ro2">
          <table:table-cell/>
          <table:table-cell office:value-type="float" office:value="267" calcext:value-type="float">
            <text:p>267</text:p>
          </table:table-cell>
          <table:table-cell office:value-type="string" calcext:value-type="string">
            <text:p>http://www.w3.org/1999/02/22-rdf-syntax-ns#type</text:p>
          </table:table-cell>
          <table:table-cell table:style-name="ce6" office:value-type="string" calcext:value-type="string">
            <text:p>0,48041502</text:p>
          </table:table-cell>
          <table:table-cell office:value-type="string" calcext:value-type="string">
            <text:p>http://purl.org/dc/terms/subject</text:p>
          </table:table-cell>
          <table:table-cell office:value-type="float" office:value="0.009343876" calcext:value-type="float">
            <text:p>0,009343876</text:p>
          </table:table-cell>
        </table:table-row>
        <table:table-row table:style-name="ro2">
          <table:table-cell/>
          <table:table-cell office:value-type="float" office:value="268" calcext:value-type="float">
            <text:p>268</text:p>
          </table:table-cell>
          <table:table-cell office:value-type="string" calcext:value-type="string">
            <text:p>http://dbpedia.org/ontology/genre</text:p>
          </table:table-cell>
          <table:table-cell office:value-type="float" office:value="0.35420945" calcext:value-type="float">
            <text:p>0,35420945</text:p>
          </table:table-cell>
          <table:table-cell office:value-type="string" calcext:value-type="string">
            <text:p>http://www.w3.org/ns/prov#wasDerivedFrom</text:p>
          </table:table-cell>
          <table:table-cell office:value-type="float" office:value="0.0048259576" calcext:value-type="float">
            <text:p>0,0048259576</text:p>
          </table:table-cell>
        </table:table-row>
        <table:table-row table:style-name="ro2">
          <table:table-cell/>
          <table:table-cell office:value-type="float" office:value="269" calcext:value-type="float">
            <text:p>269</text:p>
          </table:table-cell>
          <table:table-cell office:value-type="string" calcext:value-type="string">
            <text:p>http://dbpedia.org/property/genre</text:p>
          </table:table-cell>
          <table:table-cell office:value-type="float" office:value="0.3516129" calcext:value-type="float">
            <text:p>0,3516129</text:p>
          </table:table-cell>
          <table:table-cell office:value-type="string" calcext:value-type="string">
            <text:p>http://xmlns.com/foaf/0,1/isPrimaryTopicOf</text:p>
          </table:table-cell>
          <table:table-cell office:value-type="float" office:value="0.0048259576" calcext:value-type="float">
            <text:p>0,0048259576</text:p>
          </table:table-cell>
        </table:table-row>
        <table:table-row table:style-name="ro2">
          <table:table-cell/>
          <table:table-cell office:value-type="float" office:value="270" calcext:value-type="float">
            <text:p>270</text:p>
          </table:table-cell>
          <table:table-cell office:value-type="string" calcext:value-type="string">
            <text:p>http://dbpedia.org/ontology/cou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.0030803983" calcext:value-type="float">
            <text:p>0,0030803983</text:p>
          </table:table-cell>
        </table:table-row>
      </table:table>
      <table:table table:name="AnalysisFeature-MOVIELENS" table:style-name="ta1">
        <table:table-column table:style-name="co1" table:default-cell-style-name="Default"/>
        <table:table-column table:style-name="co1" table:default-cell-style-name="ce1"/>
        <table:table-column table:style-name="co5" table:default-cell-style-name="ce9"/>
        <table:table-column table:style-name="co1" table:default-cell-style-name="ce9"/>
        <table:table-column table:style-name="co6" table:default-cell-style-name="ce9"/>
        <table:table-column table:style-name="co1" table:default-cell-style-name="ce9"/>
        <table:table-row table:style-name="ro1">
          <table:table-cell/>
          <table:table-cell table:style-name="Default"/>
          <table:table-cell table:style-name="ce7" office:value-type="string" calcext:value-type="string" table:number-columns-spanned="4" table:number-rows-spanned="1">
            <text:p>MOVIELENS</text:p>
          </table:table-cell>
          <table:covered-table-cell table:number-columns-repeated="3" table:style-name="ce10"/>
        </table:table-row>
        <table:table-row table:style-name="ro1">
          <table:table-cell/>
          <table:table-cell table:style-name="Default"/>
          <table:table-cell table:style-name="ce8" office:value-type="string" calcext:value-type="string">
            <text:p>DISTINTIC-MOVIELENS</text:p>
          </table:table-cell>
          <table:table-cell table:style-name="ce11"/>
          <table:table-cell table:style-name="ce8" office:value-type="string" calcext:value-type="string">
            <text:p>MISSING-MOVIELENS</text:p>
          </table:table-cell>
          <table:table-cell table:style-name="ce11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run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runtime</text:p>
          </table:table-cell>
          <table:table-cell office:value-type="float" office:value="0.9996954" calcext:value-type="float">
            <text:p>0,9996954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ttp://dbpedia.org/property/sing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single</text:p>
          </table:table-cell>
          <table:table-cell office:value-type="float" office:value="0.9996954" calcext:value-type="float">
            <text:p>0,9996954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ttp://dbpedia.org/ontology/deathPl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ontology/deathPlace</text:p>
          </table:table-cell>
          <table:table-cell office:value-type="float" office:value="0.9996954" calcext:value-type="float">
            <text:p>0,9996954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http://dbpedia.org/property/so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songs</text:p>
          </table:table-cell>
          <table:table-cell office:value-type="float" office:value="0.9996954" calcext:value-type="float">
            <text:p>0,9996954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http://dbpedia.org/ontology/alb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ontology/album</text:p>
          </table:table-cell>
          <table:table-cell office:value-type="float" office:value="0.9996954" calcext:value-type="float">
            <text:p>0,9996954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ttp://dbpedia.org/property/animationDirec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animationDirecting</text:p>
          </table:table-cell>
          <table:table-cell office:value-type="float" office:value="0.9996954" calcext:value-type="float">
            <text:p>0,9996954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http://dbpedia.org/property/sequ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prev</text:p>
          </table:table-cell>
          <table:table-cell office:value-type="float" office:value="0.9996954" calcext:value-type="float">
            <text:p>0,9996954</text:p>
          </table:table-cell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http://dbpedia.org/property/pre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image</text:p>
          </table:table-cell>
          <table:table-cell office:value-type="float" office:value="0.9996954" calcext:value-type="float">
            <text:p>0,9996954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http://dbpedia.org/property/nextAlb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thisAlbum</text:p>
          </table:table-cell>
          <table:table-cell office:value-type="float" office:value="0.9996954" calcext:value-type="float">
            <text:p>0,9996954</text:p>
          </table:table-cell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ttp://dbpedia.org/property/im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artist(s)_</text:p>
          </table:table-cell>
          <table:table-cell office:value-type="float" office:value="0.9996954" calcext:value-type="float">
            <text:p>0,9996954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http://dbpedia.org/property/thisAlb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costumeDesign</text:p>
          </table:table-cell>
          <table:table-cell office:value-type="float" office:value="0.9996954" calcext:value-type="float">
            <text:p>0,9996954</text:p>
          </table:table-cell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http://dbpedia.org/property/artist(s)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ontology/network</text:p>
          </table:table-cell>
          <table:table-cell office:value-type="float" office:value="0.9996954" calcext:value-type="float">
            <text:p>0,9996954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http://dbpedia.org/property/costumeDes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spouse</text:p>
          </table:table-cell>
          <table:table-cell office:value-type="float" office:value="0.9996954" calcext:value-type="float">
            <text:p>0,9996954</text:p>
          </table:table-cell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http://dbpedia.org/ontology/netw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singer</text:p>
          </table:table-cell>
          <table:table-cell office:value-type="float" office:value="0.9996954" calcext:value-type="float">
            <text:p>0,9996954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http://dbpedia.org/property/spo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costuming</text:p>
          </table:table-cell>
          <table:table-cell office:value-type="float" office:value="0.9996954" calcext:value-type="float">
            <text:p>0,9996954</text:p>
          </table:table-cell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http://dbpedia.org/property/sin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productionDesign</text:p>
          </table:table-cell>
          <table:table-cell office:value-type="float" office:value="0.9996954" calcext:value-type="float">
            <text:p>0,999695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http://dbpedia.org/property/costum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casting</text:p>
          </table:table-cell>
          <table:table-cell office:value-type="float" office:value="0.9996954" calcext:value-type="float">
            <text:p>0,9996954</text:p>
          </table:table-cell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http://dbpedia.org/property/productionDes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next</text:p>
          </table:table-cell>
          <table:table-cell office:value-type="float" office:value="0.9996954" calcext:value-type="float">
            <text:p>0,9996954</text:p>
          </table:table-cell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http://dbpedia.org/property/cas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ontology/musicalBand</text:p>
          </table:table-cell>
          <table:table-cell office:value-type="float" office:value="0.9996954" calcext:value-type="float">
            <text:p>0,9996954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http://dbpedia.org/property/ne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animationBy</text:p>
          </table:table-cell>
          <table:table-cell office:value-type="float" office:value="0.9996954" calcext:value-type="float">
            <text:p>0,9996954</text:p>
          </table:table-cell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http://dbpedia.org/property/no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voices</text:p>
          </table:table-cell>
          <table:table-cell office:value-type="float" office:value="0.9996954" calcext:value-type="float">
            <text:p>0,9996954</text:p>
          </table:table-cell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http://dbpedia.org/ontology/musicalB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ontology/education</text:p>
          </table:table-cell>
          <table:table-cell office:value-type="float" office:value="0.9996954" calcext:value-type="float">
            <text:p>0,9996954</text:p>
          </table:table-cell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http://dbpedia.org/property/animationB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ontology/composer</text:p>
          </table:table-cell>
          <table:table-cell office:value-type="float" office:value="0.9996954" calcext:value-type="float">
            <text:p>0,9996954</text:p>
          </table:table-cell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ttp://dbpedia.org/property/webs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ontology/spouse</text:p>
          </table:table-cell>
          <table:table-cell office:value-type="float" office:value="0.9996954" calcext:value-type="float">
            <text:p>0,9996954</text:p>
          </table:table-cell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http://dbpedia.org/property/vo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ontology/restingPlace</text:p>
          </table:table-cell>
          <table:table-cell office:value-type="float" office:value="0.9996954" calcext:value-type="float">
            <text:p>0,9996954</text:p>
          </table:table-cell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http://dbpedia.org/ontology/edu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ontology/musicalArtist</text:p>
          </table:table-cell>
          <table:table-cell office:value-type="float" office:value="0.9996954" calcext:value-type="float">
            <text:p>0,9996954</text:p>
          </table:table-cell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http://dbpedia.org/ontology/compos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ontology/format</text:p>
          </table:table-cell>
          <table:table-cell office:value-type="float" office:value="0.9996954" calcext:value-type="float">
            <text:p>0,9996954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http://dbpedia.org/ontology/spo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languages</text:p>
          </table:table-cell>
          <table:table-cell office:value-type="float" office:value="0.9996954" calcext:value-type="float">
            <text:p>0,9996954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http://dbpedia.org/ontology/restingPl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genres</text:p>
          </table:table-cell>
          <table:table-cell office:value-type="float" office:value="0.9996954" calcext:value-type="float">
            <text:p>0,9996954</text:p>
          </table:table-cell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http://dbpedia.org/ontology/musicalArt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technicolorCinematography</text:p>
          </table:table-cell>
          <table:table-cell office:value-type="float" office:value="0.9996954" calcext:value-type="float">
            <text:p>0,9996954</text:p>
          </table:table-cell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http://dbpedia.org/ontology/form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producers</text:p>
          </table:table-cell>
          <table:table-cell office:value-type="float" office:value="0.9996954" calcext:value-type="float">
            <text:p>0,9996954</text:p>
          </table:table-cell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http://dbpedia.org/property/languag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ontology/deathCause</text:p>
          </table:table-cell>
          <table:table-cell office:value-type="float" office:value="0.9996954" calcext:value-type="float">
            <text:p>0,9996954</text:p>
          </table:table-cell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http://dbpedia.org/property/lyr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after</text:p>
          </table:table-cell>
          <table:table-cell office:value-type="float" office:value="0.9996954" calcext:value-type="float">
            <text:p>0,9996954</text:p>
          </table:table-cell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http://dbpedia.org/property/gen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ontology/publisher</text:p>
          </table:table-cell>
          <table:table-cell office:value-type="float" office:value="0.9996954" calcext:value-type="float">
            <text:p>0,9996954</text:p>
          </table:table-cell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http://dbpedia.org/property/technicolorCinematograph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shotIn</text:p>
          </table:table-cell>
          <table:table-cell office:value-type="float" office:value="0.9996954" calcext:value-type="float">
            <text:p>0,9996954</text:p>
          </table:table-cell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http://dbpedia.org/property/awar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creator</text:p>
          </table:table-cell>
          <table:table-cell office:value-type="float" office:value="0.9996954" calcext:value-type="float">
            <text:p>0,9996954</text:p>
          </table:table-cell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http://dbpedia.org/property/executiveProduc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licensing</text:p>
          </table:table-cell>
          <table:table-cell office:value-type="float" office:value="0.9996954" calcext:value-type="float">
            <text:p>0,9996954</text:p>
          </table:table-cell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http://dbpedia.org/property/produc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education</text:p>
          </table:table-cell>
          <table:table-cell office:value-type="float" office:value="0.9996954" calcext:value-type="float">
            <text:p>0,9996954</text:p>
          </table:table-cell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http://dbpedia.org/ontology/deathCa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succeededBy</text:p>
          </table:table-cell>
          <table:table-cell office:value-type="float" office:value="0.9996954" calcext:value-type="float">
            <text:p>0,9996954</text:p>
          </table:table-cell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http://dbpedia.org/property/af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ontology/occupation</text:p>
          </table:table-cell>
          <table:table-cell office:value-type="float" office:value="0.9996954" calcext:value-type="float">
            <text:p>0,9996954</text:p>
          </table:table-cell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http://dbpedia.org/property/movieMus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ontology/voice</text:p>
          </table:table-cell>
          <table:table-cell office:value-type="float" office:value="0.9996954" calcext:value-type="float">
            <text:p>0,9996954</text:p>
          </table:table-cell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http://dbpedia.org/ontology/publis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company</text:p>
          </table:table-cell>
          <table:table-cell office:value-type="float" office:value="0.9996954" calcext:value-type="float">
            <text:p>0,9996954</text:p>
          </table:table-cell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http://dbpedia.org/property/sho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minatonAndMakeUp</text:p>
          </table:table-cell>
          <table:table-cell office:value-type="float" office:value="0.9996954" calcext:value-type="float">
            <text:p>0,9996954</text:p>
          </table:table-cell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http://dbpedia.org/property/cre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scoreRecorded</text:p>
          </table:table-cell>
          <table:table-cell office:value-type="float" office:value="0.9996954" calcext:value-type="float">
            <text:p>0,9996954</text:p>
          </table:table-cell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http://dbpedia.org/property/sour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ontology/company</text:p>
          </table:table-cell>
          <table:table-cell office:value-type="float" office:value="0.9996954" calcext:value-type="float">
            <text:p>0,9996954</text:p>
          </table:table-cell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http://dbpedia.org/property/licen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costumes</text:p>
          </table:table-cell>
          <table:table-cell office:value-type="float" office:value="0.9996954" calcext:value-type="float">
            <text:p>0,9996954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http://dbpedia.org/property/edu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musicalDirection</text:p>
          </table:table-cell>
          <table:table-cell office:value-type="float" office:value="0.9996954" calcext:value-type="float">
            <text:p>0,9996954</text:p>
          </table:table-cell>
        </table:table-row>
        <table:table-row table:style-name="ro2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http://dbpedia.org/property/succeededB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rating</text:p>
          </table:table-cell>
          <table:table-cell office:value-type="float" office:value="0.9996954" calcext:value-type="float">
            <text:p>0,9996954</text:p>
          </table:table-cell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http://dbpedia.org/ontology/occup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video</text:p>
          </table:table-cell>
          <table:table-cell office:value-type="float" office:value="0.9996954" calcext:value-type="float">
            <text:p>0,9996954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http://dbpedia.org/ontology/vo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locationManagerSecondUnit,MarineAdvisorUncredited</text:p>
          </table:table-cell>
          <table:table-cell office:value-type="float" office:value="0.9996954" calcext:value-type="float">
            <text:p>0,9996954</text:p>
          </table:table-cell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http://dbpedia.org/property/writ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author</text:p>
          </table:table-cell>
          <table:table-cell office:value-type="float" office:value="0.9996954" calcext:value-type="float">
            <text:p>0,9996954</text:p>
          </table:table-cell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http://dbpedia.org/property/compa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deathCause</text:p>
          </table:table-cell>
          <table:table-cell office:value-type="float" office:value="0.9996954" calcext:value-type="float">
            <text:p>0,9996954</text:p>
          </table:table-cell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http://dbpedia.org/ontology/soundRecor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restingPlace</text:p>
          </table:table-cell>
          <table:table-cell office:value-type="float" office:value="0.9996954" calcext:value-type="float">
            <text:p>0,9996954</text:p>
          </table:table-cell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http://dbpedia.org/property/minatonAndMake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ontology/knownFor</text:p>
          </table:table-cell>
          <table:table-cell office:value-type="float" office:value="0.9996954" calcext:value-type="float">
            <text:p>0,9996954</text:p>
          </table:table-cell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http://dbpedia.org/property/scoreRecord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ontology/subsequentWork</text:p>
          </table:table-cell>
          <table:table-cell office:value-type="float" office:value="0.9996954" calcext:value-type="float">
            <text:p>0,9996954</text:p>
          </table:table-cell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http://dbpedia.org/ontology/compa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ontology/hometown</text:p>
          </table:table-cell>
          <table:table-cell office:value-type="float" office:value="0.9996954" calcext:value-type="float">
            <text:p>0,9996954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http://dbpedia.org/property/costu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narratedBy</text:p>
          </table:table-cell>
          <table:table-cell office:value-type="float" office:value="0.9996954" calcext:value-type="float">
            <text:p>0,9996954</text:p>
          </table:table-cell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http://dbpedia.org/property/relea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executiveProducer</text:p>
          </table:table-cell>
          <table:table-cell office:value-type="float" office:value="0.9996954" calcext:value-type="float">
            <text:p>0,9996954</text:p>
          </table:table-cell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http://dbpedia.org/property/compos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arranger&amp;MusicProducer</text:p>
          </table:table-cell>
          <table:table-cell office:value-type="float" office:value="0.9996954" calcext:value-type="float">
            <text:p>0,9996954</text:p>
          </table:table-cell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http://dbpedia.org/property/musicalDir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ontology/type</text:p>
          </table:table-cell>
          <table:table-cell office:value-type="float" office:value="0.9996954" calcext:value-type="float">
            <text:p>0,9996954</text:p>
          </table:table-cell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http://dbpedia.org/property/u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productionCompanies</text:p>
          </table:table-cell>
          <table:table-cell office:value-type="float" office:value="0.9996954" calcext:value-type="float">
            <text:p>0,9996954</text:p>
          </table:table-cell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http://dbpedia.org/property/ra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ontology/birthPlace</text:p>
          </table:table-cell>
          <table:table-cell office:value-type="float" office:value="0.9996954" calcext:value-type="float">
            <text:p>0,9996954</text:p>
          </table:table-cell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http://dbpedia.org/property/vide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before</text:p>
          </table:table-cell>
          <table:table-cell office:value-type="float" office:value="0.9996954" calcext:value-type="float">
            <text:p>0,9996954</text:p>
          </table:table-cell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http://dbpedia.org/property/locationManagerSecondUnit,MarineAdvisorUncredi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production</text:p>
          </table:table-cell>
          <table:table-cell office:value-type="float" office:value="0.9996954" calcext:value-type="float">
            <text:p>0,9996954</text:p>
          </table:table-cell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http://dbpedia.org/property/auth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fromAlbum</text:p>
          </table:table-cell>
          <table:table-cell office:value-type="float" office:value="0.9996954" calcext:value-type="float">
            <text:p>0,9996954</text:p>
          </table:table-cell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http://dbpedia.org/property/deathCa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locations</text:p>
          </table:table-cell>
          <table:table-cell office:value-type="float" office:value="0.9996954" calcext:value-type="float">
            <text:p>0,9996954</text:p>
          </table:table-cell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http://dbpedia.org/property/restingPl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homeTown</text:p>
          </table:table-cell>
          <table:table-cell office:value-type="float" office:value="0.9996954" calcext:value-type="float">
            <text:p>0,9996954</text:p>
          </table:table-cell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http://dbpedia.org/property/publis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sequel</text:p>
          </table:table-cell>
          <table:table-cell office:value-type="float" office:value="0.9993908" calcext:value-type="float">
            <text:p>0,9993908</text:p>
          </table:table-cell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http://dbpedia.org/ontology/knownF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website</text:p>
          </table:table-cell>
          <table:table-cell office:value-type="float" office:value="0.9993908" calcext:value-type="float">
            <text:p>0,9993908</text:p>
          </table:table-cell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http://dbpedia.org/ontology/subsequentW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lyrics</text:p>
          </table:table-cell>
          <table:table-cell office:value-type="float" office:value="0.9993908" calcext:value-type="float">
            <text:p>0,9993908</text:p>
          </table:table-cell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http://dbpedia.org/property/coProduc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awards</text:p>
          </table:table-cell>
          <table:table-cell office:value-type="float" office:value="0.9993908" calcext:value-type="float">
            <text:p>0,9993908</text:p>
          </table:table-cell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http://dbpedia.org/ontology/gen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executiveProducers</text:p>
          </table:table-cell>
          <table:table-cell office:value-type="float" office:value="0.9993908" calcext:value-type="float">
            <text:p>0,9993908</text:p>
          </table:table-cell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http://dbpedia.org/property/lastAlb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released</text:p>
          </table:table-cell>
          <table:table-cell office:value-type="float" office:value="0.9993908" calcext:value-type="float">
            <text:p>0,9993908</text:p>
          </table:table-cell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http://dbpedia.org/ontology/homet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publisher</text:p>
          </table:table-cell>
          <table:table-cell office:value-type="float" office:value="0.9993908" calcext:value-type="float">
            <text:p>0,9993908</text:p>
          </table:table-cell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http://dbpedia.org/property/allWri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coProducer</text:p>
          </table:table-cell>
          <table:table-cell office:value-type="float" office:value="0.9993908" calcext:value-type="float">
            <text:p>0,9993908</text:p>
          </table:table-cell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http://dbpedia.org/ontology/record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recorded</text:p>
          </table:table-cell>
          <table:table-cell office:value-type="float" office:value="0.9993908" calcext:value-type="float">
            <text:p>0,9993908</text:p>
          </table:table-cell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http://dbpedia.org/property/narratedB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cinematographer</text:p>
          </table:table-cell>
          <table:table-cell office:value-type="float" office:value="0.9993908" calcext:value-type="float">
            <text:p>0,9993908</text:p>
          </table:table-cell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http://dbpedia.org/property/executiveProduc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movieMusic</text:p>
          </table:table-cell>
          <table:table-cell office:value-type="float" office:value="0.9990862" calcext:value-type="float">
            <text:p>0,9990862</text:p>
          </table:table-cell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http://dbpedia.org/property/arranger&amp;MusicProduc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ontology/genre</text:p>
          </table:table-cell>
          <table:table-cell office:value-type="float" office:value="0.9990862" calcext:value-type="float">
            <text:p>0,9990862</text:p>
          </table:table-cell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http://dbpedia.org/ontology/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ontology/recordLabel</text:p>
          </table:table-cell>
          <table:table-cell office:value-type="float" office:value="0.9990862" calcext:value-type="float">
            <text:p>0,9990862</text:p>
          </table:table-cell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http://dbpedia.org/property/allMus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allMusic</text:p>
          </table:table-cell>
          <table:table-cell office:value-type="float" office:value="0.9990862" calcext:value-type="float">
            <text:p>0,9990862</text:p>
          </table:table-cell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http://dbpedia.org/property/eproduc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ontology/author</text:p>
          </table:table-cell>
          <table:table-cell office:value-type="float" office:value="0.9990862" calcext:value-type="float">
            <text:p>0,9990862</text:p>
          </table:table-cell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http://dbpedia.org/property/record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choreography</text:p>
          </table:table-cell>
          <table:table-cell office:value-type="float" office:value="0.9990862" calcext:value-type="float">
            <text:p>0,9990862</text:p>
          </table:table-cell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http://dbpedia.org/ontology/auth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source</text:p>
          </table:table-cell>
          <table:table-cell office:value-type="float" office:value="0.9987816" calcext:value-type="float">
            <text:p>0,9987816</text:p>
          </table:table-cell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http://www.w3.org/2002/07/owl#different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writers</text:p>
          </table:table-cell>
          <table:table-cell office:value-type="float" office:value="0.9987816" calcext:value-type="float">
            <text:p>0,9987816</text:p>
          </table:table-cell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http://dbpedia.org/property/productionCompan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allWriting</text:p>
          </table:table-cell>
          <table:table-cell office:value-type="float" office:value="0.9987816" calcext:value-type="float">
            <text:p>0,9987816</text:p>
          </table:table-cell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http://dbpedia.org/ontology/birthPl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editor</text:p>
          </table:table-cell>
          <table:table-cell office:value-type="float" office:value="0.9987816" calcext:value-type="float">
            <text:p>0,9987816</text:p>
          </table:table-cell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http://dbpedia.org/property/choreograph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note</text:p>
          </table:table-cell>
          <table:table-cell office:value-type="float" office:value="0.998477" calcext:value-type="float">
            <text:p>0,998477</text:p>
          </table:table-cell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http://dbpedia.org/property/cinematograp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composer</text:p>
          </table:table-cell>
          <table:table-cell office:value-type="float" office:value="0.998477" calcext:value-type="float">
            <text:p>0,998477</text:p>
          </table:table-cell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http://dbpedia.org/property/bef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eproducer</text:p>
          </table:table-cell>
          <table:table-cell office:value-type="float" office:value="0.9978678" calcext:value-type="float">
            <text:p>0,9978678</text:p>
          </table:table-cell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http://dbpedia.org/property/edi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aproducer</text:p>
          </table:table-cell>
          <table:table-cell office:value-type="float" office:value="0.9978678" calcext:value-type="float">
            <text:p>0,9978678</text:p>
          </table:table-cell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http://dbpedia.org/property/produ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nextAlbum</text:p>
          </table:table-cell>
          <table:table-cell office:value-type="float" office:value="0.9975632" calcext:value-type="float">
            <text:p>0,9975632</text:p>
          </table:table-cell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http://dbpedia.org/property/aproduc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format</text:p>
          </table:table-cell>
          <table:table-cell office:value-type="float" office:value="0.9975632" calcext:value-type="float">
            <text:p>0,9975632</text:p>
          </table:table-cell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http://dbpedia.org/property/fromAlb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lastAlbum</text:p>
          </table:table-cell>
          <table:table-cell office:value-type="float" office:value="0.9975632" calcext:value-type="float">
            <text:p>0,9975632</text:p>
          </table:table-cell>
        </table:table-row>
        <table:table-row table:style-name="ro2"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http://dbpedia.org/property/loca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network</text:p>
          </table:table-cell>
          <table:table-cell office:value-type="float" office:value="0.9975632" calcext:value-type="float">
            <text:p>0,9975632</text:p>
          </table:table-cell>
        </table:table-row>
        <table:table-row table:style-name="ro2"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http://dbpedia.org/property/homeT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ontology/releaseLocation</text:p>
          </table:table-cell>
          <table:table-cell office:value-type="float" office:value="0.9966494" calcext:value-type="float">
            <text:p>0,9966494</text:p>
          </table:table-cell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http://www.w3.org/ns/prov#wasDerivedFrom</text:p>
          </table:table-cell>
          <table:table-cell office:value-type="float" office:value="0.9987981" calcext:value-type="float">
            <text:p>0,9987981</text:p>
          </table:table-cell>
          <table:table-cell office:value-type="string" calcext:value-type="string">
            <text:p>http://dbpedia.org/property/url</text:p>
          </table:table-cell>
          <table:table-cell office:value-type="float" office:value="0.9960402" calcext:value-type="float">
            <text:p>0,9960402</text:p>
          </table:table-cell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http://dbpedia.org/ontology/wikiPageDisambiguates</text:p>
          </table:table-cell>
          <table:table-cell office:value-type="float" office:value="0.9980276" calcext:value-type="float">
            <text:p>0,9980276</text:p>
          </table:table-cell>
          <table:table-cell office:value-type="string" calcext:value-type="string">
            <text:p>http://dbpedia.org/property/chronology</text:p>
          </table:table-cell>
          <table:table-cell office:value-type="float" office:value="0.9942126" calcext:value-type="float">
            <text:p>0,9942126</text:p>
          </table:table-cell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http://xmlns.com/foaf/0.1/isPrimaryTopicOf</text:p>
          </table:table-cell>
          <table:table-cell office:value-type="float" office:value="0.9978941" calcext:value-type="float">
            <text:p>0,9978941</text:p>
          </table:table-cell>
          <table:table-cell office:value-type="string" calcext:value-type="string">
            <text:p>http://dbpedia.org/property/caption</text:p>
          </table:table-cell>
          <table:table-cell office:value-type="float" office:value="0.9932988" calcext:value-type="float">
            <text:p>0,9932988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http://dbpedia.org/property/hasPhotoCollection</text:p>
          </table:table-cell>
          <table:table-cell office:value-type="float" office:value="0.99782205" calcext:value-type="float">
            <text:p>0,99782205</text:p>
          </table:table-cell>
          <table:table-cell office:value-type="string" calcext:value-type="string">
            <text:p>http://dbpedia.org/ontology/soundRecording</text:p>
          </table:table-cell>
          <table:table-cell office:value-type="float" office:value="0.9926896" calcext:value-type="float">
            <text:p>0,9926896</text:p>
          </table:table-cell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http://www.w3.org/2002/07/owl#sameAs</text:p>
          </table:table-cell>
          <table:table-cell office:value-type="float" office:value="0.99644804" calcext:value-type="float">
            <text:p>0,99644804</text:p>
          </table:table-cell>
          <table:table-cell office:value-type="string" calcext:value-type="string">
            <text:p>http://www.w3.org/2002/07/owl#differentFrom</text:p>
          </table:table-cell>
          <table:table-cell office:value-type="float" office:value="0.9844654" calcext:value-type="float">
            <text:p>0,9844654</text:p>
          </table:table-cell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http://dbpedia.org/ontology/thumbnail</text:p>
          </table:table-cell>
          <table:table-cell office:value-type="float" office:value="0.99601597" calcext:value-type="float">
            <text:p>0,99601597</text:p>
          </table:table-cell>
          <table:table-cell office:value-type="string" calcext:value-type="string">
            <text:p>http://dbpedia.org/ontology/wikiPageDisambiguates</text:p>
          </table:table-cell>
          <table:table-cell office:value-type="float" office:value="0.98141944" calcext:value-type="float">
            <text:p>0,98141944</text:p>
          </table:table-cell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http://xmlns.com/foaf/0.1/depiction</text:p>
          </table:table-cell>
          <table:table-cell office:value-type="float" office:value="0.99601597" calcext:value-type="float">
            <text:p>0,99601597</text:p>
          </table:table-cell>
          <table:table-cell office:value-type="string" calcext:value-type="string">
            <text:p>http://dbpedia.org/property/basedOn</text:p>
          </table:table-cell>
          <table:table-cell office:value-type="float" office:value="0.97745967" calcext:value-type="float">
            <text:p>0,97745967</text:p>
          </table:table-cell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http://xmlns.com/foaf/0.1/homepage</text:p>
          </table:table-cell>
          <table:table-cell office:value-type="float" office:value="0.98888886" calcext:value-type="float">
            <text:p>0,98888886</text:p>
          </table:table-cell>
          <table:table-cell office:value-type="string" calcext:value-type="string">
            <text:p>http://dbpedia.org/property/extra</text:p>
          </table:table-cell>
          <table:table-cell office:value-type="float" office:value="0.97685045" calcext:value-type="float">
            <text:p>0,97685045</text:p>
          </table:table-cell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http://dbpedia.org/ontology/wikiPageExternalLink</text:p>
          </table:table-cell>
          <table:table-cell office:value-type="float" office:value="0.9821794" calcext:value-type="float">
            <text:p>0,9821794</text:p>
          </table:table-cell>
          <table:table-cell office:value-type="string" calcext:value-type="string">
            <text:p>http://dbpedia.org/property/type</text:p>
          </table:table-cell>
          <table:table-cell office:value-type="float" office:value="0.97593665" calcext:value-type="float">
            <text:p>0,97593665</text:p>
          </table:table-cell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http://dbpedia.org/property/story</text:p>
          </table:table-cell>
          <table:table-cell office:value-type="float" office:value="0.95897436" calcext:value-type="float">
            <text:p>0,95897436</text:p>
          </table:table-cell>
          <table:table-cell office:value-type="string" calcext:value-type="string">
            <text:p>http://www.w3.org/2000/01/rdf-schema#seeAlso</text:p>
          </table:table-cell>
          <table:table-cell office:value-type="float" office:value="0.9728907" calcext:value-type="float">
            <text:p>0,9728907</text:p>
          </table:table-cell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http://www.w3.org/2000/01/rdf-schema#seeAlso</text:p>
          </table:table-cell>
          <table:table-cell office:value-type="float" office:value="0.94736844" calcext:value-type="float">
            <text:p>0,94736844</text:p>
          </table:table-cell>
          <table:table-cell office:value-type="string" calcext:value-type="string">
            <text:p>http://dbpedia.org/property/rev</text:p>
          </table:table-cell>
          <table:table-cell office:value-type="float" office:value="0.96314347" calcext:value-type="float">
            <text:p>0,96314347</text:p>
          </table:table-cell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http://dbpedia.org/property/title</text:p>
          </table:table-cell>
          <table:table-cell office:value-type="float" office:value="0.93817204" calcext:value-type="float">
            <text:p>0,93817204</text:p>
          </table:table-cell>
          <table:table-cell office:value-type="string" calcext:value-type="string">
            <text:p>http://dbpedia.org/property/title</text:p>
          </table:table-cell>
          <table:table-cell office:value-type="float" office:value="0.9619251" calcext:value-type="float">
            <text:p>0,9619251</text:p>
          </table:table-cell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http://dbpedia.org/ontology/basedOn</text:p>
          </table:table-cell>
          <table:table-cell office:value-type="float" office:value="0.92893404" calcext:value-type="float">
            <text:p>0,92893404</text:p>
          </table:table-cell>
          <table:table-cell office:value-type="string" calcext:value-type="string">
            <text:p>http://dbpedia.org/property/narrator</text:p>
          </table:table-cell>
          <table:table-cell office:value-type="float" office:value="0.9600975" calcext:value-type="float">
            <text:p>0,9600975</text:p>
          </table:table-cell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http://dbpedia.org/property/narrator</text:p>
          </table:table-cell>
          <table:table-cell office:value-type="float" office:value="0.9268293" calcext:value-type="float">
            <text:p>0,9268293</text:p>
          </table:table-cell>
          <table:table-cell office:value-type="string" calcext:value-type="string">
            <text:p>http://dbpedia.org/ontology/basedOn</text:p>
          </table:table-cell>
          <table:table-cell office:value-type="float" office:value="0.95887905" calcext:value-type="float">
            <text:p>0,95887905</text:p>
          </table:table-cell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http://dbpedia.org/property/extra</text:p>
          </table:table-cell>
          <table:table-cell office:value-type="float" office:value="0.9240506" calcext:value-type="float">
            <text:p>0,9240506</text:p>
          </table:table-cell>
          <table:table-cell office:value-type="string" calcext:value-type="string">
            <text:p>http://dbpedia.org/property/artist</text:p>
          </table:table-cell>
          <table:table-cell office:value-type="float" office:value="0.95339626" calcext:value-type="float">
            <text:p>0,95339626</text:p>
          </table:table-cell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http://dbpedia.org/ontology/narrator</text:p>
          </table:table-cell>
          <table:table-cell office:value-type="float" office:value="0.9172414" calcext:value-type="float">
            <text:p>0,9172414</text:p>
          </table:table-cell>
          <table:table-cell office:value-type="string" calcext:value-type="string">
            <text:p>http://dbpedia.org/property/story</text:p>
          </table:table-cell>
          <table:table-cell office:value-type="float" office:value="0.95339626" calcext:value-type="float">
            <text:p>0,95339626</text:p>
          </table:table-cell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http://dbpedia.org/property/basedOn</text:p>
          </table:table-cell>
          <table:table-cell office:value-type="float" office:value="0.886076" calcext:value-type="float">
            <text:p>0,886076</text:p>
          </table:table-cell>
          <table:table-cell office:value-type="string" calcext:value-type="string">
            <text:p>http://dbpedia.org/ontology/narrator</text:p>
          </table:table-cell>
          <table:table-cell office:value-type="float" office:value="0.95248246" calcext:value-type="float">
            <text:p>0,95248246</text:p>
          </table:table-cell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http://dbpedia.org/property/caption</text:p>
          </table:table-cell>
          <table:table-cell office:value-type="float" office:value="0.875" calcext:value-type="float">
            <text:p>0,875</text:p>
          </table:table-cell>
          <table:table-cell office:value-type="string" calcext:value-type="string">
            <text:p>http://dbpedia.org/property/genre</text:p>
          </table:table-cell>
          <table:table-cell office:value-type="float" office:value="0.9430399" calcext:value-type="float">
            <text:p>0,9430399</text:p>
          </table:table-cell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http://dbpedia.org/property/format</text:p>
          </table:table-cell>
          <table:table-cell office:value-type="float" office:value="0.85714287" calcext:value-type="float">
            <text:p>0,85714287</text:p>
          </table:table-cell>
          <table:table-cell office:value-type="string" calcext:value-type="string">
            <text:p>http://dbpedia.org/property/country</text:p>
          </table:table-cell>
          <table:table-cell office:value-type="float" office:value="0.9415169" calcext:value-type="float">
            <text:p>0,9415169</text:p>
          </table:table-cell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http://dbpedia.org/property/rev</text:p>
          </table:table-cell>
          <table:table-cell office:value-type="float" office:value="0.8518519" calcext:value-type="float">
            <text:p>0,8518519</text:p>
          </table:table-cell>
          <table:table-cell office:value-type="string" calcext:value-type="string">
            <text:p>http://dbpedia.org/ontology/thumbnail</text:p>
          </table:table-cell>
          <table:table-cell office:value-type="float" office:value="0.92994213" calcext:value-type="float">
            <text:p>0,92994213</text:p>
          </table:table-cell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http://dbpedia.org/property/writer</text:p>
          </table:table-cell>
          <table:table-cell office:value-type="float" office:value="0.8398459" calcext:value-type="float">
            <text:p>0,8398459</text:p>
          </table:table-cell>
          <table:table-cell office:value-type="string" calcext:value-type="string">
            <text:p>http://xmlns.com/foaf/0,1/depiction</text:p>
          </table:table-cell>
          <table:table-cell office:value-type="float" office:value="0.92994213" calcext:value-type="float">
            <text:p>0,92994213</text:p>
          </table:table-cell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http://dbpedia.org/property/screenplay</text:p>
          </table:table-cell>
          <table:table-cell office:value-type="float" office:value="0.7737752" calcext:value-type="float">
            <text:p>0,7737752</text:p>
          </table:table-cell>
          <table:table-cell office:value-type="string" calcext:value-type="string">
            <text:p>http://dbpedia.org/property/label</text:p>
          </table:table-cell>
          <table:table-cell office:value-type="float" office:value="0.92354554" calcext:value-type="float">
            <text:p>0,92354554</text:p>
          </table:table-cell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http://dbpedia.org/property/network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http://dbpedia.org/ontology/country</text:p>
          </table:table-cell>
          <table:table-cell office:value-type="float" office:value="0.8824246" calcext:value-type="float">
            <text:p>0,8824246</text:p>
          </table:table-cell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http://dbpedia.org/property/language</text:p>
          </table:table-cell>
          <table:table-cell office:value-type="float" office:value="0.7118644" calcext:value-type="float">
            <text:p>0,7118644</text:p>
          </table:table-cell>
          <table:table-cell office:value-type="string" calcext:value-type="string">
            <text:p>http://dbpedia.org/property/language</text:p>
          </table:table-cell>
          <table:table-cell office:value-type="float" office:value="0.877551" calcext:value-type="float">
            <text:p>0,877551</text:p>
          </table:table-cell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http://dbpedia.org/ontology/writer</text:p>
          </table:table-cell>
          <table:table-cell office:value-type="float" office:value="0.711245" calcext:value-type="float">
            <text:p>0,711245</text:p>
          </table:table-cell>
          <table:table-cell office:value-type="string" calcext:value-type="string">
            <text:p>http://dbpedia.org/ontology/language</text:p>
          </table:table-cell>
          <table:table-cell office:value-type="float" office:value="0.871459" calcext:value-type="float">
            <text:p>0,871459</text:p>
          </table:table-cell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http://dbpedia.org/property/artist</text:p>
          </table:table-cell>
          <table:table-cell office:value-type="float" office:value="0.7105263" calcext:value-type="float">
            <text:p>0,7105263</text:p>
          </table:table-cell>
          <table:table-cell office:value-type="string" calcext:value-type="string">
            <text:p>http://xmlns.com/foaf/0,1/homepage</text:p>
          </table:table-cell>
          <table:table-cell office:value-type="float" office:value="0.8315565" calcext:value-type="float">
            <text:p>0,8315565</text:p>
          </table:table-cell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http://dbpedia.org/ontology/releaseLocation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http://dbpedia.org/property/screenplay</text:p>
          </table:table-cell>
          <table:table-cell office:value-type="float" office:value="0.80688393" calcext:value-type="float">
            <text:p>0,80688393</text:p>
          </table:table-cell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http://dbpedia.org/property/producer</text:p>
          </table:table-cell>
          <table:table-cell office:value-type="float" office:value="0.6895003" calcext:value-type="float">
            <text:p>0,6895003</text:p>
          </table:table-cell>
          <table:table-cell office:value-type="string" calcext:value-type="string">
            <text:p>http://dbpedia.org/property/writer</text:p>
          </table:table-cell>
          <table:table-cell office:value-type="float" office:value="0.5860493" calcext:value-type="float">
            <text:p>0,5860493</text:p>
          </table:table-cell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http://dbpedia.org/ontology/language</text:p>
          </table:table-cell>
          <table:table-cell office:value-type="float" office:value="0.68" calcext:value-type="float">
            <text:p>0,68</text:p>
          </table:table-cell>
          <table:table-cell office:value-type="string" calcext:value-type="string">
            <text:p>http://dbpedia.org/property/studio</text:p>
          </table:table-cell>
          <table:table-cell office:value-type="float" office:value="0.58574474" calcext:value-type="float">
            <text:p>0,58574474</text:p>
          </table:table-cell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http://dbpedia.org/property/music</text:p>
          </table:table-cell>
          <table:table-cell office:value-type="float" office:value="0.6739726" calcext:value-type="float">
            <text:p>0,6739726</text:p>
          </table:table-cell>
          <table:table-cell office:value-type="string" calcext:value-type="string">
            <text:p>http://dbpedia.org/property/editing</text:p>
          </table:table-cell>
          <table:table-cell office:value-type="float" office:value="0.53914106" calcext:value-type="float">
            <text:p>0,53914106</text:p>
          </table:table-cell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http://dbpedia.org/ontology/musicComposer</text:p>
          </table:table-cell>
          <table:table-cell office:value-type="float" office:value="0.67244524" calcext:value-type="float">
            <text:p>0,67244524</text:p>
          </table:table-cell>
          <table:table-cell office:value-type="string" calcext:value-type="string">
            <text:p>http://dbpedia.org/ontology/editing</text:p>
          </table:table-cell>
          <table:table-cell office:value-type="float" office:value="0.52482486" calcext:value-type="float">
            <text:p>0,52482486</text:p>
          </table:table-cell>
        </table:table-row>
        <table:table-row table:style-name="ro2"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http://dbpedia.org/ontology/producer</text:p>
          </table:table-cell>
          <table:table-cell office:value-type="float" office:value="0.6663239" calcext:value-type="float">
            <text:p>0,6663239</text:p>
          </table:table-cell>
          <table:table-cell office:value-type="string" calcext:value-type="string">
            <text:p>http://dbpedia.org/ontology/wikiPageExternalLink</text:p>
          </table:table-cell>
          <table:table-cell office:value-type="float" office:value="0.5181237" calcext:value-type="float">
            <text:p>0,5181237</text:p>
          </table:table-cell>
        </table:table-row>
        <table:table-row table:style-name="ro2"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http://dbpedia.org/property/director</text:p>
          </table:table-cell>
          <table:table-cell office:value-type="float" office:value="0.6240831" calcext:value-type="float">
            <text:p>0,6240831</text:p>
          </table:table-cell>
          <table:table-cell office:value-type="string" calcext:value-type="string">
            <text:p>http://dbpedia.org/ontology/cinematography</text:p>
          </table:table-cell>
          <table:table-cell office:value-type="float" office:value="0.39110568" calcext:value-type="float">
            <text:p>0,39110568</text:p>
          </table:table-cell>
        </table:table-row>
        <table:table-row table:style-name="ro2"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http://dbpedia.org/ontology/starring</text:p>
          </table:table-cell>
          <table:table-cell office:value-type="float" office:value="0.61636573" calcext:value-type="float">
            <text:p>0,61636573</text:p>
          </table:table-cell>
          <table:table-cell office:value-type="string" calcext:value-type="string">
            <text:p>http://dbpedia.org/property/cinematography</text:p>
          </table:table-cell>
          <table:table-cell office:value-type="float" office:value="0.3834907" calcext:value-type="float">
            <text:p>0,3834907</text:p>
          </table:table-cell>
        </table:table-row>
        <table:table-row table:style-name="ro2"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http://dbpedia.org/property/starring</text:p>
          </table:table-cell>
          <table:table-cell office:value-type="float" office:value="0.61557096" calcext:value-type="float">
            <text:p>0,61557096</text:p>
          </table:table-cell>
          <table:table-cell office:value-type="string" calcext:value-type="string">
            <text:p>http://dbpedia.org/property/producer</text:p>
          </table:table-cell>
          <table:table-cell office:value-type="float" office:value="0.341456" calcext:value-type="float">
            <text:p>0,341456</text:p>
          </table:table-cell>
        </table:table-row>
        <table:table-row table:style-name="ro2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http://dbpedia.org/ontology/director</text:p>
          </table:table-cell>
          <table:table-cell office:value-type="float" office:value="0.613489" calcext:value-type="float">
            <text:p>0,613489</text:p>
          </table:table-cell>
          <table:table-cell office:value-type="string" calcext:value-type="string">
            <text:p>http://dbpedia.org/ontology/producer</text:p>
          </table:table-cell>
          <table:table-cell office:value-type="float" office:value="0.25799572" calcext:value-type="float">
            <text:p>0,25799572</text:p>
          </table:table-cell>
        </table:table-row>
        <table:table-row table:style-name="ro2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http://dbpedia.org/ontology/editing</text:p>
          </table:table-cell>
          <table:table-cell office:value-type="float" office:value="0.59770113" calcext:value-type="float">
            <text:p>0,59770113</text:p>
          </table:table-cell>
          <table:table-cell office:value-type="string" calcext:value-type="string">
            <text:p>http://dbpedia.org/ontology/musicComposer</text:p>
          </table:table-cell>
          <table:table-cell office:value-type="float" office:value="0.25038075" calcext:value-type="float">
            <text:p>0,25038075</text:p>
          </table:table-cell>
        </table:table-row>
        <table:table-row table:style-name="ro2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http://dbpedia.org/property/editing</text:p>
          </table:table-cell>
          <table:table-cell office:value-type="float" office:value="0.5892308" calcext:value-type="float">
            <text:p>0,5892308</text:p>
          </table:table-cell>
          <table:table-cell office:value-type="string" calcext:value-type="string">
            <text:p>http://dbpedia.org/property/music</text:p>
          </table:table-cell>
          <table:table-cell office:value-type="float" office:value="0.23758757" calcext:value-type="float">
            <text:p>0,23758757</text:p>
          </table:table-cell>
        </table:table-row>
        <table:table-row table:style-name="ro2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http://dbpedia.org/property/studio</text:p>
          </table:table-cell>
          <table:table-cell office:value-type="float" office:value="0.56466305" calcext:value-type="float">
            <text:p>0,56466305</text:p>
          </table:table-cell>
          <table:table-cell office:value-type="string" calcext:value-type="string">
            <text:p>http://dbpedia.org/property/distributor</text:p>
          </table:table-cell>
          <table:table-cell office:value-type="float" office:value="0.23393238" calcext:value-type="float">
            <text:p>0,23393238</text:p>
          </table:table-cell>
        </table:table-row>
        <table:table-row table:style-name="ro2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http://dbpedia.org/property/distributor</text:p>
          </table:table-cell>
          <table:table-cell office:value-type="float" office:value="0.5629371" calcext:value-type="float">
            <text:p>0,5629371</text:p>
          </table:table-cell>
          <table:table-cell office:value-type="string" calcext:value-type="string">
            <text:p>http://dbpedia.org/property/wordnet_type</text:p>
          </table:table-cell>
          <table:table-cell office:value-type="float" office:value="0.21596101" calcext:value-type="float">
            <text:p>0,21596101</text:p>
          </table:table-cell>
        </table:table-row>
        <table:table-row table:style-name="ro2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http://dbpedia.org/ontology/distributor</text:p>
          </table:table-cell>
          <table:table-cell office:value-type="float" office:value="0.5510204" calcext:value-type="float">
            <text:p>0,5510204</text:p>
          </table:table-cell>
          <table:table-cell office:value-type="string" calcext:value-type="string">
            <text:p>http://dbpedia.org/ontology/writer</text:p>
          </table:table-cell>
          <table:table-cell office:value-type="float" office:value="0.20530003" calcext:value-type="float">
            <text:p>0,20530003</text:p>
          </table:table-cell>
        </table:table-row>
        <table:table-row table:style-name="ro2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http://dbpedia.org/property/genre</text:p>
          </table:table-cell>
          <table:table-cell office:value-type="float" office:value="0.54347825" calcext:value-type="float">
            <text:p>0,54347825</text:p>
          </table:table-cell>
          <table:table-cell office:value-type="string" calcext:value-type="string">
            <text:p>http://dbpedia.org/ontology/distributor</text:p>
          </table:table-cell>
          <table:table-cell office:value-type="float" office:value="0.17240329" calcext:value-type="float">
            <text:p>0,17240329</text:p>
          </table:table-cell>
        </table:table-row>
        <table:table-row table:style-name="ro2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http://dbpedia.org/property/label</text:p>
          </table:table-cell>
          <table:table-cell office:value-type="float" office:value="0.5208333" calcext:value-type="float">
            <text:p>0,5208333</text:p>
          </table:table-cell>
          <table:table-cell office:value-type="string" calcext:value-type="string">
            <text:p>http://dbpedia.org/property/starring</text:p>
          </table:table-cell>
          <table:table-cell office:value-type="float" office:value="0.15686871" calcext:value-type="float">
            <text:p>0,15686871</text:p>
          </table:table-cell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http://dbpedia.org/ontology/cinematography</text:p>
          </table:table-cell>
          <table:table-cell office:value-type="float" office:value="0.50298506" calcext:value-type="float">
            <text:p>0,50298506</text:p>
          </table:table-cell>
          <table:table-cell office:value-type="string" calcext:value-type="string">
            <text:p>http://dbpedia.org/ontology/starring</text:p>
          </table:table-cell>
          <table:table-cell office:value-type="float" office:value="0.14194335" calcext:value-type="float">
            <text:p>0,14194335</text:p>
          </table:table-cell>
        </table:table-row>
        <table:table-row table:style-name="ro2"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http://dbpedia.org/property/cinematography</text:p>
          </table:table-cell>
          <table:table-cell office:value-type="float" office:value="0.49253732" calcext:value-type="float">
            <text:p>0,49253732</text:p>
          </table:table-cell>
          <table:table-cell office:value-type="string" calcext:value-type="string">
            <text:p>http://dbpedia.org/ontology/director</text:p>
          </table:table-cell>
          <table:table-cell office:value-type="float" office:value="0.11452939" calcext:value-type="float">
            <text:p>0,11452939</text:p>
          </table:table-cell>
        </table:table-row>
        <table:table-row table:style-name="ro2"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http://dbpedia.org/ontology/country</text:p>
          </table:table-cell>
          <table:table-cell office:value-type="float" office:value="0.49122807" calcext:value-type="float">
            <text:p>0,49122807</text:p>
          </table:table-cell>
          <table:table-cell office:value-type="string" calcext:value-type="string">
            <text:p>http://dbpedia.org/property/director</text:p>
          </table:table-cell>
          <table:table-cell office:value-type="float" office:value="0.07249467" calcext:value-type="float">
            <text:p>0,07249467</text:p>
          </table:table-cell>
        </table:table-row>
        <table:table-row table:style-name="ro2"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http://dbpedia.org/property/chronology</text:p>
          </table:table-cell>
          <table:table-cell office:value-type="float" office:value="0.44444445" calcext:value-type="float">
            <text:p>0,44444445</text:p>
          </table:table-cell>
          <table:table-cell office:value-type="string" calcext:value-type="string">
            <text:p>http://dbpedia.org/property/hasPhotoCollection</text:p>
          </table:table-cell>
          <table:table-cell office:value-type="float" office:value="0.03502894" calcext:value-type="float">
            <text:p>0,03502894</text:p>
          </table:table-cell>
        </table:table-row>
        <table:table-row table:style-name="ro2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http://dbpedia.org/property/country</text:p>
          </table:table-cell>
          <table:table-cell office:value-type="float" office:value="0.4375" calcext:value-type="float">
            <text:p>0,4375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.024063356" calcext:value-type="float">
            <text:p>0,024063356</text:p>
          </table:table-cell>
        </table:table-row>
        <table:table-row table:style-name="ro2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http://purl.org/dc/terms/subject</text:p>
          </table:table-cell>
          <table:table-cell office:value-type="float" office:value="0.43212238" calcext:value-type="float">
            <text:p>0,43212238</text:p>
          </table:table-cell>
          <table:table-cell office:value-type="string" calcext:value-type="string">
            <text:p>http://purl.org/dc/terms/subject</text:p>
          </table:table-cell>
          <table:table-cell office:value-type="float" office:value="0.018275967" calcext:value-type="float">
            <text:p>0,018275967</text:p>
          </table:table-cell>
        </table:table-row>
        <table:table-row table:style-name="ro2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.42010093" calcext:value-type="float">
            <text:p>0,42010093</text:p>
          </table:table-cell>
          <table:table-cell office:value-type="string" calcext:value-type="string">
            <text:p>http://www.w3.org/ns/prov#wasDerivedFrom</text:p>
          </table:table-cell>
          <table:table-cell office:value-type="float" office:value="0.0012183978" calcext:value-type="float">
            <text:p>0,0012183978</text:p>
          </table:table-cell>
        </table:table-row>
        <table:table-row table:style-name="ro2"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http://dbpedia.org/property/wordnet_type</text:p>
          </table:table-cell>
          <table:table-cell office:value-type="float" office:value="0.33333334" calcext:value-type="float">
            <text:p>0,33333334</text:p>
          </table:table-cell>
          <table:table-cell office:value-type="string" calcext:value-type="string">
            <text:p>http://xmlns.com/foaf/0,1/isPrimaryTopicOf</text:p>
          </table:table-cell>
          <table:table-cell office:value-type="float" office:value="0.0012183978" calcext:value-type="float">
            <text:p>0,0012183978</text:p>
          </table:table-cell>
        </table:table-row>
      </table:table>
      <table:table table:name="AnalysisFeature-LIBRARYTHING" table:style-name="ta1">
        <table:table-column table:style-name="co1" table:default-cell-style-name="Default"/>
        <table:table-column table:style-name="co1" table:default-cell-style-name="ce12"/>
        <table:table-column table:style-name="co7" table:default-cell-style-name="ce4"/>
        <table:table-column table:style-name="co1" table:default-cell-style-name="ce4"/>
        <table:table-column table:style-name="co7" table:default-cell-style-name="ce4"/>
        <table:table-column table:style-name="co1" table:default-cell-style-name="ce4"/>
        <table:table-row table:style-name="ro1">
          <table:table-cell/>
          <table:table-cell table:style-name="Default"/>
          <table:table-cell table:style-name="ce13" office:value-type="string" calcext:value-type="string" table:number-columns-spanned="4" table:number-rows-spanned="1">
            <text:p>LIBRARYTHING</text:p>
          </table:table-cell>
          <table:covered-table-cell table:number-columns-repeated="3" table:style-name="Default"/>
        </table:table-row>
        <table:table-row table:style-name="ro4">
          <table:table-cell/>
          <table:table-cell table:style-name="Default"/>
          <table:table-cell table:style-name="ce14" office:value-type="string" calcext:value-type="string" table:number-columns-spanned="2" table:number-rows-spanned="1">
            <text:p>DISTINTIC-LIBRARYTHING</text:p>
          </table:table-cell>
          <table:covered-table-cell table:style-name="ce15"/>
          <table:table-cell table:style-name="ce14" office:value-type="string" calcext:value-type="string" table:number-columns-spanned="2" table:number-rows-spanned="1">
            <text:p>MISSING-LIBRARYTHING</text:p>
          </table:table-cell>
          <table:covered-table-cell table:style-name="ce15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commands</text:p>
          </table:table-cell>
          <table:table-cell office:value-type="float" office:value="0.9998978" calcext:value-type="float">
            <text:p>0,9998978</text:p>
          </table:table-cell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ttp://dbpedia.org/property/comma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filetype</text:p>
          </table:table-cell>
          <table:table-cell office:value-type="float" office:value="0.9998978" calcext:value-type="float">
            <text:p>0,9998978</text:p>
          </table:table-cell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ttp://dbpedia.org/property/pubD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coverDesigner</text:p>
          </table:table-cell>
          <table:table-cell office:value-type="float" office:value="0.9998978" calcext:value-type="float">
            <text:p>0,9998978</text:p>
          </table:table-cell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http://dbpedia.org/property/file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platforms</text:p>
          </table:table-cell>
          <table:table-cell office:value-type="float" office:value="0.9998978" calcext:value-type="float">
            <text:p>0,9998978</text:p>
          </table:table-cell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http://dbpedia.org/property/coverDesig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location</text:p>
          </table:table-cell>
          <table:table-cell office:value-type="float" office:value="0.9998978" calcext:value-type="float">
            <text:p>0,9998978</text:p>
          </table:table-cell>
        </table:table-row>
        <table:table-row table:style-name="ro4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ttp://dbpedia.org/property/platfor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copywrite</text:p>
          </table:table-cell>
          <table:table-cell office:value-type="float" office:value="0.9998978" calcext:value-type="float">
            <text:p>0,9998978</text:p>
          </table:table-cell>
        </table:table-row>
        <table:table-row table:style-name="ro4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http://dbpedia.org/property/lo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residence</text:p>
          </table:table-cell>
          <table:table-cell office:value-type="float" office:value="0.9998978" calcext:value-type="float">
            <text:p>0,9998978</text:p>
          </table:table-cell>
        </table:table-row>
        <table:table-row table:style-name="ro4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http://dbpedia.org/property/copywr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coverDesign</text:p>
          </table:table-cell>
          <table:table-cell office:value-type="float" office:value="0.9998978" calcext:value-type="float">
            <text:p>0,9998978</text:p>
          </table:table-cell>
        </table:table-row>
        <table:table-row table:style-name="ro4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http://dbpedia.org/property/resid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cinematography</text:p>
          </table:table-cell>
          <table:table-cell office:value-type="float" office:value="0.9998978" calcext:value-type="float">
            <text:p>0,9998978</text:p>
          </table:table-cell>
        </table:table-row>
        <table:table-row table:style-name="ro4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ttp://dbpedia.org/property/coverDes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subGenre</text:p>
          </table:table-cell>
          <table:table-cell office:value-type="float" office:value="0.9998978" calcext:value-type="float">
            <text:p>0,9998978</text:p>
          </table:table-cell>
        </table:table-row>
        <table:table-row table:style-name="ro4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http://dbpedia.org/property/cinematograph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w3.org/2004/02/skos/core#subject</text:p>
          </table:table-cell>
          <table:table-cell office:value-type="float" office:value="0.9998978" calcext:value-type="float">
            <text:p>0,9998978</text:p>
          </table:table-cell>
        </table:table-row>
        <table:table-row table:style-name="ro4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http://dbpedia.org/property/spo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notableworks</text:p>
          </table:table-cell>
          <table:table-cell office:value-type="float" office:value="0.9998978" calcext:value-type="float">
            <text:p>0,9998978</text:p>
          </table:table-cell>
        </table:table-row>
        <table:table-row table:style-name="ro4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http://dbpedia.org/property/subGen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motifs</text:p>
          </table:table-cell>
          <table:table-cell office:value-type="float" office:value="0.9998978" calcext:value-type="float">
            <text:p>0,9998978</text:p>
          </table:table-cell>
        </table:table-row>
        <table:table-row table:style-name="ro4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http://www.w3.org/2004/02/skos/core#subj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countryOfArtist</text:p>
          </table:table-cell>
          <table:table-cell office:value-type="float" office:value="0.9998978" calcext:value-type="float">
            <text:p>0,9998978</text:p>
          </table:table-cell>
        </table:table-row>
        <table:table-row table:style-name="ro4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http://dbpedia.org/property/notablewor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isbn</text:p>
          </table:table-cell>
          <table:table-cell office:value-type="float" office:value="0.9998978" calcext:value-type="float">
            <text:p>0,9998978</text:p>
          </table:table-cell>
        </table:table-row>
        <table:table-row table:style-name="ro4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http://dbpedia.org/property/motif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theme</text:p>
          </table:table-cell>
          <table:table-cell office:value-type="float" office:value="0.9998978" calcext:value-type="float">
            <text:p>0,9998978</text:p>
          </table:table-cell>
        </table:table-row>
        <table:table-row table:style-name="ro4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http://dbpedia.org/property/countryOfArt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book</text:p>
          </table:table-cell>
          <table:table-cell office:value-type="float" office:value="0.9998978" calcext:value-type="float">
            <text:p>0,9998978</text:p>
          </table:table-cell>
        </table:table-row>
        <table:table-row table:style-name="ro4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http://dbpedia.org/property/isb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voices</text:p>
          </table:table-cell>
          <table:table-cell office:value-type="float" office:value="0.9998978" calcext:value-type="float">
            <text:p>0,9998978</text:p>
          </table:table-cell>
        </table:table-row>
        <table:table-row table:style-name="ro4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http://dbpedia.org/property/ne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occupation</text:p>
          </table:table-cell>
          <table:table-cell office:value-type="float" office:value="0.9998978" calcext:value-type="float">
            <text:p>0,9998978</text:p>
          </table:table-cell>
        </table:table-row>
        <table:table-row table:style-name="ro4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http://dbpedia.org/property/national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narrated</text:p>
          </table:table-cell>
          <table:table-cell office:value-type="float" office:value="0.9998978" calcext:value-type="float">
            <text:p>0,9998978</text:p>
          </table:table-cell>
        </table:table-row>
        <table:table-row table:style-name="ro4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http://dbpedia.org/property/the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planet</text:p>
          </table:table-cell>
          <table:table-cell office:value-type="float" office:value="0.9998978" calcext:value-type="float">
            <text:p>0,9998978</text:p>
          </table:table-cell>
        </table:table-row>
        <table:table-row table:style-name="ro4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http://dbpedia.org/property/boo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followedBookFollowedBy</text:p>
          </table:table-cell>
          <table:table-cell office:value-type="float" office:value="0.9998978" calcext:value-type="float">
            <text:p>0,9998978</text:p>
          </table:table-cell>
        </table:table-row>
        <table:table-row table:style-name="ro4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http://dbpedia.org/property/vo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originalArtist</text:p>
          </table:table-cell>
          <table:table-cell office:value-type="float" office:value="0.9998978" calcext:value-type="float">
            <text:p>0,9998978</text:p>
          </table:table-cell>
        </table:table-row>
        <table:table-row table:style-name="ro4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ttp://dbpedia.org/property/occup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movement</text:p>
          </table:table-cell>
          <table:table-cell office:value-type="float" office:value="0.9998978" calcext:value-type="float">
            <text:p>0,9998978</text:p>
          </table:table-cell>
        </table:table-row>
        <table:table-row table:style-name="ro4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http://dbpedia.org/ontology/spo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abridgedBy</text:p>
          </table:table-cell>
          <table:table-cell office:value-type="float" office:value="0.9998978" calcext:value-type="float">
            <text:p>0,9998978</text:p>
          </table:table-cell>
        </table:table-row>
        <table:table-row table:style-name="ro4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http://dbpedia.org/property/nar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mainCharacters</text:p>
          </table:table-cell>
          <table:table-cell office:value-type="float" office:value="0.9998978" calcext:value-type="float">
            <text:p>0,9998978</text:p>
          </table:table-cell>
        </table:table-row>
        <table:table-row table:style-name="ro4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http://dbpedia.org/property/gen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followedByTheSeries</text:p>
          </table:table-cell>
          <table:table-cell office:value-type="float" office:value="0.9998978" calcext:value-type="float">
            <text:p>0,9998978</text:p>
          </table:table-cell>
        </table:table-row>
        <table:table-row table:style-name="ro4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http://dbpedia.org/property/plan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race</text:p>
          </table:table-cell>
          <table:table-cell office:value-type="float" office:value="0.9998978" calcext:value-type="float">
            <text:p>0,9998978</text:p>
          </table:table-cell>
        </table:table-row>
        <table:table-row table:style-name="ro4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http://dbpedia.org/property/followedBookFollowedB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photographer</text:p>
          </table:table-cell>
          <table:table-cell office:value-type="float" office:value="0.9998978" calcext:value-type="float">
            <text:p>0,9998978</text:p>
          </table:table-cell>
        </table:table-row>
        <table:table-row table:style-name="ro4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http://dbpedia.org/property/originalArt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photographs</text:p>
          </table:table-cell>
          <table:table-cell office:value-type="float" office:value="0.9998978" calcext:value-type="float">
            <text:p>0,9998978</text:p>
          </table:table-cell>
        </table:table-row>
        <table:table-row table:style-name="ro4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http://dbpedia.org/property/mov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ontology/doctoralAdvisor</text:p>
          </table:table-cell>
          <table:table-cell office:value-type="float" office:value="0.9998978" calcext:value-type="float">
            <text:p>0,9998978</text:p>
          </table:table-cell>
        </table:table-row>
        <table:table-row table:style-name="ro4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http://dbpedia.org/property/abridgedB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founder</text:p>
          </table:table-cell>
          <table:table-cell office:value-type="float" office:value="0.9998978" calcext:value-type="float">
            <text:p>0,9998978</text:p>
          </table:table-cell>
        </table:table-row>
        <table:table-row table:style-name="ro4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http://dbpedia.org/property/mainCharact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countries</text:p>
          </table:table-cell>
          <table:table-cell office:value-type="float" office:value="0.9998978" calcext:value-type="float">
            <text:p>0,9998978</text:p>
          </table:table-cell>
        </table:table-row>
        <table:table-row table:style-name="ro4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http://dbpedia.org/property/distribu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editedBy</text:p>
          </table:table-cell>
          <table:table-cell office:value-type="float" office:value="0.9998978" calcext:value-type="float">
            <text:p>0,9998978</text:p>
          </table:table-cell>
        </table:table-row>
        <table:table-row table:style-name="ro4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http://dbpedia.org/property/followedByTheSer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style</text:p>
          </table:table-cell>
          <table:table-cell office:value-type="float" office:value="0.9998978" calcext:value-type="float">
            <text:p>0,9998978</text:p>
          </table:table-cell>
        </table:table-row>
        <table:table-row table:style-name="ro4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http://dbpedia.org/ontology/almaM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ontology/battle</text:p>
          </table:table-cell>
          <table:table-cell office:value-type="float" office:value="0.9998978" calcext:value-type="float">
            <text:p>0,9998978</text:p>
          </table:table-cell>
        </table:table-row>
        <table:table-row table:style-name="ro4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http://dbpedia.org/property/r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city</text:p>
          </table:table-cell>
          <table:table-cell office:value-type="float" office:value="0.9998978" calcext:value-type="float">
            <text:p>0,9998978</text:p>
          </table:table-cell>
        </table:table-row>
        <table:table-row table:style-name="ro4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http://dbpedia.org/property/photograp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doctoralAdvisor</text:p>
          </table:table-cell>
          <table:table-cell office:value-type="float" office:value="0.9998978" calcext:value-type="float">
            <text:p>0,9998978</text:p>
          </table:table-cell>
        </table:table-row>
        <table:table-row table:style-name="ro4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http://dbpedia.org/property/photograp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unit</text:p>
          </table:table-cell>
          <table:table-cell office:value-type="float" office:value="0.9998978" calcext:value-type="float">
            <text:p>0,9998978</text:p>
          </table:table-cell>
        </table:table-row>
        <table:table-row table:style-name="ro4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http://dbpedia.org/property/form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executiveProducer</text:p>
          </table:table-cell>
          <table:table-cell office:value-type="float" office:value="0.9998978" calcext:value-type="float">
            <text:p>0,9998978</text:p>
          </table:table-cell>
        </table:table-row>
        <table:table-row table:style-name="ro4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http://dbpedia.org/property/s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sizeWeight</text:p>
          </table:table-cell>
          <table:table-cell office:value-type="float" office:value="0.9998978" calcext:value-type="float">
            <text:p>0,9998978</text:p>
          </table:table-cell>
        </table:table-row>
        <table:table-row table:style-name="ro4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http://dbpedia.org/property/cre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coverImage</text:p>
          </table:table-cell>
          <table:table-cell office:value-type="float" office:value="0.9998978" calcext:value-type="float">
            <text:p>0,9998978</text:p>
          </table:table-cell>
        </table:table-row>
        <table:table-row table:style-name="ro4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http://dbpedia.org/ontology/doctoralAdvi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publishedIn</text:p>
          </table:table-cell>
          <table:table-cell office:value-type="float" office:value="0.9998978" calcext:value-type="float">
            <text:p>0,9998978</text:p>
          </table:table-cell>
        </table:table-row>
        <table:table-row table:style-name="ro4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http://dbpedia.org/property/fou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battles</text:p>
          </table:table-cell>
          <table:table-cell office:value-type="float" office:value="0.9998978" calcext:value-type="float">
            <text:p>0,9998978</text:p>
          </table:table-cell>
        </table:table-row>
        <table:table-row table:style-name="ro4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http://dbpedia.org/property/sour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homeStation</text:p>
          </table:table-cell>
          <table:table-cell office:value-type="float" office:value="0.9998978" calcext:value-type="float">
            <text:p>0,9998978</text:p>
          </table:table-cell>
        </table:table-row>
        <table:table-row table:style-name="ro4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http://dbpedia.org/property/star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influenced</text:p>
          </table:table-cell>
          <table:table-cell office:value-type="float" office:value="0.9998978" calcext:value-type="float">
            <text:p>0,9998978</text:p>
          </table:table-cell>
        </table:table-row>
        <table:table-row table:style-name="ro4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http://dbpedia.org/property/compa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thesisUrl</text:p>
          </table:table-cell>
          <table:table-cell office:value-type="float" office:value="0.9998978" calcext:value-type="float">
            <text:p>0,9998978</text:p>
          </table:table-cell>
        </table:table-row>
        <table:table-row table:style-name="ro4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http://dbpedia.org/property/mus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rank</text:p>
          </table:table-cell>
          <table:table-cell office:value-type="float" office:value="0.9998978" calcext:value-type="float">
            <text:p>0,9998978</text:p>
          </table:table-cell>
        </table:table-row>
        <table:table-row table:style-name="ro4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http://dbpedia.org/property/dir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prequeledBy</text:p>
          </table:table-cell>
          <table:table-cell office:value-type="float" office:value="0.9998978" calcext:value-type="float">
            <text:p>0,9998978</text:p>
          </table:table-cell>
        </table:table-row>
        <table:table-row table:style-name="ro4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http://dbpedia.org/property/congr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prev</text:p>
          </table:table-cell>
          <table:table-cell office:value-type="float" office:value="0.9998978" calcext:value-type="float">
            <text:p>0,9998978</text:p>
          </table:table-cell>
        </table:table-row>
        <table:table-row table:style-name="ro4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http://dbpedia.org/property/countr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wizardsImageUrl</text:p>
          </table:table-cell>
          <table:table-cell office:value-type="float" office:value="0.9998978" calcext:value-type="float">
            <text:p>0,9998978</text:p>
          </table:table-cell>
        </table:table-row>
        <table:table-row table:style-name="ro4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http://dbpedia.org/property/editedB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section</text:p>
          </table:table-cell>
          <table:table-cell office:value-type="float" office:value="0.9998978" calcext:value-type="float">
            <text:p>0,9998978</text:p>
          </table:table-cell>
        </table:table-row>
        <table:table-row table:style-name="ro4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http://dbpedia.org/property/boo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game</text:p>
          </table:table-cell>
          <table:table-cell office:value-type="float" office:value="0.9998978" calcext:value-type="float">
            <text:p>0,9998978</text:p>
          </table:table-cell>
        </table:table-row>
        <table:table-row table:style-name="ro4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http://dbpedia.org/property/cap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colorist</text:p>
          </table:table-cell>
          <table:table-cell office:value-type="float" office:value="0.9998978" calcext:value-type="float">
            <text:p>0,9998978</text:p>
          </table:table-cell>
        </table:table-row>
        <table:table-row table:style-name="ro4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http://dbpedia.org/property/sty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ontology/education</text:p>
          </table:table-cell>
          <table:table-cell office:value-type="float" office:value="0.9998978" calcext:value-type="float">
            <text:p>0,9998978</text:p>
          </table:table-cell>
        </table:table-row>
        <table:table-row table:style-name="ro4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http://dbpedia.org/ontology/ba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ontology/influenced</text:p>
          </table:table-cell>
          <table:table-cell office:value-type="float" office:value="0.9998978" calcext:value-type="float">
            <text:p>0,9998978</text:p>
          </table:table-cell>
        </table:table-row>
        <table:table-row table:style-name="ro4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http://dbpedia.org/ontology/knownF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ontology/militaryUnit</text:p>
          </table:table-cell>
          <table:table-cell office:value-type="float" office:value="0.9998978" calcext:value-type="float">
            <text:p>0,9998978</text:p>
          </table:table-cell>
        </table:table-row>
        <table:table-row table:style-name="ro4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http://dbpedia.org/property/deathPl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leaderTitle</text:p>
          </table:table-cell>
          <table:table-cell office:value-type="float" office:value="0.9998978" calcext:value-type="float">
            <text:p>0,9998978</text:p>
          </table:table-cell>
        </table:table-row>
        <table:table-row table:style-name="ro4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http://dbpedia.org/property/c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lyrics</text:p>
          </table:table-cell>
          <table:table-cell office:value-type="float" office:value="0.9998978" calcext:value-type="float">
            <text:p>0,9998978</text:p>
          </table:table-cell>
        </table:table-row>
        <table:table-row table:style-name="ro4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http://dbpedia.org/property/doctoralAdvi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link</text:p>
          </table:table-cell>
          <table:table-cell office:value-type="float" office:value="0.9998978" calcext:value-type="float">
            <text:p>0,9998978</text:p>
          </table:table-cell>
        </table:table-row>
        <table:table-row table:style-name="ro4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http://dbpedia.org/property/un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ontology/stateOfOrigin</text:p>
          </table:table-cell>
          <table:table-cell office:value-type="float" office:value="0.9998978" calcext:value-type="float">
            <text:p>0,9998978</text:p>
          </table:table-cell>
        </table:table-row>
        <table:table-row table:style-name="ro4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http://dbpedia.org/property/executiveProduc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characters</text:p>
          </table:table-cell>
          <table:table-cell office:value-type="float" office:value="0.9998978" calcext:value-type="float">
            <text:p>0,9998978</text:p>
          </table:table-cell>
        </table:table-row>
        <table:table-row table:style-name="ro4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http://dbpedia.org/ontology/resid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prefaceBy</text:p>
          </table:table-cell>
          <table:table-cell office:value-type="float" office:value="0.9998978" calcext:value-type="float">
            <text:p>0,9998978</text:p>
          </table:table-cell>
        </table:table-row>
        <table:table-row table:style-name="ro4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http://dbpedia.org/property/sizeWe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copyright</text:p>
          </table:table-cell>
          <table:table-cell office:value-type="float" office:value="0.9998978" calcext:value-type="float">
            <text:p>0,9998978</text:p>
          </table:table-cell>
        </table:table-row>
        <table:table-row table:style-name="ro4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http://dbpedia.org/property/coverIm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lastBook</text:p>
          </table:table-cell>
          <table:table-cell office:value-type="float" office:value="0.9998978" calcext:value-type="float">
            <text:p>0,9998978</text:p>
          </table:table-cell>
        </table:table-row>
        <table:table-row table:style-name="ro4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http://dbpedia.org/property/publishe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modes</text:p>
          </table:table-cell>
          <table:table-cell office:value-type="float" office:value="0.9998978" calcext:value-type="float">
            <text:p>0,9998978</text:p>
          </table:table-cell>
        </table:table-row>
        <table:table-row table:style-name="ro4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http://dbpedia.org/property/narr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era</text:p>
          </table:table-cell>
          <table:table-cell office:value-type="float" office:value="0.9998978" calcext:value-type="float">
            <text:p>0,9998978</text:p>
          </table:table-cell>
        </table:table-row>
        <table:table-row table:style-name="ro4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http://dbpedia.org/property/chan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portrayer</text:p>
          </table:table-cell>
          <table:table-cell office:value-type="float" office:value="0.9998978" calcext:value-type="float">
            <text:p>0,9998978</text:p>
          </table:table-cell>
        </table:table-row>
        <table:table-row table:style-name="ro4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http://dbpedia.org/property/batt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form</text:p>
          </table:table-cell>
          <table:table-cell office:value-type="float" office:value="0.9998978" calcext:value-type="float">
            <text:p>0,9998978</text:p>
          </table:table-cell>
        </table:table-row>
        <table:table-row table:style-name="ro4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http://dbpedia.org/property/devel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education</text:p>
          </table:table-cell>
          <table:table-cell office:value-type="float" office:value="0.9998978" calcext:value-type="float">
            <text:p>0,9998978</text:p>
          </table:table-cell>
        </table:table-row>
        <table:table-row table:style-name="ro4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http://dbpedia.org/property/genre(s)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ontology/foundedBy</text:p>
          </table:table-cell>
          <table:table-cell office:value-type="float" office:value="0.9998978" calcext:value-type="float">
            <text:p>0,9998978</text:p>
          </table:table-cell>
        </table:table-row>
        <table:table-row table:style-name="ro4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http://dbpedia.org/property/homeSt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department</text:p>
          </table:table-cell>
          <table:table-cell office:value-type="float" office:value="0.9998978" calcext:value-type="float">
            <text:p>0,9998978</text:p>
          </table:table-cell>
        </table:table-row>
        <table:table-row table:style-name="ro4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http://dbpedia.org/ontology/deathPl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name</text:p>
          </table:table-cell>
          <table:table-cell office:value-type="float" office:value="0.9998978" calcext:value-type="float">
            <text:p>0,9998978</text:p>
          </table:table-cell>
        </table:table-row>
        <table:table-row table:style-name="ro4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http://dbpedia.org/property/influenc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composer</text:p>
          </table:table-cell>
          <table:table-cell office:value-type="float" office:value="0.9998978" calcext:value-type="float">
            <text:p>0,9998978</text:p>
          </table:table-cell>
        </table:table-row>
        <table:table-row table:style-name="ro4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http://dbpedia.org/property/thesisU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subjects</text:p>
          </table:table-cell>
          <table:table-cell office:value-type="float" office:value="0.9998978" calcext:value-type="float">
            <text:p>0,9998978</text:p>
          </table:table-cell>
        </table:table-row>
        <table:table-row table:style-name="ro4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http://rdvocab.info/RDARelationshipsWEMI/manifestationOfW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partof</text:p>
          </table:table-cell>
          <table:table-cell office:value-type="float" office:value="0.9998978" calcext:value-type="float">
            <text:p>0,9998978</text:p>
          </table:table-cell>
        </table:table-row>
        <table:table-row table:style-name="ro4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http://dbpedia.org/property/almaM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focus</text:p>
          </table:table-cell>
          <table:table-cell office:value-type="float" office:value="0.9998978" calcext:value-type="float">
            <text:p>0,9998978</text:p>
          </table:table-cell>
        </table:table-row>
        <table:table-row table:style-name="ro4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http://dbpedia.org/property/produc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followedByQuotationMarks</text:p>
          </table:table-cell>
          <table:table-cell office:value-type="float" office:value="0.9998978" calcext:value-type="float">
            <text:p>0,9998978</text:p>
          </table:table-cell>
        </table:table-row>
        <table:table-row table:style-name="ro4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http://dbpedia.org/property/ra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list</text:p>
          </table:table-cell>
          <table:table-cell office:value-type="float" office:value="0.9998978" calcext:value-type="float">
            <text:p>0,9998978</text:p>
          </table:table-cell>
        </table:table-row>
        <table:table-row table:style-name="ro4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http://dbpedia.org/property/filmVer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workplaces</text:p>
          </table:table-cell>
          <table:table-cell office:value-type="float" office:value="0.9998978" calcext:value-type="float">
            <text:p>0,9998978</text:p>
          </table:table-cell>
        </table:table-row>
        <table:table-row table:style-name="ro4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http://dbpedia.org/property/prequeledB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bookDesign</text:p>
          </table:table-cell>
          <table:table-cell office:value-type="float" office:value="0.9998978" calcext:value-type="float">
            <text:p>0,9998978</text:p>
          </table:table-cell>
        </table:table-row>
        <table:table-row table:style-name="ro4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http://dbpedia.org/property/influen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ontology/relative</text:p>
          </table:table-cell>
          <table:table-cell office:value-type="float" office:value="0.9998978" calcext:value-type="float">
            <text:p>0,9998978</text:p>
          </table:table-cell>
        </table:table-row>
        <table:table-row table:style-name="ro4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http://dbpedia.org/property/pre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languageSadasdassa</text:p>
          </table:table-cell>
          <table:table-cell office:value-type="float" office:value="0.9998978" calcext:value-type="float">
            <text:p>0,9998978</text:p>
          </table:table-cell>
        </table:table-row>
        <table:table-row table:style-name="ro4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http://dbpedia.org/property/filmAdap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stageAuthor</text:p>
          </table:table-cell>
          <table:table-cell office:value-type="float" office:value="0.9998978" calcext:value-type="float">
            <text:p>0,9998978</text:p>
          </table:table-cell>
        </table:table-row>
        <table:table-row table:style-name="ro4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http://dbpedia.org/property/wizardsImageU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publishers</text:p>
          </table:table-cell>
          <table:table-cell office:value-type="float" office:value="0.9998978" calcext:value-type="float">
            <text:p>0,9998978</text:p>
          </table:table-cell>
        </table:table-row>
        <table:table-row table:style-name="ro4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http://dbpedia.org/property/art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ontology/wikiPageRedirects</text:p>
          </table:table-cell>
          <table:table-cell office:value-type="float" office:value="0.9998978" calcext:value-type="float">
            <text:p>0,9998978</text:p>
          </table:table-cell>
        </table:table-row>
        <table:table-row table:style-name="ro4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http://dbpedia.org/ontology/national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commander</text:p>
          </table:table-cell>
          <table:table-cell office:value-type="float" office:value="0.9998978" calcext:value-type="float">
            <text:p>0,9998978</text:p>
          </table:table-cell>
        </table:table-row>
        <table:table-row table:style-name="ro4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http://dbpedia.org/property/s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booksInSeries</text:p>
          </table:table-cell>
          <table:table-cell office:value-type="float" office:value="0.9998978" calcext:value-type="float">
            <text:p>0,9998978</text:p>
          </table:table-cell>
        </table:table-row>
        <table:table-row table:style-name="ro4"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http://dbpedia.org/property/g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homepage</text:p>
          </table:table-cell>
          <table:table-cell office:value-type="float" office:value="0.9998978" calcext:value-type="float">
            <text:p>0,9998978</text:p>
          </table:table-cell>
        </table:table-row>
        <table:table-row table:style-name="ro4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http://dbpedia.org/property/government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researcher</text:p>
          </table:table-cell>
          <table:table-cell office:value-type="float" office:value="0.9998978" calcext:value-type="float">
            <text:p>0,9998978</text:p>
          </table:table-cell>
        </table:table-row>
        <table:table-row table:style-name="ro4"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http://dbpedia.org/property/webs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coverArtists</text:p>
          </table:table-cell>
          <table:table-cell office:value-type="float" office:value="0.9998978" calcext:value-type="float">
            <text:p>0,9998978</text:p>
          </table:table-cell>
        </table:table-row>
        <table:table-row table:style-name="ro4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http://dbpedia.org/property/color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locations</text:p>
          </table:table-cell>
          <table:table-cell office:value-type="float" office:value="0.9998978" calcext:value-type="float">
            <text:p>0,9998978</text:p>
          </table:table-cell>
        </table:table-row>
        <table:table-row table:style-name="ro4"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http://dbpedia.org/ontology/edu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type</text:p>
          </table:table-cell>
          <table:table-cell office:value-type="float" office:value="0.9997956" calcext:value-type="float">
            <text:p>0,9997956</text:p>
          </table:table-cell>
        </table:table-row>
        <table:table-row table:style-name="ro4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http://dbpedia.org/ontology/influenc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pubDate</text:p>
          </table:table-cell>
          <table:table-cell office:value-type="float" office:value="0.9997956" calcext:value-type="float">
            <text:p>0,9997956</text:p>
          </table:table-cell>
        </table:table-row>
        <table:table-row table:style-name="ro4"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http://dbpedia.org/property/contin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next</text:p>
          </table:table-cell>
          <table:table-cell office:value-type="float" office:value="0.9997956" calcext:value-type="float">
            <text:p>0,9997956</text:p>
          </table:table-cell>
        </table:table-row>
        <table:table-row table:style-name="ro4"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http://dbpedia.org/ontology/militaryUn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nationality</text:p>
          </table:table-cell>
          <table:table-cell office:value-type="float" office:value="0.9997956" calcext:value-type="float">
            <text:p>0,9997956</text:p>
          </table:table-cell>
        </table:table-row>
        <table:table-row table:style-name="ro4"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http://dbpedia.org/property/leader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genres</text:p>
          </table:table-cell>
          <table:table-cell office:value-type="float" office:value="0.9997956" calcext:value-type="float">
            <text:p>0,9997956</text:p>
          </table:table-cell>
        </table:table-row>
        <table:table-row table:style-name="ro4"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http://dbpedia.org/property/lyr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source</text:p>
          </table:table-cell>
          <table:table-cell office:value-type="float" office:value="0.9997956" calcext:value-type="float">
            <text:p>0,9997956</text:p>
          </table:table-cell>
        </table:table-row>
        <table:table-row table:style-name="ro4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http://dbpedia.org/property/l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company</text:p>
          </table:table-cell>
          <table:table-cell office:value-type="float" office:value="0.9997956" calcext:value-type="float">
            <text:p>0,9997956</text:p>
          </table:table-cell>
        </table:table-row>
        <table:table-row table:style-name="ro4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http://dbpedia.org/ontology/aw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deathPlace</text:p>
          </table:table-cell>
          <table:table-cell office:value-type="float" office:value="0.9997956" calcext:value-type="float">
            <text:p>0,9997956</text:p>
          </table:table-cell>
        </table:table-row>
        <table:table-row table:style-name="ro4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http://dbpedia.org/ontology/stateOfOrig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narrator</text:p>
          </table:table-cell>
          <table:table-cell office:value-type="float" office:value="0.9997956" calcext:value-type="float">
            <text:p>0,9997956</text:p>
          </table:table-cell>
        </table:table-row>
        <table:table-row table:style-name="ro4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http://dbpedia.org/property/awar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channel</text:p>
          </table:table-cell>
          <table:table-cell office:value-type="float" office:value="0.9997956" calcext:value-type="float">
            <text:p>0,9997956</text:p>
          </table:table-cell>
        </table:table-row>
        <table:table-row table:style-name="ro4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http://dbpedia.org/property/charact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officialWebsite</text:p>
          </table:table-cell>
          <table:table-cell office:value-type="float" office:value="0.9997956" calcext:value-type="float">
            <text:p>0,9997956</text:p>
          </table:table-cell>
        </table:table-row>
        <table:table-row table:style-name="ro4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http://dbpedia.org/property/prefaceB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genre(s)_</text:p>
          </table:table-cell>
          <table:table-cell office:value-type="float" office:value="0.9997956" calcext:value-type="float">
            <text:p>0,9997956</text:p>
          </table:table-cell>
        </table:table-row>
        <table:table-row table:style-name="ro4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http://dbpedia.org/property/placeOfBi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filmVersion</text:p>
          </table:table-cell>
          <table:table-cell office:value-type="float" office:value="0.9997956" calcext:value-type="float">
            <text:p>0,9997956</text:p>
          </table:table-cell>
        </table:table-row>
        <table:table-row table:style-name="ro4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http://dbpedia.org/ontology/influencedB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influences</text:p>
          </table:table-cell>
          <table:table-cell office:value-type="float" office:value="0.9997956" calcext:value-type="float">
            <text:p>0,9997956</text:p>
          </table:table-cell>
        </table:table-row>
        <table:table-row table:style-name="ro4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http://dbpedia.org/property/copyr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artist</text:p>
          </table:table-cell>
          <table:table-cell office:value-type="float" office:value="0.9997956" calcext:value-type="float">
            <text:p>0,9997956</text:p>
          </table:table-cell>
        </table:table-row>
        <table:table-row table:style-name="ro4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http://dbpedia.org/ontology/notableW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governmentType</text:p>
          </table:table-cell>
          <table:table-cell office:value-type="float" office:value="0.9997956" calcext:value-type="float">
            <text:p>0,9997956</text:p>
          </table:table-cell>
        </table:table-row>
        <table:table-row table:style-name="ro4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http://dbpedia.org/property/lastBoo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continent</text:p>
          </table:table-cell>
          <table:table-cell office:value-type="float" office:value="0.9997956" calcext:value-type="float">
            <text:p>0,9997956</text:p>
          </table:table-cell>
        </table:table-row>
        <table:table-row table:style-name="ro4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http://dbpedia.org/property/wri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ontology/award</text:p>
          </table:table-cell>
          <table:table-cell office:value-type="float" office:value="0.9997956" calcext:value-type="float">
            <text:p>0,9997956</text:p>
          </table:table-cell>
        </table:table-row>
        <table:table-row table:style-name="ro4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http://dbpedia.org/property/mod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placeOfBirth</text:p>
          </table:table-cell>
          <table:table-cell office:value-type="float" office:value="0.9997956" calcext:value-type="float">
            <text:p>0,9997956</text:p>
          </table:table-cell>
        </table:table-row>
        <table:table-row table:style-name="ro4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http://dbpedia.org/property/e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ontology/influencedBy</text:p>
          </table:table-cell>
          <table:table-cell office:value-type="float" office:value="0.9997956" calcext:value-type="float">
            <text:p>0,9997956</text:p>
          </table:table-cell>
        </table:table-row>
        <table:table-row table:style-name="ro4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http://dbpedia.org/property/portray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succeededBy</text:p>
          </table:table-cell>
          <table:table-cell office:value-type="float" office:value="0.9997956" calcext:value-type="float">
            <text:p>0,9997956</text:p>
          </table:table-cell>
        </table:table-row>
        <table:table-row table:style-name="ro4"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http://dbpedia.org/property/wi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birthPlace</text:p>
          </table:table-cell>
          <table:table-cell office:value-type="float" office:value="0.9997956" calcext:value-type="float">
            <text:p>0,9997956</text:p>
          </table:table-cell>
        </table:table-row>
        <table:table-row table:style-name="ro4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http://dbpedia.org/property/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spouse</text:p>
          </table:table-cell>
          <table:table-cell office:value-type="float" office:value="0.9996934" calcext:value-type="float">
            <text:p>0,9996934</text:p>
          </table:table-cell>
        </table:table-row>
        <table:table-row table:style-name="ro4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http://dbpedia.org/property/edu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ontology/spouse</text:p>
          </table:table-cell>
          <table:table-cell office:value-type="float" office:value="0.9996934" calcext:value-type="float">
            <text:p>0,9996934</text:p>
          </table:table-cell>
        </table:table-row>
        <table:table-row table:style-name="ro4"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http://dbpedia.org/property/succeededB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format</text:p>
          </table:table-cell>
          <table:table-cell office:value-type="float" office:value="0.9996934" calcext:value-type="float">
            <text:p>0,9996934</text:p>
          </table:table-cell>
        </table:table-row>
        <table:table-row table:style-name="ro4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http://dbpedia.org/ontology/occup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sign</text:p>
          </table:table-cell>
          <table:table-cell office:value-type="float" office:value="0.9996934" calcext:value-type="float">
            <text:p>0,9996934</text:p>
          </table:table-cell>
        </table:table-row>
        <table:table-row table:style-name="ro4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http://dbpedia.org/ontology/soundRecor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ontology/knownFor</text:p>
          </table:table-cell>
          <table:table-cell office:value-type="float" office:value="0.9996934" calcext:value-type="float">
            <text:p>0,9996934</text:p>
          </table:table-cell>
        </table:table-row>
        <table:table-row table:style-name="ro4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http://dbpedia.org/ontology/foundedB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ontology/residence</text:p>
          </table:table-cell>
          <table:table-cell office:value-type="float" office:value="0.9996934" calcext:value-type="float">
            <text:p>0,9996934</text:p>
          </table:table-cell>
        </table:table-row>
        <table:table-row table:style-name="ro4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http://dbpedia.org/property/depart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developer</text:p>
          </table:table-cell>
          <table:table-cell office:value-type="float" office:value="0.9996934" calcext:value-type="float">
            <text:p>0,9996934</text:p>
          </table:table-cell>
        </table:table-row>
        <table:table-row table:style-name="ro4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http://dbpedia.org/property/birthPl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place</text:p>
          </table:table-cell>
          <table:table-cell office:value-type="float" office:value="0.9996934" calcext:value-type="float">
            <text:p>0,9996934</text:p>
          </table:table-cell>
        </table:table-row>
        <table:table-row table:style-name="ro4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http://dbpedia.org/property/n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ontology/notableWork</text:p>
          </table:table-cell>
          <table:table-cell office:value-type="float" office:value="0.9996934" calcext:value-type="float">
            <text:p>0,9996934</text:p>
          </table:table-cell>
        </table:table-row>
        <table:table-row table:style-name="ro4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http://dbpedia.org/property/compos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authors</text:p>
          </table:table-cell>
          <table:table-cell office:value-type="float" office:value="0.9996934" calcext:value-type="float">
            <text:p>0,9996934</text:p>
          </table:table-cell>
        </table:table-row>
        <table:table-row table:style-name="ro4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http://dbpedia.org/property/u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network</text:p>
          </table:table-cell>
          <table:table-cell office:value-type="float" office:value="0.9996934" calcext:value-type="float">
            <text:p>0,9996934</text:p>
          </table:table-cell>
        </table:table-row>
        <table:table-row table:style-name="ro4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http://dbpedia.org/property/subje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episodeList</text:p>
          </table:table-cell>
          <table:table-cell office:value-type="float" office:value="0.9996934" calcext:value-type="float">
            <text:p>0,9996934</text:p>
          </table:table-cell>
        </table:table-row>
        <table:table-row table:style-name="ro4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http://dbpedia.org/property/parto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publicationType</text:p>
          </table:table-cell>
          <table:table-cell office:value-type="float" office:value="0.99959123" calcext:value-type="float">
            <text:p>0,99959123</text:p>
          </table:table-cell>
        </table:table-row>
        <table:table-row table:style-name="ro4"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http://dbpedia.org/property/foc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distributor</text:p>
          </table:table-cell>
          <table:table-cell office:value-type="float" office:value="0.99959123" calcext:value-type="float">
            <text:p>0,99959123</text:p>
          </table:table-cell>
        </table:table-row>
        <table:table-row table:style-name="ro4"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http://dbpedia.org/property/auth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ontology/almaMater</text:p>
          </table:table-cell>
          <table:table-cell office:value-type="float" office:value="0.99959123" calcext:value-type="float">
            <text:p>0,99959123</text:p>
          </table:table-cell>
        </table:table-row>
        <table:table-row table:style-name="ro4"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http://dbpedia.org/property/followedByQuotationMar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caption</text:p>
          </table:table-cell>
          <table:table-cell office:value-type="float" office:value="0.99959123" calcext:value-type="float">
            <text:p>0,99959123</text:p>
          </table:table-cell>
        </table:table-row>
        <table:table-row table:style-name="ro4"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http://dbpedia.org/property/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almaMater</text:p>
          </table:table-cell>
          <table:table-cell office:value-type="float" office:value="0.99959123" calcext:value-type="float">
            <text:p>0,99959123</text:p>
          </table:table-cell>
        </table:table-row>
        <table:table-row table:style-name="ro4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http://dbpedia.org/property/workpla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producer</text:p>
          </table:table-cell>
          <table:table-cell office:value-type="float" office:value="0.99959123" calcext:value-type="float">
            <text:p>0,99959123</text:p>
          </table:table-cell>
        </table:table-row>
        <table:table-row table:style-name="ro4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http://dbpedia.org/property/bookDes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published</text:p>
          </table:table-cell>
          <table:table-cell office:value-type="float" office:value="0.99959123" calcext:value-type="float">
            <text:p>0,99959123</text:p>
          </table:table-cell>
        </table:table-row>
        <table:table-row table:style-name="ro4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http://dbpedia.org/ontology/rela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label</text:p>
          </table:table-cell>
          <table:table-cell office:value-type="float" office:value="0.99959123" calcext:value-type="float">
            <text:p>0,99959123</text:p>
          </table:table-cell>
        </table:table-row>
        <table:table-row table:style-name="ro4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http://dbpedia.org/property/publish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creator</text:p>
          </table:table-cell>
          <table:table-cell office:value-type="float" office:value="0.999489" calcext:value-type="float">
            <text:p>0,999489</text:p>
          </table:table-cell>
        </table:table-row>
        <table:table-row table:style-name="ro4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http://dbpedia.org/property/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music</text:p>
          </table:table-cell>
          <table:table-cell office:value-type="float" office:value="0.999489" calcext:value-type="float">
            <text:p>0,999489</text:p>
          </table:table-cell>
        </table:table-row>
        <table:table-row table:style-name="ro4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http://dbpedia.org/property/languageSadasdas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books</text:p>
          </table:table-cell>
          <table:table-cell office:value-type="float" office:value="0.999489" calcext:value-type="float">
            <text:p>0,999489</text:p>
          </table:table-cell>
        </table:table-row>
        <table:table-row table:style-name="ro4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http://dbpedia.org/property/stageAuth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ontology/genre</text:p>
          </table:table-cell>
          <table:table-cell office:value-type="float" office:value="0.999489" calcext:value-type="float">
            <text:p>0,999489</text:p>
          </table:table-cell>
        </table:table-row>
        <table:table-row table:style-name="ro4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http://dbpedia.org/property/publish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filmAdaption</text:p>
          </table:table-cell>
          <table:table-cell office:value-type="float" office:value="0.999489" calcext:value-type="float">
            <text:p>0,999489</text:p>
          </table:table-cell>
        </table:table-row>
        <table:table-row table:style-name="ro4"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http://dbpedia.org/ontology/wikiPageRedire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awards</text:p>
          </table:table-cell>
          <table:table-cell office:value-type="float" office:value="0.999489" calcext:value-type="float">
            <text:p>0,999489</text:p>
          </table:table-cell>
        </table:table-row>
        <table:table-row table:style-name="ro4"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http://dbpedia.org/property/comma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ontology/deathPlace</text:p>
          </table:table-cell>
          <table:table-cell office:value-type="float" office:value="0.9993868" calcext:value-type="float">
            <text:p>0,9993868</text:p>
          </table:table-cell>
        </table:table-row>
        <table:table-row table:style-name="ro4"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http://dbpedia.org/property/booksInSer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ontology/nationality</text:p>
          </table:table-cell>
          <table:table-cell office:value-type="float" office:value="0.9993868" calcext:value-type="float">
            <text:p>0,9993868</text:p>
          </table:table-cell>
        </table:table-row>
        <table:table-row table:style-name="ro4"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http://dbpedia.org/property/netw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ontology/soundRecording</text:p>
          </table:table-cell>
          <table:table-cell office:value-type="float" office:value="0.9993868" calcext:value-type="float">
            <text:p>0,9993868</text:p>
          </table:table-cell>
        </table:table-row>
        <table:table-row table:style-name="ro4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http://dbpedia.org/property/homep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congress</text:p>
          </table:table-cell>
          <table:table-cell office:value-type="float" office:value="0.9992846" calcext:value-type="float">
            <text:p>0,9992846</text:p>
          </table:table-cell>
        </table:table-row>
        <table:table-row table:style-name="ro4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http://dbpedia.org/property/researc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website</text:p>
          </table:table-cell>
          <table:table-cell office:value-type="float" office:value="0.9992846" calcext:value-type="float">
            <text:p>0,9992846</text:p>
          </table:table-cell>
        </table:table-row>
        <table:table-row table:style-name="ro4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http://dbpedia.org/property/coverArtis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writer</text:p>
          </table:table-cell>
          <table:table-cell office:value-type="float" office:value="0.9992846" calcext:value-type="float">
            <text:p>0,9992846</text:p>
          </table:table-cell>
        </table:table-row>
        <table:table-row table:style-name="ro4"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http://dbpedia.org/property/loca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property/with</text:p>
          </table:table-cell>
          <table:table-cell office:value-type="float" office:value="0.9991824" calcext:value-type="float">
            <text:p>0,9991824</text:p>
          </table:table-cell>
        </table:table-row>
        <table:table-row table:style-name="ro4"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http://www.w3.org/2002/07/owl#sameAs</text:p>
          </table:table-cell>
          <table:table-cell office:value-type="float" office:value="0.9994252" calcext:value-type="float">
            <text:p>0,9994252</text:p>
          </table:table-cell>
          <table:table-cell office:value-type="string" calcext:value-type="string">
            <text:p>http://dbpedia.org/ontology/occupation</text:p>
          </table:table-cell>
          <table:table-cell office:value-type="float" office:value="0.9991824" calcext:value-type="float">
            <text:p>0,9991824</text:p>
          </table:table-cell>
        </table:table-row>
        <table:table-row table:style-name="ro4"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http://www.w3.org/ns/prov#wasDerivedFrom</text:p>
          </table:table-cell>
          <table:table-cell office:value-type="float" office:value="0.9988075" calcext:value-type="float">
            <text:p>0,9988075</text:p>
          </table:table-cell>
          <table:table-cell office:value-type="string" calcext:value-type="string">
            <text:p>http://dbpedia.org/property/editor</text:p>
          </table:table-cell>
          <table:table-cell office:value-type="float" office:value="0.99908024" calcext:value-type="float">
            <text:p>0,99908024</text:p>
          </table:table-cell>
        </table:table-row>
        <table:table-row table:style-name="ro4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http://www.w3.org/2000/01/rdf-schema#seeAlso</text:p>
          </table:table-cell>
          <table:table-cell office:value-type="float" office:value="0.9985575" calcext:value-type="float">
            <text:p>0,9985575</text:p>
          </table:table-cell>
          <table:table-cell office:value-type="string" calcext:value-type="string">
            <text:p>http://dbpedia.org/property/starring</text:p>
          </table:table-cell>
          <table:table-cell office:value-type="float" office:value="0.998978" calcext:value-type="float">
            <text:p>0,998978</text:p>
          </table:table-cell>
        </table:table-row>
        <table:table-row table:style-name="ro4"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http://xmlns.com/foaf/0.1/isPrimaryTopicOf</text:p>
          </table:table-cell>
          <table:table-cell office:value-type="float" office:value="0.9984086" calcext:value-type="float">
            <text:p>0,9984086</text:p>
          </table:table-cell>
          <table:table-cell office:value-type="string" calcext:value-type="string">
            <text:p>http://dbpedia.org/property/director</text:p>
          </table:table-cell>
          <table:table-cell office:value-type="float" office:value="0.99887586" calcext:value-type="float">
            <text:p>0,99887586</text:p>
          </table:table-cell>
        </table:table-row>
        <table:table-row table:style-name="ro4"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http://dbpedia.org/property/hasPhotoCollection</text:p>
          </table:table-cell>
          <table:table-cell office:value-type="float" office:value="0.99834555" calcext:value-type="float">
            <text:p>0,99834555</text:p>
          </table:table-cell>
          <table:table-cell office:value-type="string" calcext:value-type="string">
            <text:p>http://dbpedia.org/property/url</text:p>
          </table:table-cell>
          <table:table-cell office:value-type="float" office:value="0.99877363" calcext:value-type="float">
            <text:p>0,99877363</text:p>
          </table:table-cell>
        </table:table-row>
        <table:table-row table:style-name="ro4"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http://dbpedia.org/ontology/wikiPageDisambiguates</text:p>
          </table:table-cell>
          <table:table-cell office:value-type="float" office:value="0.9936" calcext:value-type="float">
            <text:p>0,9936</text:p>
          </table:table-cell>
          <table:table-cell office:value-type="string" calcext:value-type="string">
            <text:p>http://dbpedia.org/property/classification</text:p>
          </table:table-cell>
          <table:table-cell office:value-type="float" office:value="0.9986714" calcext:value-type="float">
            <text:p>0,9986714</text:p>
          </table:table-cell>
        </table:table-row>
        <table:table-row table:style-name="ro4"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http://dbpedia.org/ontology/thumbnail</text:p>
          </table:table-cell>
          <table:table-cell office:value-type="float" office:value="0.99206346" calcext:value-type="float">
            <text:p>0,99206346</text:p>
          </table:table-cell>
          <table:table-cell office:value-type="string" calcext:value-type="string">
            <text:p>http://dbpedia.org/ontology/birthPlace</text:p>
          </table:table-cell>
          <table:table-cell office:value-type="float" office:value="0.99856925" calcext:value-type="float">
            <text:p>0,99856925</text:p>
          </table:table-cell>
        </table:table-row>
        <table:table-row table:style-name="ro4"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http://xmlns.com/foaf/0.1/depiction</text:p>
          </table:table-cell>
          <table:table-cell office:value-type="float" office:value="0.99206346" calcext:value-type="float">
            <text:p>0,99206346</text:p>
          </table:table-cell>
          <table:table-cell office:value-type="string" calcext:value-type="string">
            <text:p>http://dbpedia.org/property/primary</text:p>
          </table:table-cell>
          <table:table-cell office:value-type="float" office:value="0.998467" calcext:value-type="float">
            <text:p>0,998467</text:p>
          </table:table-cell>
        </table:table-row>
        <table:table-row table:style-name="ro4"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http://dbpedia.org/ontology/subsequentWork</text:p>
          </table:table-cell>
          <table:table-cell office:value-type="float" office:value="0.98990434" calcext:value-type="float">
            <text:p>0,98990434</text:p>
          </table:table-cell>
          <table:table-cell office:value-type="string" calcext:value-type="string">
            <text:p>http://dbpedia.org/property/major</text:p>
          </table:table-cell>
          <table:table-cell office:value-type="float" office:value="0.99836487" calcext:value-type="float">
            <text:p>0,99836487</text:p>
          </table:table-cell>
        </table:table-row>
        <table:table-row table:style-name="ro4"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http://dbpedia.org/property/followedBy</text:p>
          </table:table-cell>
          <table:table-cell office:value-type="float" office:value="0.98964536" calcext:value-type="float">
            <text:p>0,98964536</text:p>
          </table:table-cell>
          <table:table-cell office:value-type="string" calcext:value-type="string">
            <text:p>http://dbpedia.org/property/releaseDate</text:p>
          </table:table-cell>
          <table:table-cell office:value-type="float" office:value="0.99775165" calcext:value-type="float">
            <text:p>0,99775165</text:p>
          </table:table-cell>
        </table:table-row>
        <table:table-row table:style-name="ro4"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http://www.w3.org/2002/07/owl#differentFrom</text:p>
          </table:table-cell>
          <table:table-cell office:value-type="float" office:value="0.9879518" calcext:value-type="float">
            <text:p>0,9879518</text:p>
          </table:table-cell>
          <table:table-cell office:value-type="string" calcext:value-type="string">
            <text:p>http://dbpedia.org/property/after</text:p>
          </table:table-cell>
          <table:table-cell office:value-type="float" office:value="0.9957077" calcext:value-type="float">
            <text:p>0,9957077</text:p>
          </table:table-cell>
        </table:table-row>
        <table:table-row table:style-name="ro4"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http://dbpedia.org/property/precededBy</text:p>
          </table:table-cell>
          <table:table-cell office:value-type="float" office:value="0.98691183" calcext:value-type="float">
            <text:p>0,98691183</text:p>
          </table:table-cell>
          <table:table-cell office:value-type="string" calcext:value-type="string">
            <text:p>http://dbpedia.org/property/before</text:p>
          </table:table-cell>
          <table:table-cell office:value-type="float" office:value="0.9956055" calcext:value-type="float">
            <text:p>0,9956055</text:p>
          </table:table-cell>
        </table:table-row>
        <table:table-row table:style-name="ro4">
          <table:table-cell/>
          <table:table-cell office:value-type="float" office:value="160" calcext:value-type="float">
            <text:p>160</text:p>
          </table:table-cell>
          <table:table-cell office:value-type="string" calcext:value-type="string">
            <text:p>http://dbpedia.org/ontology/previousWork</text:p>
          </table:table-cell>
          <table:table-cell office:value-type="float" office:value="0.9850891" calcext:value-type="float">
            <text:p>0,9850891</text:p>
          </table:table-cell>
          <table:table-cell office:value-type="string" calcext:value-type="string">
            <text:p>http://dbpedia.org/property/wordnet_type</text:p>
          </table:table-cell>
          <table:table-cell office:value-type="float" office:value="0.9952989" calcext:value-type="float">
            <text:p>0,9952989</text:p>
          </table:table-cell>
        </table:table-row>
        <table:table-row table:style-name="ro4"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http://dbpedia.org/ontology/wikiPageExternalLink</text:p>
          </table:table-cell>
          <table:table-cell office:value-type="float" office:value="0.9714971" calcext:value-type="float">
            <text:p>0,9714971</text:p>
          </table:table-cell>
          <table:table-cell office:value-type="string" calcext:value-type="string">
            <text:p>http://www.w3.org/2002/07/owl#differentFrom</text:p>
          </table:table-cell>
          <table:table-cell office:value-type="float" office:value="0.9928462" calcext:value-type="float">
            <text:p>0,9928462</text:p>
          </table:table-cell>
        </table:table-row>
        <table:table-row table:style-name="ro4"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http://dbpedia.org/ontology/birthPlace</text:p>
          </table:table-cell>
          <table:table-cell office:value-type="float" office:value="0.96153843" calcext:value-type="float">
            <text:p>0,96153843</text:p>
          </table:table-cell>
          <table:table-cell office:value-type="string" calcext:value-type="string">
            <text:p>http://dbpedia.org/ontology/wikiPageDisambiguates</text:p>
          </table:table-cell>
          <table:table-cell office:value-type="float" office:value="0.9891671" calcext:value-type="float">
            <text:p>0,9891671</text:p>
          </table:table-cell>
        </table:table-row>
        <table:table-row table:style-name="ro4"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http://xmlns.com/foaf/0.1/homepage</text:p>
          </table:table-cell>
          <table:table-cell office:value-type="float" office:value="0.90836656" calcext:value-type="float">
            <text:p>0,90836656</text:p>
          </table:table-cell>
          <table:table-cell office:value-type="string" calcext:value-type="string">
            <text:p>http://dbpedia.org/property/mediaType</text:p>
          </table:table-cell>
          <table:table-cell office:value-type="float" office:value="0.9776188" calcext:value-type="float">
            <text:p>0,9776188</text:p>
          </table:table-cell>
        </table:table-row>
        <table:table-row table:style-name="ro4"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http://dbpedia.org/property/editor</text:p>
          </table:table-cell>
          <table:table-cell office:value-type="float" office:value="0.8888889" calcext:value-type="float">
            <text:p>0,8888889</text:p>
          </table:table-cell>
          <table:table-cell office:value-type="string" calcext:value-type="string">
            <text:p>http://dbpedia.org/property/translator</text:p>
          </table:table-cell>
          <table:table-cell office:value-type="float" office:value="0.97659683" calcext:value-type="float">
            <text:p>0,97659683</text:p>
          </table:table-cell>
        </table:table-row>
        <table:table-row table:style-name="ro4"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http://dbpedia.org/ontology/genre</text:p>
          </table:table-cell>
          <table:table-cell office:value-type="float" office:value="0.85714287" calcext:value-type="float">
            <text:p>0,85714287</text:p>
          </table:table-cell>
          <table:table-cell office:value-type="string" calcext:value-type="string">
            <text:p>http://dbpedia.org/ontology/translator</text:p>
          </table:table-cell>
          <table:table-cell office:value-type="float" office:value="0.97179353" calcext:value-type="float">
            <text:p>0,97179353</text:p>
          </table:table-cell>
        </table:table-row>
        <table:table-row table:style-name="ro4"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http://dbpedia.org/property/after</text:p>
          </table:table-cell>
          <table:table-cell office:value-type="float" office:value="0.8125" calcext:value-type="float">
            <text:p>0,8125</text:p>
          </table:table-cell>
          <table:table-cell office:value-type="string" calcext:value-type="string">
            <text:p>http://dbpedia.org/property/title</text:p>
          </table:table-cell>
          <table:table-cell office:value-type="float" office:value="0.9712826" calcext:value-type="float">
            <text:p>0,9712826</text:p>
          </table:table-cell>
        </table:table-row>
        <table:table-row table:style-name="ro4"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http://dbpedia.org/ontology/nonFictionSubject</text:p>
          </table:table-cell>
          <table:table-cell office:value-type="float" office:value="0.8014311" calcext:value-type="float">
            <text:p>0,8014311</text:p>
          </table:table-cell>
          <table:table-cell office:value-type="string" calcext:value-type="string">
            <text:p>http://dbpedia.org/property/illustrator</text:p>
          </table:table-cell>
          <table:table-cell office:value-type="float" office:value="0.9474706" calcext:value-type="float">
            <text:p>0,9474706</text:p>
          </table:table-cell>
        </table:table-row>
        <table:table-row table:style-name="ro4"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http://dbpedia.org/property/subject</text:p>
          </table:table-cell>
          <table:table-cell office:value-type="float" office:value="0.7987288" calcext:value-type="float">
            <text:p>0,7987288</text:p>
          </table:table-cell>
          <table:table-cell office:value-type="string" calcext:value-type="string">
            <text:p>http://dbpedia.org/property/subject</text:p>
          </table:table-cell>
          <table:table-cell office:value-type="float" office:value="0.94736844" calcext:value-type="float">
            <text:p>0,94736844</text:p>
          </table:table-cell>
        </table:table-row>
        <table:table-row table:style-name="ro4"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http://dbpedia.org/property/releaseDate</text:p>
          </table:table-cell>
          <table:table-cell office:value-type="float" office:value="0.7777778" calcext:value-type="float">
            <text:p>0,7777778</text:p>
          </table:table-cell>
          <table:table-cell office:value-type="string" calcext:value-type="string">
            <text:p>http://dbpedia.org/ontology/nonFictionSubject</text:p>
          </table:table-cell>
          <table:table-cell office:value-type="float" office:value="0.93898827" calcext:value-type="float">
            <text:p>0,93898827</text:p>
          </table:table-cell>
        </table:table-row>
        <table:table-row table:style-name="ro4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http://dbpedia.org/property/translator</text:p>
          </table:table-cell>
          <table:table-cell office:value-type="float" office:value="0.74025977" calcext:value-type="float">
            <text:p>0,74025977</text:p>
          </table:table-cell>
          <table:table-cell office:value-type="string" calcext:value-type="string">
            <text:p>http://dbpedia.org/ontology/illustrator</text:p>
          </table:table-cell>
          <table:table-cell office:value-type="float" office:value="0.93653554" calcext:value-type="float">
            <text:p>0,93653554</text:p>
          </table:table-cell>
        </table:table-row>
        <table:table-row table:style-name="ro4">
          <table:table-cell/>
          <table:table-cell office:value-type="float" office:value="171" calcext:value-type="float">
            <text:p>171</text:p>
          </table:table-cell>
          <table:table-cell office:value-type="string" calcext:value-type="string">
            <text:p>http://dbpedia.org/property/before</text:p>
          </table:table-cell>
          <table:table-cell office:value-type="float" office:value="0.73913044" calcext:value-type="float">
            <text:p>0,73913044</text:p>
          </table:table-cell>
          <table:table-cell office:value-type="string" calcext:value-type="string">
            <text:p>http://dbpedia.org/ontology/thumbnail</text:p>
          </table:table-cell>
          <table:table-cell office:value-type="float" office:value="0.9150741" calcext:value-type="float">
            <text:p>0,9150741</text:p>
          </table:table-cell>
        </table:table-row>
        <table:table-row table:style-name="ro4"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http://dbpedia.org/property/illustrator</text:p>
          </table:table-cell>
          <table:table-cell office:value-type="float" office:value="0.7388535" calcext:value-type="float">
            <text:p>0,7388535</text:p>
          </table:table-cell>
          <table:table-cell office:value-type="string" calcext:value-type="string">
            <text:p>http://xmlns.com/foaf/0,1/depiction</text:p>
          </table:table-cell>
          <table:table-cell office:value-type="float" office:value="0.9150741" calcext:value-type="float">
            <text:p>0,9150741</text:p>
          </table:table-cell>
        </table:table-row>
        <table:table-row table:style-name="ro4"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http://dbpedia.org/ontology/translator</text:p>
          </table:table-cell>
          <table:table-cell office:value-type="float" office:value="0.7352941" calcext:value-type="float">
            <text:p>0,7352941</text:p>
          </table:table-cell>
          <table:table-cell office:value-type="string" calcext:value-type="string">
            <text:p>http://xmlns.com/foaf/0,1/homepage</text:p>
          </table:table-cell>
          <table:table-cell office:value-type="float" office:value="0.9052632" calcext:value-type="float">
            <text:p>0,9052632</text:p>
          </table:table-cell>
        </table:table-row>
        <table:table-row table:style-name="ro4"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http://dbpedia.org/ontology/illustrator</text:p>
          </table:table-cell>
          <table:table-cell office:value-type="float" office:value="0.71780825" calcext:value-type="float">
            <text:p>0,71780825</text:p>
          </table:table-cell>
          <table:table-cell office:value-type="string" calcext:value-type="string">
            <text:p>http://rdvocab.info/RDARelationshipsWEMI/manifestationOfWork</text:p>
          </table:table-cell>
          <table:table-cell office:value-type="float" office:value="0.8899336" calcext:value-type="float">
            <text:p>0,8899336</text:p>
          </table:table-cell>
        </table:table-row>
        <table:table-row table:style-name="ro4"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http://dbpedia.org/ontology/coverArtist</text:p>
          </table:table-cell>
          <table:table-cell office:value-type="float" office:value="0.6841187" calcext:value-type="float">
            <text:p>0,6841187</text:p>
          </table:table-cell>
          <table:table-cell office:value-type="string" calcext:value-type="string">
            <text:p>http://www.w3.org/2000/01/rdf-schema#seeAlso</text:p>
          </table:table-cell>
          <table:table-cell office:value-type="float" office:value="0.8824732" calcext:value-type="float">
            <text:p>0,8824732</text:p>
          </table:table-cell>
        </table:table-row>
        <table:table-row table:style-name="ro4"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http://dbpedia.org/property/coverArtist</text:p>
          </table:table-cell>
          <table:table-cell office:value-type="float" office:value="0.6751968" calcext:value-type="float">
            <text:p>0,6751968</text:p>
          </table:table-cell>
          <table:table-cell office:value-type="string" calcext:value-type="string">
            <text:p>http://dbpedia.org/property/coverArtist</text:p>
          </table:table-cell>
          <table:table-cell office:value-type="float" office:value="0.87562597" calcext:value-type="float">
            <text:p>0,87562597</text:p>
          </table:table-cell>
        </table:table-row>
        <table:table-row table:style-name="ro4"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http://dbpedia.org/property/publicationType</text:p>
          </table:table-cell>
          <table:table-cell office:value-type="float" office:value="0.6666667" calcext:value-type="float">
            <text:p>0,6666667</text:p>
          </table:table-cell>
          <table:table-cell office:value-type="string" calcext:value-type="string">
            <text:p>http://dbpedia.org/ontology/coverArtist</text:p>
          </table:table-cell>
          <table:table-cell office:value-type="float" office:value="0.86469084" calcext:value-type="float">
            <text:p>0,86469084</text:p>
          </table:table-cell>
        </table:table-row>
        <table:table-row table:style-name="ro4"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http://dbpedia.org/property/primary</text:p>
          </table:table-cell>
          <table:table-cell office:value-type="float" office:value="0.6666667" calcext:value-type="float">
            <text:p>0,6666667</text:p>
          </table:table-cell>
          <table:table-cell office:value-type="string" calcext:value-type="string">
            <text:p>http://dbpedia.org/property/series</text:p>
          </table:table-cell>
          <table:table-cell office:value-type="float" office:value="0.7959121" calcext:value-type="float">
            <text:p>0,7959121</text:p>
          </table:table-cell>
        </table:table-row>
        <table:table-row table:style-name="ro4">
          <table:table-cell/>
          <table:table-cell office:value-type="float" office:value="179" calcext:value-type="float">
            <text:p>179</text:p>
          </table:table-cell>
          <table:table-cell office:value-type="string" calcext:value-type="string">
            <text:p>http://dbpedia.org/property/episodeList</text:p>
          </table:table-cell>
          <table:table-cell office:value-type="float" office:value="0.6666667" calcext:value-type="float">
            <text:p>0,6666667</text:p>
          </table:table-cell>
          <table:table-cell office:value-type="string" calcext:value-type="string">
            <text:p>http://dbpedia.org/ontology/series</text:p>
          </table:table-cell>
          <table:table-cell office:value-type="float" office:value="0.7509453" calcext:value-type="float">
            <text:p>0,7509453</text:p>
          </table:table-cell>
        </table:table-row>
        <table:table-row table:style-name="ro4"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http://dbpedia.org/ontology/author</text:p>
          </table:table-cell>
          <table:table-cell office:value-type="float" office:value="0.6471227" calcext:value-type="float">
            <text:p>0,6471227</text:p>
          </table:table-cell>
          <table:table-cell office:value-type="string" calcext:value-type="string">
            <text:p>http://dbpedia.org/ontology/previousWork</text:p>
          </table:table-cell>
          <table:table-cell office:value-type="float" office:value="0.68952477" calcext:value-type="float">
            <text:p>0,68952477</text:p>
          </table:table-cell>
        </table:table-row>
        <table:table-row table:style-name="ro4">
          <table:table-cell/>
          <table:table-cell office:value-type="float" office:value="181" calcext:value-type="float">
            <text:p>181</text:p>
          </table:table-cell>
          <table:table-cell office:value-type="string" calcext:value-type="string">
            <text:p>http://dbpedia.org/property/author</text:p>
          </table:table-cell>
          <table:table-cell office:value-type="float" office:value="0.63284886" calcext:value-type="float">
            <text:p>0,63284886</text:p>
          </table:table-cell>
          <table:table-cell office:value-type="string" calcext:value-type="string">
            <text:p>http://dbpedia.org/property/precededBy</text:p>
          </table:table-cell>
          <table:table-cell office:value-type="float" office:value="0.67634135" calcext:value-type="float">
            <text:p>0,67634135</text:p>
          </table:table-cell>
        </table:table-row>
        <table:table-row table:style-name="ro4">
          <table:table-cell/>
          <table:table-cell office:value-type="float" office:value="182" calcext:value-type="float">
            <text:p>182</text:p>
          </table:table-cell>
          <table:table-cell office:value-type="string" calcext:value-type="string">
            <text:p>http://dbpedia.org/ontology/mediaType</text:p>
          </table:table-cell>
          <table:table-cell office:value-type="float" office:value="0.59574467" calcext:value-type="float">
            <text:p>0,59574467</text:p>
          </table:table-cell>
          <table:table-cell office:value-type="string" calcext:value-type="string">
            <text:p>http://dbpedia.org/ontology/country</text:p>
          </table:table-cell>
          <table:table-cell office:value-type="float" office:value="0.62820643" calcext:value-type="float">
            <text:p>0,62820643</text:p>
          </table:table-cell>
        </table:table-row>
        <table:table-row table:style-name="ro4">
          <table:table-cell/>
          <table:table-cell office:value-type="float" office:value="183" calcext:value-type="float">
            <text:p>183</text:p>
          </table:table-cell>
          <table:table-cell office:value-type="string" calcext:value-type="string">
            <text:p>http://dbpedia.org/ontology/publisher</text:p>
          </table:table-cell>
          <table:table-cell office:value-type="float" office:value="0.57859534" calcext:value-type="float">
            <text:p>0,57859534</text:p>
          </table:table-cell>
          <table:table-cell office:value-type="string" calcext:value-type="string">
            <text:p>http://dbpedia.org/ontology/language</text:p>
          </table:table-cell>
          <table:table-cell office:value-type="float" office:value="0.6256515" calcext:value-type="float">
            <text:p>0,6256515</text:p>
          </table:table-cell>
        </table:table-row>
        <table:table-row table:style-name="ro4">
          <table:table-cell/>
          <table:table-cell office:value-type="float" office:value="184" calcext:value-type="float">
            <text:p>184</text:p>
          </table:table-cell>
          <table:table-cell office:value-type="string" calcext:value-type="string">
            <text:p>http://dbpedia.org/property/publisher</text:p>
          </table:table-cell>
          <table:table-cell office:value-type="float" office:value="0.5742459" calcext:value-type="float">
            <text:p>0,5742459</text:p>
          </table:table-cell>
          <table:table-cell office:value-type="string" calcext:value-type="string">
            <text:p>http://dbpedia.org/ontology/subsequentWork</text:p>
          </table:table-cell>
          <table:table-cell office:value-type="float" office:value="0.6247317" calcext:value-type="float">
            <text:p>0,6247317</text:p>
          </table:table-cell>
        </table:table-row>
        <table:table-row table:style-name="ro4">
          <table:table-cell/>
          <table:table-cell office:value-type="float" office:value="185" calcext:value-type="float">
            <text:p>185</text:p>
          </table:table-cell>
          <table:table-cell office:value-type="string" calcext:value-type="string">
            <text:p>http://dbpedia.org/property/wordnet_type</text:p>
          </table:table-cell>
          <table:table-cell office:value-type="float" office:value="0.54545456" calcext:value-type="float">
            <text:p>0,54545456</text:p>
          </table:table-cell>
          <table:table-cell office:value-type="string" calcext:value-type="string">
            <text:p>http://dbpedia.org/property/followedBy</text:p>
          </table:table-cell>
          <table:table-cell office:value-type="float" office:value="0.61297905" calcext:value-type="float">
            <text:p>0,61297905</text:p>
          </table:table-cell>
        </table:table-row>
        <table:table-row table:style-name="ro4">
          <table:table-cell/>
          <table:table-cell office:value-type="float" office:value="186" calcext:value-type="float">
            <text:p>186</text:p>
          </table:table-cell>
          <table:table-cell office:value-type="string" calcext:value-type="string">
            <text:p>http://dbpedia.org/ontology/language</text:p>
          </table:table-cell>
          <table:table-cell office:value-type="float" office:value="0.5205479" calcext:value-type="float">
            <text:p>0,5205479</text:p>
          </table:table-cell>
          <table:table-cell office:value-type="string" calcext:value-type="string">
            <text:p>http://dbpedia.org/property/country</text:p>
          </table:table-cell>
          <table:table-cell office:value-type="float" office:value="0.6079714" calcext:value-type="float">
            <text:p>0,6079714</text:p>
          </table:table-cell>
        </table:table-row>
        <table:table-row table:style-name="ro4">
          <table:table-cell/>
          <table:table-cell office:value-type="float" office:value="187" calcext:value-type="float">
            <text:p>187</text:p>
          </table:table-cell>
          <table:table-cell office:value-type="string" calcext:value-type="string">
            <text:p>http://purl.org/dc/terms/subject</text:p>
          </table:table-cell>
          <table:table-cell office:value-type="float" office:value="0.5065492" calcext:value-type="float">
            <text:p>0,5065492</text:p>
          </table:table-cell>
          <table:table-cell office:value-type="string" calcext:value-type="string">
            <text:p>http://dbpedia.org/property/language</text:p>
          </table:table-cell>
          <table:table-cell office:value-type="float" office:value="0.59468573" calcext:value-type="float">
            <text:p>0,59468573</text:p>
          </table:table-cell>
        </table:table-row>
        <table:table-row table:style-name="ro4">
          <table:table-cell/>
          <table:table-cell office:value-type="float" office:value="188" calcext:value-type="float">
            <text:p>188</text:p>
          </table:table-cell>
          <table:table-cell office:value-type="string" calcext:value-type="string">
            <text:p>http://dbpedia.org/property/place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ttp://dbpedia.org/ontology/wikiPageExternalLink</text:p>
          </table:table-cell>
          <table:table-cell office:value-type="float" office:value="0.46918753" calcext:value-type="float">
            <text:p>0,46918753</text:p>
          </table:table-cell>
        </table:table-row>
        <table:table-row table:style-name="ro4"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http://dbpedia.org/ontology/literaryGenre</text:p>
          </table:table-cell>
          <table:table-cell office:value-type="float" office:value="0.48945147" calcext:value-type="float">
            <text:p>0,48945147</text:p>
          </table:table-cell>
          <table:table-cell office:value-type="string" calcext:value-type="string">
            <text:p>http://dbpedia.org/ontology/mediaType</text:p>
          </table:table-cell>
          <table:table-cell office:value-type="float" office:value="0.437302" calcext:value-type="float">
            <text:p>0,437302</text:p>
          </table:table-cell>
        </table:table-row>
        <table:table-row table:style-name="ro4"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http://dbpedia.org/property/genre</text:p>
          </table:table-cell>
          <table:table-cell office:value-type="float" office:value="0.48602152" calcext:value-type="float">
            <text:p>0,48602152</text:p>
          </table:table-cell>
          <table:table-cell office:value-type="string" calcext:value-type="string">
            <text:p>http://dbpedia.org/ontology/literaryGenre</text:p>
          </table:table-cell>
          <table:table-cell office:value-type="float" office:value="0.32151252" calcext:value-type="float">
            <text:p>0,32151252</text:p>
          </table:table-cell>
        </table:table-row>
        <table:table-row table:style-name="ro4">
          <table:table-cell/>
          <table:table-cell office:value-type="float" office:value="191" calcext:value-type="float">
            <text:p>191</text:p>
          </table:table-cell>
          <table:table-cell office:value-type="string" calcext:value-type="string">
            <text:p>http://dbpedia.org/property/title</text:p>
          </table:table-cell>
          <table:table-cell office:value-type="float" office:value="0.48387095" calcext:value-type="float">
            <text:p>0,48387095</text:p>
          </table:table-cell>
          <table:table-cell office:value-type="string" calcext:value-type="string">
            <text:p>http://dbpedia.org/property/genre</text:p>
          </table:table-cell>
          <table:table-cell office:value-type="float" office:value="0.31282574" calcext:value-type="float">
            <text:p>0,31282574</text:p>
          </table:table-cell>
        </table:table-row>
        <table:table-row table:style-name="ro4">
          <table:table-cell/>
          <table:table-cell office:value-type="float" office:value="192" calcext:value-type="float">
            <text:p>192</text:p>
          </table:table-cell>
          <table:table-cell office:value-type="string" calcext:value-type="string">
            <text:p>http://dbpedia.org/property/language</text:p>
          </table:table-cell>
          <table:table-cell office:value-type="float" office:value="0.4716981" calcext:value-type="float">
            <text:p>0,4716981</text:p>
          </table:table-cell>
          <table:table-cell office:value-type="string" calcext:value-type="string">
            <text:p>http://dbpedia.org/property/publisher</text:p>
          </table:table-cell>
          <table:table-cell office:value-type="float" office:value="0.25896782" calcext:value-type="float">
            <text:p>0,25896782</text:p>
          </table:table-cell>
        </table:table-row>
        <table:table-row table:style-name="ro4"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.45795876" calcext:value-type="float">
            <text:p>0,45795876</text:p>
          </table:table-cell>
          <table:table-cell office:value-type="string" calcext:value-type="string">
            <text:p>http://dbpedia.org/ontology/publisher</text:p>
          </table:table-cell>
          <table:table-cell office:value-type="float" office:value="0.2549821" calcext:value-type="float">
            <text:p>0,2549821</text:p>
          </table:table-cell>
        </table:table-row>
        <table:table-row table:style-name="ro4">
          <table:table-cell/>
          <table:table-cell office:value-type="float" office:value="194" calcext:value-type="float">
            <text:p>194</text:p>
          </table:table-cell>
          <table:table-cell office:value-type="string" calcext:value-type="string">
            <text:p>http://dbpedia.org/property/mediaType</text:p>
          </table:table-cell>
          <table:table-cell office:value-type="float" office:value="0.42857143" calcext:value-type="float">
            <text:p>0,42857143</text:p>
          </table:table-cell>
          <table:table-cell office:value-type="string" calcext:value-type="string">
            <text:p>http://dbpedia.org/property/author</text:p>
          </table:table-cell>
          <table:table-cell office:value-type="float" office:value="0.104138985" calcext:value-type="float">
            <text:p>0,104138985</text:p>
          </table:table-cell>
        </table:table-row>
        <table:table-row table:style-name="ro4">
          <table:table-cell/>
          <table:table-cell office:value-type="float" office:value="195" calcext:value-type="float">
            <text:p>195</text:p>
          </table:table-cell>
          <table:table-cell office:value-type="string" calcext:value-type="string">
            <text:p>http://dbpedia.org/ontology/series</text:p>
          </table:table-cell>
          <table:table-cell office:value-type="float" office:value="0.40379405" calcext:value-type="float">
            <text:p>0,40379405</text:p>
          </table:table-cell>
          <table:table-cell office:value-type="string" calcext:value-type="string">
            <text:p>http://dbpedia.org/ontology/author</text:p>
          </table:table-cell>
          <table:table-cell office:value-type="float" office:value="0.08696985" calcext:value-type="float">
            <text:p>0,08696985</text:p>
          </table:table-cell>
        </table:table-row>
        <table:table-row table:style-name="ro4">
          <table:table-cell/>
          <table:table-cell office:value-type="float" office:value="196" calcext:value-type="float">
            <text:p>196</text:p>
          </table:table-cell>
          <table:table-cell office:value-type="string" calcext:value-type="string">
            <text:p>http://dbpedia.org/ontology/country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http://dbpedia.org/property/hasPhotoCollection</text:p>
          </table:table-cell>
          <table:table-cell office:value-type="float" office:value="0.03883495" calcext:value-type="float">
            <text:p>0,03883495</text:p>
          </table:table-cell>
        </table:table-row>
        <table:table-row table:style-name="ro4">
          <table:table-cell/>
          <table:table-cell office:value-type="float" office:value="197" calcext:value-type="float">
            <text:p>197</text:p>
          </table:table-cell>
          <table:table-cell office:value-type="string" calcext:value-type="string">
            <text:p>http://dbpedia.org/property/series</text:p>
          </table:table-cell>
          <table:table-cell office:value-type="float" office:value="0.39144737" calcext:value-type="float">
            <text:p>0,39144737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.013081247" calcext:value-type="float">
            <text:p>0,013081247</text:p>
          </table:table-cell>
        </table:table-row>
        <table:table-row table:style-name="ro4">
          <table:table-cell/>
          <table:table-cell office:value-type="float" office:value="198" calcext:value-type="float">
            <text:p>198</text:p>
          </table:table-cell>
          <table:table-cell office:value-type="string" calcext:value-type="string">
            <text:p>http://dbpedia.org/property/classification</text:p>
          </table:table-cell>
          <table:table-cell office:value-type="float" office:value="0.33333334" calcext:value-type="float">
            <text:p>0,33333334</text:p>
          </table:table-cell>
          <table:table-cell office:value-type="string" calcext:value-type="string">
            <text:p>http://purl.org/dc/terms/subject</text:p>
          </table:table-cell>
          <table:table-cell office:value-type="float" office:value="0.012570261" calcext:value-type="float">
            <text:p>0,012570261</text:p>
          </table:table-cell>
        </table:table-row>
        <table:table-row table:style-name="ro4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http://dbpedia.org/property/country</text:p>
          </table:table-cell>
          <table:table-cell office:value-type="float" office:value="0.32967034" calcext:value-type="float">
            <text:p>0,32967034</text:p>
          </table:table-cell>
          <table:table-cell office:value-type="string" calcext:value-type="string">
            <text:p>http://www.w3.org/ns/prov#wasDerivedFrom</text:p>
          </table:table-cell>
          <table:table-cell office:value-type="float" office:value="0.0014307614" calcext:value-type="float">
            <text:p>0,0014307614</text:p>
          </table:table-cell>
        </table:table-row>
        <table:table-row table:style-name="ro4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http://dbpedia.org/property/major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http://xmlns.com/foaf/0,1/isPrimaryTopicOf</text:p>
          </table:table-cell>
          <table:table-cell office:value-type="float" office:value="0.0014307614" calcext:value-type="float">
            <text:p>0,0014307614</text:p>
          </table:table-cell>
        </table:table-row>
      </table:table>
      <table:table table:name="FeatureSelected" table:style-name="ta1">
        <table:table-column table:style-name="co1" table:default-cell-style-name="Default"/>
        <table:table-column table:style-name="co8" table:default-cell-style-name="ce15"/>
        <table:table-column table:style-name="co9" table:default-cell-style-name="ce18"/>
        <table:table-column table:style-name="co8" table:default-cell-style-name="ce15"/>
        <table:table-column table:style-name="co9" table:default-cell-style-name="ce21"/>
        <table:table-column table:style-name="co8" table:default-cell-style-name="ce15"/>
        <table:table-column table:style-name="co10" table:default-cell-style-name="ce21"/>
        <table:table-row table:style-name="ro3" table:number-rows-repeated="3">
          <table:table-cell/>
          <table:table-cell table:style-name="Default" table:number-columns-repeated="6"/>
        </table:table-row>
        <table:table-row table:style-name="ro1">
          <table:table-cell/>
          <table:table-cell table:style-name="ce16"/>
          <table:table-cell table:style-name="ce17" office:value-type="string" calcext:value-type="string">
            <text:p>MOVIELENS</text:p>
          </table:table-cell>
          <table:table-cell table:style-name="ce19"/>
          <table:table-cell table:style-name="ce17" office:value-type="string" calcext:value-type="string">
            <text:p>LIBRARYTHING</text:p>
          </table:table-cell>
          <table:table-cell table:style-name="ce16"/>
          <table:table-cell table:style-name="ce17" office:value-type="string" calcext:value-type="string">
            <text:p>LASTFM</text:p>
          </table:table-cell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ontology/dir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bpedia.org/ontology/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purl.org/dc/terms/subject</text:p>
          </table:table-cell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ttp://dbpedia.org/property/direc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dbpedia.org/ontology/mediaTy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dbpedia.org/ontology/recordLabel</text:p>
          </table:table-cell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ttp://dbpedia.org/ontology/wri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://dbpedia.org/ontology/illustra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://dbpedia.org/ontology/hometown</text:p>
          </table:table-cell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http://dbpedia.org/ontology/starr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://dbpedia.org/property/gen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://dbpedia.org/ontology/genre</text:p>
          </table:table-cell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http://dbpedia.org/property/star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://dbpedia.org/property/coverArti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://dbpedia.org/property/genre</text:p>
          </table:table-cell>
        </table:table-row>
        <table:table-row table:style-name="ro4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ttp://dbpedia.org/ontology/produc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://dbpedia.org/ontology/languag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://dbpedia.org/property/label</text:p>
          </table:table-cell>
        </table:table-row>
        <table:table-row table:style-name="ro4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http://dbpedia.org/ontology/musicCompos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://dbpedia.org/property/seri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://dbpedia.org/ontology/associatedBand</text:p>
          </table:table-cell>
        </table:table-row>
        <table:table-row table:style-name="ro4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http://dbpedia.org/property/produc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://dbpedia.org/ontology/auth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://dbpedia.org/ontology/associatedMusicalArtist</text:p>
          </table:table-cell>
        </table:table-row>
        <table:table-row table:style-name="ro4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http://dbpedia.org/property/mus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://dbpedia.org/property/languag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://dbpedia.org/property/origin</text:p>
          </table:table-cell>
        </table:table-row>
        <table:table-row table:style-name="ro4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ttp://purl.org/dc/terms/subjec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://dbpedia.org/ontology/literaryGen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://dbpedia.org/property/associatedActs</text:p>
          </table:table-cell>
        </table:table-row>
        <table:table-row table:style-name="ro4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http://dbpedia.org/ontology/cinematograph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ttp://dbpedia.org/property/subjec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ttp://dbpedia.org/ontology/bandMember</text:p>
          </table:table-cell>
        </table:table-row>
        <table:table-row table:style-name="ro4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http://dbpedia.org/property/cinematograph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ttp://dbpedia.org/ontology/coverArtis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ttp://dbpedia.org/ontology/formerBandMember</text:p>
          </table:table-cell>
        </table:table-row>
        <table:table-row table:style-name="ro4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http://dbpedia.org/ontology/editin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ttp://xmlns.com/foaf/0.1/homepag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ttp://dbpedia.org/property/currentMembers</text:p>
          </table:table-cell>
        </table:table-row>
        <table:table-row table:style-name="ro4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http://dbpedia.org/property/editin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ttp://dbpedia.org/property/publish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ttp://dbpedia.org/ontology/birthPlace</text:p>
          </table:table-cell>
        </table:table-row>
        <table:table-row table:style-name="ro4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http://dbpedia.org/property/studi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ttp://dbpedia.org/property/illustrato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ttp://dbpedia.org/property/pastMembers</text:p>
          </table:table-cell>
        </table:table-row>
        <table:table-row table:style-name="ro4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http://dbpedia.org/ontology/distributo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ttp://www.w3.org/1999/02/22-rdf-syntax-ns#type</text:p>
          </table:table-cell>
        </table:table-row>
        <table:table-row table:style-name="ro4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http://dbpedia.org/property/distributo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ttp://dbpedia.org/property/countr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ttp://dbpedia.org/ontology/occupation</text:p>
          </table:table-cell>
        </table:table-row>
        <table:table-row table:style-name="ro4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http://dbpedia.org/property/writ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ttp://purl.org/dc/terms/subjec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ttp://dbpedia.org/property/birthPlace</text:p>
          </table:table-cell>
        </table:table-row>
        <table:table-row table:style-name="ro4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http://dbpedia.org/property/screenpla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ttp://dbpedia.org/ontology/seri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ttp://dbpedia.org/ontology/instrument</text:p>
          </table:table-cell>
        </table:table-row>
        <table:table-row table:style-name="ro4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://dbpedia.org/ontology/nonFictionSubjec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://dbpedia.org/property/occupation</text:p>
          </table:table-cell>
        </table:table-row>
        <table:table-row table:style-name="ro4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http://dbpedia.org/property/labe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ttp://dbpedia.org/property/autho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ttp://dbpedia.org/property/placeOfBirth</text:p>
          </table:table-cell>
        </table:table-row>
        <table:table-row table:style-name="ro4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http://dbpedia.org/ontology/countr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ttp://dbpedia.org/ontology/publis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ttp://dbpedia.org/property/wordnet_type</text:p>
          </table:table-cell>
        </table:table-row>
        <table:table-row table:style-name="ro4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http://dbpedia.org/property/story</text:p>
          </table:table-cell>
          <table:table-cell table:style-name="ce20"/>
          <table:table-cell table:style-name="Default"/>
          <table:table-cell office:value-type="float" office:value="23" calcext:value-type="float">
            <text:p>23</text:p>
          </table:table-cell>
          <table:table-cell office:value-type="string" calcext:value-type="string">
            <text:p>http://dbpedia.org/property/instrument</text:p>
          </table:table-cell>
        </table:table-row>
        <table:table-row table:style-name="ro4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ttp://dbpedia.org/property/artist</text:p>
          </table:table-cell>
          <table:table-cell table:style-name="ce20"/>
          <table:table-cell table:style-name="Default"/>
          <table:table-cell office:value-type="float" office:value="24" calcext:value-type="float">
            <text:p>24</text:p>
          </table:table-cell>
          <table:table-cell office:value-type="string" calcext:value-type="string">
            <text:p>http://dbpedia.org/property/notableInstruments</text:p>
          </table:table-cell>
        </table:table-row>
        <table:table-row table:style-name="ro4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http://dbpedia.org/ontology/language</text:p>
          </table:table-cell>
          <table:table-cell table:style-name="ce20"/>
          <table:table-cell table:style-name="Default"/>
          <table:table-cell office:value-type="float" office:value="25" calcext:value-type="float">
            <text:p>25</text:p>
          </table:table-cell>
          <table:table-cell office:value-type="string" calcext:value-type="string">
            <text:p>http://dbpedia.org/ontology/deathPlace</text:p>
          </table:table-cell>
        </table:table-row>
        <table:table-row table:style-name="ro4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http://dbpedia.org/property/genre</text:p>
          </table:table-cell>
          <table:table-cell table:style-name="ce20"/>
          <table:table-cell table:style-name="Default" table:number-columns-repeated="3"/>
        </table:table-row>
        <table:table-row table:style-name="ro4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http://dbpedia.org/property/language</text:p>
          </table:table-cell>
          <table:table-cell table:style-name="ce20"/>
          <table:table-cell table:style-name="Default" table:number-columns-repeated="3"/>
        </table:table-row>
        <table:table-row table:style-name="ro4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http://dbpedia.org/ontology/narrator</text:p>
          </table:table-cell>
          <table:table-cell table:style-name="ce20"/>
          <table:table-cell table:style-name="Default" table:number-columns-repeated="3"/>
        </table:table-row>
        <table:table-row table:style-name="ro4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http://dbpedia.org/property/wordnet_type</text:p>
          </table:table-cell>
          <table:table-cell table:style-name="ce20"/>
          <table:table-cell table:style-name="Default" table:number-columns-repeated="3"/>
        </table:table-row>
        <table:table-row table:style-name="ro4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http://dbpedia.org/property/narrator</text:p>
          </table:table-cell>
          <table:table-cell table:style-name="ce20"/>
          <table:table-cell table:style-name="Default" table:number-columns-repeated="3"/>
        </table:table-row>
        <table:table-row table:style-name="ro4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http://dbpedia.org/property/country</text:p>
          </table:table-cell>
          <table:table-cell table:style-name="ce20"/>
          <table:table-cell table:style-name="Default" table:number-columns-repeated="3"/>
        </table:table-row>
        <table:table-row table:style-name="ro4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http://dbpedia.org/property/rev</text:p>
          </table:table-cell>
          <table:table-cell table:style-name="ce20"/>
          <table:table-cell table:style-name="Default" table:number-columns-repeated="3"/>
        </table:table-row>
        <table:table-row table:style-name="ro4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http://dbpedia.org/ontology/basedOn</text:p>
          </table:table-cell>
          <table:table-cell table:style-name="ce20"/>
          <table:table-cell table:style-name="Default" table:number-columns-repeated="3"/>
        </table:table-row>
        <table:table-row table:style-name="ro4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http://dbpedia.org/property/title</text:p>
          </table:table-cell>
          <table:table-cell table:style-name="ce20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5">00/00/0000</text:date>, <text:time style:data-style-name="N2" text:time-value="15:47:05.968422179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15T15:56:48.699600662</dc:date>
    <meta:generator>LibreOffice/4.2.8.2$Linux_X86_64 LibreOffice_project/420m0$Build-2</meta:generator>
    <meta:editing-duration>PT1H43M48S</meta:editing-duration>
    <meta:editing-cycles>28</meta:editing-cycles>
    <meta:document-statistic meta:table-count="4" meta:cell-count="3259" meta:object-count="0"/>
  </office:meta>
</office:document-meta>
</file>